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95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9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</style:style>
    <style:style style:name="ce2" style:family="table-cell" style:parent-style-name="Default">
      <style:table-cell-properties fo:background-color="#ffe5ca"/>
    </style:style>
    <style:style style:name="ce3" style:family="table-cell" style:parent-style-name="Default">
      <style:table-cell-properties fo:border-bottom="none" fo:background-color="#dddddd" fo:border-left="none" fo:border-right="1.25pt solid #000000" fo:border-top="none"/>
    </style:style>
    <style:style style:name="ce4" style:family="table-cell" style:parent-style-name="Default">
      <style:table-cell-properties fo:border-bottom="none" fo:background-color="#ffe5ca" fo:border-left="none" fo:border-right="1.25pt solid #000000" fo:border-top="none"/>
    </style:style>
    <style:style style:name="ce5" style:family="table-cell" style:parent-style-name="Default">
      <style:table-cell-properties fo:background-color="#e0efd4"/>
    </style:style>
    <style:style style:name="ce6" style:family="table-cell" style:parent-style-name="Default">
      <style:table-cell-properties fo:background-color="#7da7d8"/>
    </style:style>
    <style:style style:name="ce7" style:family="table-cell" style:parent-style-name="Default">
      <style:table-cell-properties fo:background-color="#add58a"/>
    </style:style>
    <style:style style:name="ce8" style:family="table-cell" style:parent-style-name="Default">
      <style:table-cell-properties fo:background-color="#fff200"/>
    </style:style>
    <style:style style:name="ce9" style:family="table-cell" style:parent-style-name="Default">
      <style:table-cell-properties fo:background-color="#f58220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2"/>
        <table:table-column table:style-name="co2" table:number-columns-repeated="8" table:default-cell-style-name="ce2"/>
        <table:table-column table:style-name="co2" table:default-cell-style-name="ce4"/>
        <table:table-column table:style-name="co2" table:number-columns-repeated="9" table:default-cell-style-name="ce5"/>
        <table:table-column table:style-name="co2" table:default-cell-style-name="ce7"/>
        <table:table-column table:style-name="co2" table:default-cell-style-name="ce8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10049,jpeg</text:p>
          </table:table-cell>
          <table:table-cell table:style-name="ce1" office:value-type="float" office:value="71.4054" calcext:value-type="float">
            <text:p>71,4054</text:p>
          </table:table-cell>
          <table:table-cell table:style-name="ce1" office:value-type="float" office:value="84.7253" calcext:value-type="float">
            <text:p>84,7253</text:p>
          </table:table-cell>
          <table:table-cell table:style-name="ce1" office:value-type="float" office:value="71.1514" calcext:value-type="float">
            <text:p>71,1514</text:p>
          </table:table-cell>
          <table:table-cell table:style-name="ce1" office:value-type="float" office:value="2796.6404" calcext:value-type="float">
            <text:p>2796,6404</text:p>
          </table:table-cell>
          <table:table-cell table:style-name="ce1" office:value-type="float" office:value="2349.8794" calcext:value-type="float">
            <text:p>2349,8794</text:p>
          </table:table-cell>
          <table:table-cell table:style-name="ce1" office:value-type="float" office:value="1935.4747" calcext:value-type="float">
            <text:p>1935,4747</text:p>
          </table:table-cell>
          <table:table-cell table:style-name="ce1" office:value-type="float" office:value="2506.5195" calcext:value-type="float">
            <text:p>2506,5195</text:p>
          </table:table-cell>
          <table:table-cell table:style-name="ce1" office:value-type="float" office:value="1927.8812" calcext:value-type="float">
            <text:p>1927,8812</text:p>
          </table:table-cell>
          <table:table-cell table:style-name="ce3" office:value-type="float" office:value="1917.59" calcext:value-type="float">
            <text:p>1917,59</text:p>
          </table:table-cell>
          <table:table-cell table:style-name="Default" office:value-type="string" calcext:value-type="string">
            <text:p>Zapytanie:</text:p>
          </table:table-cell>
          <table:table-cell table:style-name="Default" office:value-type="string" calcext:value-type="string">
            <text:p>findimage 10049.jpeg ColorRGBCov</text:p>
          </table:table-cell>
          <table:table-cell table:style-name="Default" table:number-columns-repeated="6"/>
          <table:table-cell table:style-name="Default" office:value-type="string" calcext:value-type="string">
            <text:p>MAX:</text:p>
          </table:table-cell>
          <table:table-cell table:style-name="ce6" table:formula="of:=MAX([.T3:.T102])" office:value-type="float" office:value="22.957204087409" calcext:value-type="float">
            <text:p>22,957204087409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ODCHYLENIA</text:p>
          </table:table-cell>
          <table:table-cell table:style-name="ce1" office:value-type="float" office:value="0.02979795" calcext:value-type="float">
            <text:p>0,02979795</text:p>
          </table:table-cell>
          <table:table-cell table:style-name="ce1" office:value-type="float" office:value="0.03155764" calcext:value-type="float">
            <text:p>0,03155764</text:p>
          </table:table-cell>
          <table:table-cell table:style-name="ce1" office:value-type="float" office:value="0.02543432" calcext:value-type="float">
            <text:p>0,02543432</text:p>
          </table:table-cell>
          <table:table-cell table:style-name="ce1" office:value-type="float" office:value="0.00069577" calcext:value-type="float">
            <text:p>0,00069577</text:p>
          </table:table-cell>
          <table:table-cell table:style-name="ce1" office:value-type="float" office:value="0.00065981" calcext:value-type="float">
            <text:p>0,00065981</text:p>
          </table:table-cell>
          <table:table-cell table:style-name="ce1" office:value-type="float" office:value="0.00054033" calcext:value-type="float">
            <text:p>0,00054033</text:p>
          </table:table-cell>
          <table:table-cell table:style-name="ce1" office:value-type="float" office:value="0.00073168" calcext:value-type="float">
            <text:p>0,00073168</text:p>
          </table:table-cell>
          <table:table-cell table:style-name="ce1" office:value-type="float" office:value="0.00060923" calcext:value-type="float">
            <text:p>0,00060923</text:p>
          </table:table-cell>
          <table:table-cell table:style-name="ce3" office:value-type="float" office:value="0.00070409" calcext:value-type="float">
            <text:p>0,00070409</text:p>
          </table:table-cell>
          <table:table-cell table:style-name="Default" table:number-columns-repeated="9"/>
          <table:table-cell table:style-name="Default" office:value-type="string" calcext:value-type="string">
            <text:p>SUMA:</text:p>
          </table:table-cell>
          <table:table-cell table:style-name="Default"/>
          <table:table-cell office:value-type="string" calcext:value-type="string">
            <text:p>Dane z programu:</text:p>
          </table:table-cell>
          <table:table-cell/>
        </table:table-row>
        <table:table-row table:style-name="ro1">
          <table:table-cell office:value-type="string" calcext:value-type="string">
            <text:p>10049,jpeg</text:p>
          </table:table-cell>
          <table:table-cell office:value-type="float" office:value="71.4054" calcext:value-type="float">
            <text:p>71,4054</text:p>
          </table:table-cell>
          <table:table-cell office:value-type="float" office:value="84.7253" calcext:value-type="float">
            <text:p>84,7253</text:p>
          </table:table-cell>
          <table:table-cell office:value-type="float" office:value="71.1514" calcext:value-type="float">
            <text:p>71,1514</text:p>
          </table:table-cell>
          <table:table-cell office:value-type="float" office:value="2796.6404" calcext:value-type="float">
            <text:p>2796,6404</text:p>
          </table:table-cell>
          <table:table-cell office:value-type="float" office:value="2349.8794" calcext:value-type="float">
            <text:p>2349,8794</text:p>
          </table:table-cell>
          <table:table-cell office:value-type="float" office:value="1935.4747" calcext:value-type="float">
            <text:p>1935,4747</text:p>
          </table:table-cell>
          <table:table-cell office:value-type="float" office:value="2506.5195" calcext:value-type="float">
            <text:p>2506,5195</text:p>
          </table:table-cell>
          <table:table-cell office:value-type="float" office:value="1927.8812" calcext:value-type="float">
            <text:p>1927,8812</text:p>
          </table:table-cell>
          <table:table-cell office:value-type="float" office:value="1917.59" calcext:value-type="float">
            <text:p>1917,59</text:p>
          </table:table-cell>
          <table:table-cell table:formula="of:=ABS([.B$1]-[.B3])*[.B$2]" office:value-type="float" office:value="0" calcext:value-type="float">
            <text:p>0</text:p>
          </table:table-cell>
          <table:table-cell table:formula="of:=ABS([.C$1]-[.C3])*[.C$2]" office:value-type="float" office:value="0" calcext:value-type="float">
            <text:p>0</text:p>
          </table:table-cell>
          <table:table-cell table:formula="of:=ABS([.D$1]-[.D3])*[.D$2]" office:value-type="float" office:value="0" calcext:value-type="float">
            <text:p>0</text:p>
          </table:table-cell>
          <table:table-cell table:formula="of:=ABS([.E$1]-[.E3])*[.E$2]" office:value-type="float" office:value="0" calcext:value-type="float">
            <text:p>0</text:p>
          </table:table-cell>
          <table:table-cell table:formula="of:=ABS([.F$1]-[.F3])*[.F$2]" office:value-type="float" office:value="0" calcext:value-type="float">
            <text:p>0</text:p>
          </table:table-cell>
          <table:table-cell table:formula="of:=ABS([.G$1]-[.G3])*[.G$2]" office:value-type="float" office:value="0" calcext:value-type="float">
            <text:p>0</text:p>
          </table:table-cell>
          <table:table-cell table:formula="of:=ABS([.H$1]-[.H3])*[.H$2]" office:value-type="float" office:value="0" calcext:value-type="float">
            <text:p>0</text:p>
          </table:table-cell>
          <table:table-cell table:formula="of:=ABS([.I$1]-[.I3])*[.I$2]" office:value-type="float" office:value="0" calcext:value-type="float">
            <text:p>0</text:p>
          </table:table-cell>
          <table:table-cell table:formula="of:=ABS([.J$1]-[.J3])*[.J$2]" office:value-type="float" office:value="0" calcext:value-type="float">
            <text:p>0</text:p>
          </table:table-cell>
          <table:table-cell table:formula="of:=SUM([.K3:.S3])" office:value-type="float" office:value="0" calcext:value-type="float">
            <text:p>0</text:p>
          </table:table-cell>
          <table:table-cell table:formula="of:=1 - [.T3]/[.$T$1]" office:value-type="float" office:value="1" calcext:value-type="float">
            <text:p>1</text:p>
          </table:table-cell>
          <table:table-cell table:style-name="ce9" office:value-type="string" calcext:value-type="string">
            <text:p>10049.jpeg</text:p>
          </table:table-cell>
          <table:table-cell table:style-name="ce9" office:value-type="string" calcext:value-type="string">
            <text:p>1.0</text:p>
          </table:table-cell>
        </table:table-row>
        <table:table-row table:style-name="ro1">
          <table:table-cell office:value-type="string" calcext:value-type="string">
            <text:p>3124,jpeg</text:p>
          </table:table-cell>
          <table:table-cell office:value-type="float" office:value="83.0034" calcext:value-type="float">
            <text:p>83,0034</text:p>
          </table:table-cell>
          <table:table-cell office:value-type="float" office:value="75.9078" calcext:value-type="float">
            <text:p>75,9078</text:p>
          </table:table-cell>
          <table:table-cell office:value-type="float" office:value="58.889" calcext:value-type="float">
            <text:p>58,889</text:p>
          </table:table-cell>
          <table:table-cell office:value-type="float" office:value="2429.592" calcext:value-type="float">
            <text:p>2429,592</text:p>
          </table:table-cell>
          <table:table-cell office:value-type="float" office:value="2385.8289" calcext:value-type="float">
            <text:p>2385,8289</text:p>
          </table:table-cell>
          <table:table-cell office:value-type="float" office:value="1666.4335" calcext:value-type="float">
            <text:p>1666,4335</text:p>
          </table:table-cell>
          <table:table-cell office:value-type="float" office:value="2318.5803" calcext:value-type="float">
            <text:p>2318,5803</text:p>
          </table:table-cell>
          <table:table-cell office:value-type="float" office:value="1929.1912" calcext:value-type="float">
            <text:p>1929,1912</text:p>
          </table:table-cell>
          <table:table-cell office:value-type="float" office:value="1893.6543" calcext:value-type="float">
            <text:p>1893,6543</text:p>
          </table:table-cell>
          <table:table-cell table:formula="of:=ABS([.B$1]-[.B4])*[.B$2]" office:value-type="float" office:value="0.3455966241" calcext:value-type="float">
            <text:p>0,3455966241</text:p>
          </table:table-cell>
          <table:table-cell table:formula="of:=ABS([.C$1]-[.C4])*[.C$2]" office:value-type="float" office:value="0.2782594907" calcext:value-type="float">
            <text:p>0,2782594907</text:p>
          </table:table-cell>
          <table:table-cell table:formula="of:=ABS([.D$1]-[.D4])*[.D$2]" office:value-type="float" office:value="0.311885805568" calcext:value-type="float">
            <text:p>0,311885805568</text:p>
          </table:table-cell>
          <table:table-cell table:formula="of:=ABS([.E$1]-[.E4])*[.E$2]" office:value-type="float" office:value="0.255381265268" calcext:value-type="float">
            <text:p>0,255381265268</text:p>
          </table:table-cell>
          <table:table-cell table:formula="of:=ABS([.F$1]-[.F4])*[.F$2]" office:value-type="float" office:value="0.0237198395950001" calcext:value-type="float">
            <text:p>0,023719839595</text:p>
          </table:table-cell>
          <table:table-cell table:formula="of:=ABS([.G$1]-[.G4])*[.G$2]" office:value-type="float" office:value="0.145371031596" calcext:value-type="float">
            <text:p>0,145371031596</text:p>
          </table:table-cell>
          <table:table-cell table:formula="of:=ABS([.H$1]-[.H4])*[.H$2]" office:value-type="float" office:value="0.137511353856" calcext:value-type="float">
            <text:p>0,137511353856</text:p>
          </table:table-cell>
          <table:table-cell table:formula="of:=ABS([.I$1]-[.I4])*[.I$2]" office:value-type="float" office:value="0.000798091299999967" calcext:value-type="float">
            <text:p>0,0007980913</text:p>
          </table:table-cell>
          <table:table-cell table:formula="of:=ABS([.J$1]-[.J4])*[.J$2]" office:value-type="float" office:value="0.016852887013" calcext:value-type="float">
            <text:p>0,016852887013</text:p>
          </table:table-cell>
          <table:table-cell table:formula="of:=SUM([.K4:.S4])" office:value-type="float" office:value="1.515376388996" calcext:value-type="float">
            <text:p>1,515376388996</text:p>
          </table:table-cell>
          <table:table-cell table:formula="of:=1 - [.T4]/[.$T$1]" office:value-type="float" office:value="0.93399124809684" calcext:value-type="float">
            <text:p>0,93399124809684</text:p>
          </table:table-cell>
          <table:table-cell table:style-name="ce9" office:value-type="string" calcext:value-type="string">
            <text:p>3124.jpeg</text:p>
          </table:table-cell>
          <table:table-cell table:style-name="ce9" office:value-type="string" calcext:value-type="string">
            <text:p>0.9339912518618698</text:p>
          </table:table-cell>
        </table:table-row>
        <table:table-row table:style-name="ro1">
          <table:table-cell office:value-type="string" calcext:value-type="string">
            <text:p>10047,jpeg</text:p>
          </table:table-cell>
          <table:table-cell office:value-type="float" office:value="90.0325" calcext:value-type="float">
            <text:p>90,0325</text:p>
          </table:table-cell>
          <table:table-cell office:value-type="float" office:value="97.8852" calcext:value-type="float">
            <text:p>97,8852</text:p>
          </table:table-cell>
          <table:table-cell office:value-type="float" office:value="82.4131" calcext:value-type="float">
            <text:p>82,4131</text:p>
          </table:table-cell>
          <table:table-cell office:value-type="float" office:value="2554.3276" calcext:value-type="float">
            <text:p>2554,3276</text:p>
          </table:table-cell>
          <table:table-cell office:value-type="float" office:value="2212.1829" calcext:value-type="float">
            <text:p>2212,1829</text:p>
          </table:table-cell>
          <table:table-cell office:value-type="float" office:value="1962.936" calcext:value-type="float">
            <text:p>1962,936</text:p>
          </table:table-cell>
          <table:table-cell office:value-type="float" office:value="2328.3152" calcext:value-type="float">
            <text:p>2328,3152</text:p>
          </table:table-cell>
          <table:table-cell office:value-type="float" office:value="1973.1531" calcext:value-type="float">
            <text:p>1973,1531</text:p>
          </table:table-cell>
          <table:table-cell office:value-type="float" office:value="1974.0383" calcext:value-type="float">
            <text:p>1974,0383</text:p>
          </table:table-cell>
          <table:table-cell table:formula="of:=ABS([.B$1]-[.B5])*[.B$2]" office:value-type="float" office:value="0.555049394445" calcext:value-type="float">
            <text:p>0,555049394445</text:p>
          </table:table-cell>
          <table:table-cell table:formula="of:=ABS([.C$1]-[.C5])*[.C$2]" office:value-type="float" office:value="0.415295386636" calcext:value-type="float">
            <text:p>0,415295386636</text:p>
          </table:table-cell>
          <table:table-cell table:formula="of:=ABS([.D$1]-[.D5])*[.D$2]" office:value-type="float" office:value="0.286433681544" calcext:value-type="float">
            <text:p>0,286433681544</text:p>
          </table:table-cell>
          <table:table-cell table:formula="of:=ABS([.E$1]-[.E5])*[.E$2]" office:value-type="float" office:value="0.168593976856" calcext:value-type="float">
            <text:p>0,168593976856</text:p>
          </table:table-cell>
          <table:table-cell table:formula="of:=ABS([.F$1]-[.F5])*[.F$2]" office:value-type="float" office:value="0.090853527665" calcext:value-type="float">
            <text:p>0,090853527665</text:p>
          </table:table-cell>
          <table:table-cell table:formula="of:=ABS([.G$1]-[.G5])*[.G$2]" office:value-type="float" office:value="0.014838164229" calcext:value-type="float">
            <text:p>0,014838164229</text:p>
          </table:table-cell>
          <table:table-cell table:formula="of:=ABS([.H$1]-[.H5])*[.H$2]" office:value-type="float" office:value="0.130388522224" calcext:value-type="float">
            <text:p>0,130388522224</text:p>
          </table:table-cell>
          <table:table-cell table:formula="of:=ABS([.I$1]-[.I5])*[.I$2]" office:value-type="float" office:value="0.027580999637" calcext:value-type="float">
            <text:p>0,027580999637</text:p>
          </table:table-cell>
          <table:table-cell table:formula="of:=ABS([.J$1]-[.J5])*[.J$2]" office:value-type="float" office:value="0.039744683547" calcext:value-type="float">
            <text:p>0,039744683547</text:p>
          </table:table-cell>
          <table:table-cell table:formula="of:=SUM([.K5:.S5])" office:value-type="float" office:value="1.728778336783" calcext:value-type="float">
            <text:p>1,728778336783</text:p>
          </table:table-cell>
          <table:table-cell table:formula="of:=1 - [.T5]/[.$T$1]" office:value-type="float" office:value="0.924695606215778" calcext:value-type="float">
            <text:p>0,924695606215778</text:p>
          </table:table-cell>
          <table:table-cell table:style-name="ce9" office:value-type="string" calcext:value-type="string">
            <text:p>10047.jpeg</text:p>
          </table:table-cell>
          <table:table-cell table:style-name="ce9" office:value-type="string" calcext:value-type="string">
            <text:p>0.9246956231860092</text:p>
          </table:table-cell>
        </table:table-row>
        <table:table-row table:style-name="ro1">
          <table:table-cell office:value-type="string" calcext:value-type="string">
            <text:p>2316,jpeg</text:p>
          </table:table-cell>
          <table:table-cell office:value-type="float" office:value="63.2391" calcext:value-type="float">
            <text:p>63,2391</text:p>
          </table:table-cell>
          <table:table-cell office:value-type="float" office:value="79.3423" calcext:value-type="float">
            <text:p>79,3423</text:p>
          </table:table-cell>
          <table:table-cell office:value-type="float" office:value="79.5522" calcext:value-type="float">
            <text:p>79,5522</text:p>
          </table:table-cell>
          <table:table-cell office:value-type="float" office:value="2635.1987" calcext:value-type="float">
            <text:p>2635,1987</text:p>
          </table:table-cell>
          <table:table-cell office:value-type="float" office:value="2245.5557" calcext:value-type="float">
            <text:p>2245,5557</text:p>
          </table:table-cell>
          <table:table-cell office:value-type="float" office:value="2780.5217" calcext:value-type="float">
            <text:p>2780,5217</text:p>
          </table:table-cell>
          <table:table-cell office:value-type="float" office:value="2315.9248" calcext:value-type="float">
            <text:p>2315,9248</text:p>
          </table:table-cell>
          <table:table-cell office:value-type="float" office:value="2298.4595" calcext:value-type="float">
            <text:p>2298,4595</text:p>
          </table:table-cell>
          <table:table-cell office:value-type="float" office:value="2106.8125" calcext:value-type="float">
            <text:p>2106,8125</text:p>
          </table:table-cell>
          <table:table-cell table:formula="of:=ABS([.B$1]-[.B6])*[.B$2]" office:value-type="float" office:value="0.243338999085" calcext:value-type="float">
            <text:p>0,243338999085</text:p>
          </table:table-cell>
          <table:table-cell table:formula="of:=ABS([.C$1]-[.C6])*[.C$2]" office:value-type="float" office:value="0.16987477612" calcext:value-type="float">
            <text:p>0,16987477612</text:p>
          </table:table-cell>
          <table:table-cell table:formula="of:=ABS([.D$1]-[.D6])*[.D$2]" office:value-type="float" office:value="0.213668635456" calcext:value-type="float">
            <text:p>0,213668635456</text:p>
          </table:table-cell>
          <table:table-cell table:formula="of:=ABS([.E$1]-[.E6])*[.E$2]" office:value-type="float" office:value="0.112326291609" calcext:value-type="float">
            <text:p>0,112326291609</text:p>
          </table:table-cell>
          <table:table-cell table:formula="of:=ABS([.F$1]-[.F6])*[.F$2]" office:value-type="float" office:value="0.0688338204969999" calcext:value-type="float">
            <text:p>0,068833820497</text:p>
          </table:table-cell>
          <table:table-cell table:formula="of:=ABS([.G$1]-[.G6])*[.G$2]" office:value-type="float" office:value="0.45660424551" calcext:value-type="float">
            <text:p>0,45660424551</text:p>
          </table:table-cell>
          <table:table-cell table:formula="of:=ABS([.H$1]-[.H6])*[.H$2]" office:value-type="float" office:value="0.139454330096" calcext:value-type="float">
            <text:p>0,139454330096</text:p>
          </table:table-cell>
          <table:table-cell table:formula="of:=ABS([.I$1]-[.I6])*[.I$2]" office:value-type="float" office:value="0.225767417709" calcext:value-type="float">
            <text:p>0,225767417709</text:p>
          </table:table-cell>
          <table:table-cell table:formula="of:=ABS([.J$1]-[.J6])*[.J$2]" office:value-type="float" office:value="0.133229670025" calcext:value-type="float">
            <text:p>0,133229670025</text:p>
          </table:table-cell>
          <table:table-cell table:formula="of:=SUM([.K6:.S6])" office:value-type="float" office:value="1.763098186107" calcext:value-type="float">
            <text:p>1,763098186107</text:p>
          </table:table-cell>
          <table:table-cell table:formula="of:=1 - [.T6]/[.$T$1]" office:value-type="float" office:value="0.923200657214439" calcext:value-type="float">
            <text:p>0,923200657214439</text:p>
          </table:table-cell>
          <table:table-cell table:style-name="ce9" office:value-type="string" calcext:value-type="string">
            <text:p>2316.jpeg</text:p>
          </table:table-cell>
          <table:table-cell table:style-name="ce9" office:value-type="string" calcext:value-type="string">
            <text:p>0.9232006123350076</text:p>
          </table:table-cell>
        </table:table-row>
        <table:table-row table:style-name="ro1">
          <table:table-cell office:value-type="string" calcext:value-type="string">
            <text:p>3050,jpeg</text:p>
          </table:table-cell>
          <table:table-cell office:value-type="float" office:value="90.1167" calcext:value-type="float">
            <text:p>90,1167</text:p>
          </table:table-cell>
          <table:table-cell office:value-type="float" office:value="73.2485" calcext:value-type="float">
            <text:p>73,2485</text:p>
          </table:table-cell>
          <table:table-cell office:value-type="float" office:value="49.6746" calcext:value-type="float">
            <text:p>49,6746</text:p>
          </table:table-cell>
          <table:table-cell office:value-type="float" office:value="2769.3477" calcext:value-type="float">
            <text:p>2769,3477</text:p>
          </table:table-cell>
          <table:table-cell office:value-type="float" office:value="2625.0525" calcext:value-type="float">
            <text:p>2625,0525</text:p>
          </table:table-cell>
          <table:table-cell office:value-type="float" office:value="1638.0482" calcext:value-type="float">
            <text:p>1638,0482</text:p>
          </table:table-cell>
          <table:table-cell office:value-type="float" office:value="2641.3977" calcext:value-type="float">
            <text:p>2641,3977</text:p>
          </table:table-cell>
          <table:table-cell office:value-type="float" office:value="1997.5381" calcext:value-type="float">
            <text:p>1997,5381</text:p>
          </table:table-cell>
          <table:table-cell office:value-type="float" office:value="2008.3226" calcext:value-type="float">
            <text:p>2008,3226</text:p>
          </table:table-cell>
          <table:table-cell table:formula="of:=ABS([.B$1]-[.B7])*[.B$2]" office:value-type="float" office:value="0.557558381835" calcext:value-type="float">
            <text:p>0,557558381835</text:p>
          </table:table-cell>
          <table:table-cell table:formula="of:=ABS([.C$1]-[.C7])*[.C$2]" office:value-type="float" office:value="0.362180722752" calcext:value-type="float">
            <text:p>0,362180722752</text:p>
          </table:table-cell>
          <table:table-cell table:formula="of:=ABS([.D$1]-[.D7])*[.D$2]" office:value-type="float" office:value="0.546247803776" calcext:value-type="float">
            <text:p>0,546247803776</text:p>
          </table:table-cell>
          <table:table-cell table:formula="of:=ABS([.E$1]-[.E7])*[.E$2]" office:value-type="float" office:value="0.0189894418790003" calcext:value-type="float">
            <text:p>0,018989441879</text:p>
          </table:table-cell>
          <table:table-cell table:formula="of:=ABS([.F$1]-[.F7])*[.F$2]" office:value-type="float" office:value="0.181561963111" calcext:value-type="float">
            <text:p>0,181561963111</text:p>
          </table:table-cell>
          <table:table-cell table:formula="of:=ABS([.G$1]-[.G7])*[.G$2]" office:value-type="float" office:value="0.160708460745" calcext:value-type="float">
            <text:p>0,160708460745</text:p>
          </table:table-cell>
          <table:table-cell table:formula="of:=ABS([.H$1]-[.H7])*[.H$2]" office:value-type="float" office:value="0.0986876813760001" calcext:value-type="float">
            <text:p>0,098687681376</text:p>
          </table:table-cell>
          <table:table-cell table:formula="of:=ABS([.I$1]-[.I7])*[.I$2]" office:value-type="float" office:value="0.042437073187" calcext:value-type="float">
            <text:p>0,042437073187</text:p>
          </table:table-cell>
          <table:table-cell table:formula="of:=ABS([.J$1]-[.J7])*[.J$2]" office:value-type="float" office:value="0.063883916334" calcext:value-type="float">
            <text:p>0,063883916334</text:p>
          </table:table-cell>
          <table:table-cell table:formula="of:=SUM([.K7:.S7])" office:value-type="float" office:value="2.032255444995" calcext:value-type="float">
            <text:p>2,032255444995</text:p>
          </table:table-cell>
          <table:table-cell table:formula="of:=1 - [.T7]/[.$T$1]" office:value-type="float" office:value="0.911476352379095" calcext:value-type="float">
            <text:p>0,911476352379095</text:p>
          </table:table-cell>
          <table:table-cell table:style-name="ce9" office:value-type="string" calcext:value-type="string">
            <text:p>3050.jpeg</text:p>
          </table:table-cell>
          <table:table-cell table:style-name="ce9" office:value-type="string" calcext:value-type="string">
            <text:p>0.9114763726503023</text:p>
          </table:table-cell>
        </table:table-row>
        <table:table-row table:style-name="ro1">
          <table:table-cell office:value-type="string" calcext:value-type="string">
            <text:p>3053,jpeg</text:p>
          </table:table-cell>
          <table:table-cell office:value-type="float" office:value="91.2779" calcext:value-type="float">
            <text:p>91,2779</text:p>
          </table:table-cell>
          <table:table-cell office:value-type="float" office:value="77.3528" calcext:value-type="float">
            <text:p>77,3528</text:p>
          </table:table-cell>
          <table:table-cell office:value-type="float" office:value="50.0659" calcext:value-type="float">
            <text:p>50,0659</text:p>
          </table:table-cell>
          <table:table-cell office:value-type="float" office:value="2476.8401" calcext:value-type="float">
            <text:p>2476,8401</text:p>
          </table:table-cell>
          <table:table-cell office:value-type="float" office:value="2284.8701" calcext:value-type="float">
            <text:p>2284,8701</text:p>
          </table:table-cell>
          <table:table-cell office:value-type="float" office:value="1502.8477" calcext:value-type="float">
            <text:p>1502,8477</text:p>
          </table:table-cell>
          <table:table-cell office:value-type="float" office:value="2356.7593" calcext:value-type="float">
            <text:p>2356,7593</text:p>
          </table:table-cell>
          <table:table-cell office:value-type="float" office:value="1799.777" calcext:value-type="float">
            <text:p>1799,777</text:p>
          </table:table-cell>
          <table:table-cell office:value-type="float" office:value="1840.1605" calcext:value-type="float">
            <text:p>1840,1605</text:p>
          </table:table-cell>
          <table:table-cell table:formula="of:=ABS([.B$1]-[.B8])*[.B$2]" office:value-type="float" office:value="0.592159761375" calcext:value-type="float">
            <text:p>0,592159761375</text:p>
          </table:table-cell>
          <table:table-cell table:formula="of:=ABS([.C$1]-[.C8])*[.C$2]" office:value-type="float" office:value="0.2326587009" calcext:value-type="float">
            <text:p>0,2326587009</text:p>
          </table:table-cell>
          <table:table-cell table:formula="of:=ABS([.D$1]-[.D8])*[.D$2]" office:value-type="float" office:value="0.53629535436" calcext:value-type="float">
            <text:p>0,53629535436</text:p>
          </table:table-cell>
          <table:table-cell table:formula="of:=ABS([.E$1]-[.E8])*[.E$2]" office:value-type="float" office:value="0.222507454731" calcext:value-type="float">
            <text:p>0,222507454731</text:p>
          </table:table-cell>
          <table:table-cell table:formula="of:=ABS([.F$1]-[.F8])*[.F$2]" office:value-type="float" office:value="0.0428937862329998" calcext:value-type="float">
            <text:p>0,042893786233</text:p>
          </table:table-cell>
          <table:table-cell table:formula="of:=ABS([.G$1]-[.G8])*[.G$2]" office:value-type="float" office:value="0.23376134691" calcext:value-type="float">
            <text:p>0,23376134691</text:p>
          </table:table-cell>
          <table:table-cell table:formula="of:=ABS([.H$1]-[.H8])*[.H$2]" office:value-type="float" office:value="0.109576543136" calcext:value-type="float">
            <text:p>0,109576543136</text:p>
          </table:table-cell>
          <table:table-cell table:formula="of:=ABS([.I$1]-[.I8])*[.I$2]" office:value-type="float" office:value="0.078044921766" calcext:value-type="float">
            <text:p>0,078044921766</text:p>
          </table:table-cell>
          <table:table-cell table:formula="of:=ABS([.J$1]-[.J8])*[.J$2]" office:value-type="float" office:value="0.054517336655" calcext:value-type="float">
            <text:p>0,054517336655</text:p>
          </table:table-cell>
          <table:table-cell table:formula="of:=SUM([.K8:.S8])" office:value-type="float" office:value="2.102415206066" calcext:value-type="float">
            <text:p>2,102415206066</text:p>
          </table:table-cell>
          <table:table-cell table:formula="of:=1 - [.T8]/[.$T$1]" office:value-type="float" office:value="0.9084202415041" calcext:value-type="float">
            <text:p>0,9084202415041</text:p>
          </table:table-cell>
          <table:table-cell table:style-name="ce9" office:value-type="string" calcext:value-type="string">
            <text:p>3053.jpeg</text:p>
          </table:table-cell>
          <table:table-cell table:style-name="ce9" office:value-type="string" calcext:value-type="string">
            <text:p>0.9084202313110531</text:p>
          </table:table-cell>
        </table:table-row>
        <table:table-row table:style-name="ro1">
          <table:table-cell office:value-type="string" calcext:value-type="string">
            <text:p>3123,jpeg</text:p>
          </table:table-cell>
          <table:table-cell office:value-type="float" office:value="73.2862" calcext:value-type="float">
            <text:p>73,2862</text:p>
          </table:table-cell>
          <table:table-cell office:value-type="float" office:value="68.6225" calcext:value-type="float">
            <text:p>68,6225</text:p>
          </table:table-cell>
          <table:table-cell office:value-type="float" office:value="51.0463" calcext:value-type="float">
            <text:p>51,0463</text:p>
          </table:table-cell>
          <table:table-cell office:value-type="float" office:value="2254.2488" calcext:value-type="float">
            <text:p>2254,2488</text:p>
          </table:table-cell>
          <table:table-cell office:value-type="float" office:value="2116.2932" calcext:value-type="float">
            <text:p>2116,2932</text:p>
          </table:table-cell>
          <table:table-cell office:value-type="float" office:value="1571.9386" calcext:value-type="float">
            <text:p>1571,9386</text:p>
          </table:table-cell>
          <table:table-cell office:value-type="float" office:value="2143.1194" calcext:value-type="float">
            <text:p>2143,1194</text:p>
          </table:table-cell>
          <table:table-cell office:value-type="float" office:value="1762.2506" calcext:value-type="float">
            <text:p>1762,2506</text:p>
          </table:table-cell>
          <table:table-cell office:value-type="float" office:value="1808.6147" calcext:value-type="float">
            <text:p>1808,6147</text:p>
          </table:table-cell>
          <table:table-cell table:formula="of:=ABS([.B$1]-[.B9])*[.B$2]" office:value-type="float" office:value="0.0560439843599998" calcext:value-type="float">
            <text:p>0,05604398436</text:p>
          </table:table-cell>
          <table:table-cell table:formula="of:=ABS([.C$1]-[.C9])*[.C$2]" office:value-type="float" office:value="0.508166365392" calcext:value-type="float">
            <text:p>0,508166365392</text:p>
          </table:table-cell>
          <table:table-cell table:formula="of:=ABS([.D$1]-[.D9])*[.D$2]" office:value-type="float" office:value="0.511359547032" calcext:value-type="float">
            <text:p>0,511359547032</text:p>
          </table:table-cell>
          <table:table-cell table:formula="of:=ABS([.E$1]-[.E9])*[.E$2]" office:value-type="float" office:value="0.377379803532" calcext:value-type="float">
            <text:p>0,377379803532</text:p>
          </table:table-cell>
          <table:table-cell table:formula="of:=ABS([.F$1]-[.F9])*[.F$2]" office:value-type="float" office:value="0.154122510622" calcext:value-type="float">
            <text:p>0,154122510622</text:p>
          </table:table-cell>
          <table:table-cell table:formula="of:=ABS([.G$1]-[.G9])*[.G$2]" office:value-type="float" office:value="0.196429460913" calcext:value-type="float">
            <text:p>0,196429460913</text:p>
          </table:table-cell>
          <table:table-cell table:formula="of:=ABS([.H$1]-[.H9])*[.H$2]" office:value-type="float" office:value="0.265892585168" calcext:value-type="float">
            <text:p>0,265892585168</text:p>
          </table:table-cell>
          <table:table-cell table:formula="of:=ABS([.I$1]-[.I9])*[.I$2]" office:value-type="float" office:value="0.100907130438" calcext:value-type="float">
            <text:p>0,100907130438</text:p>
          </table:table-cell>
          <table:table-cell table:formula="of:=ABS([.J$1]-[.J9])*[.J$2]" office:value-type="float" office:value="0.0767284189769999" calcext:value-type="float">
            <text:p>0,076728418977</text:p>
          </table:table-cell>
          <table:table-cell table:formula="of:=SUM([.K9:.S9])" office:value-type="float" office:value="2.247029806434" calcext:value-type="float">
            <text:p>2,247029806434</text:p>
          </table:table-cell>
          <table:table-cell table:formula="of:=1 - [.T9]/[.$T$1]" office:value-type="float" office:value="0.902120929104499" calcext:value-type="float">
            <text:p>0,902120929104499</text:p>
          </table:table-cell>
          <table:table-cell table:style-name="ce9" office:value-type="string" calcext:value-type="string">
            <text:p>3123.jpeg</text:p>
          </table:table-cell>
          <table:table-cell table:style-name="ce9" office:value-type="string" calcext:value-type="string">
            <text:p>0.9021209418028604</text:p>
          </table:table-cell>
        </table:table-row>
        <table:table-row table:style-name="ro1">
          <table:table-cell office:value-type="string" calcext:value-type="string">
            <text:p>11643,jpeg</text:p>
          </table:table-cell>
          <table:table-cell office:value-type="float" office:value="110.1991" calcext:value-type="float">
            <text:p>110,1991</text:p>
          </table:table-cell>
          <table:table-cell office:value-type="float" office:value="101.0426" calcext:value-type="float">
            <text:p>101,0426</text:p>
          </table:table-cell>
          <table:table-cell office:value-type="float" office:value="64.9664" calcext:value-type="float">
            <text:p>64,9664</text:p>
          </table:table-cell>
          <table:table-cell office:value-type="float" office:value="2969.8884" calcext:value-type="float">
            <text:p>2969,8884</text:p>
          </table:table-cell>
          <table:table-cell office:value-type="float" office:value="2291.0103" calcext:value-type="float">
            <text:p>2291,0103</text:p>
          </table:table-cell>
          <table:table-cell office:value-type="float" office:value="1676.6853" calcext:value-type="float">
            <text:p>1676,6853</text:p>
          </table:table-cell>
          <table:table-cell office:value-type="float" office:value="2568.3293" calcext:value-type="float">
            <text:p>2568,3293</text:p>
          </table:table-cell>
          <table:table-cell office:value-type="float" office:value="1888.2345" calcext:value-type="float">
            <text:p>1888,2345</text:p>
          </table:table-cell>
          <table:table-cell office:value-type="float" office:value="2054.5415" calcext:value-type="float">
            <text:p>2054,5415</text:p>
          </table:table-cell>
          <table:table-cell table:formula="of:=ABS([.B$1]-[.B10])*[.B$2]" office:value-type="float" office:value="1.155972732915" calcext:value-type="float">
            <text:p>1,155972732915</text:p>
          </table:table-cell>
          <table:table-cell table:formula="of:=ABS([.C$1]-[.C10])*[.C$2]" office:value-type="float" office:value="0.514935479172" calcext:value-type="float">
            <text:p>0,514935479172</text:p>
          </table:table-cell>
          <table:table-cell table:formula="of:=ABS([.D$1]-[.D10])*[.D$2]" office:value-type="float" office:value="0.1573112692" calcext:value-type="float">
            <text:p>0,1573112692</text:p>
          </table:table-cell>
          <table:table-cell table:formula="of:=ABS([.E$1]-[.E10])*[.E$2]" office:value-type="float" office:value="0.12054076096" calcext:value-type="float">
            <text:p>0,12054076096</text:p>
          </table:table-cell>
          <table:table-cell table:formula="of:=ABS([.F$1]-[.F10])*[.F$2]" office:value-type="float" office:value="0.0388424208709999" calcext:value-type="float">
            <text:p>0,038842420871</text:p>
          </table:table-cell>
          <table:table-cell table:formula="of:=ABS([.G$1]-[.G10])*[.G$2]" office:value-type="float" office:value="0.139831676502" calcext:value-type="float">
            <text:p>0,139831676502</text:p>
          </table:table-cell>
          <table:table-cell table:formula="of:=ABS([.H$1]-[.H10])*[.H$2]" office:value-type="float" office:value="0.045224994464" calcext:value-type="float">
            <text:p>0,045224994464</text:p>
          </table:table-cell>
          <table:table-cell table:formula="of:=ABS([.I$1]-[.I10])*[.I$2]" office:value-type="float" office:value="0.024153959041" calcext:value-type="float">
            <text:p>0,024153959041</text:p>
          </table:table-cell>
          <table:table-cell table:formula="of:=ABS([.J$1]-[.J10])*[.J$2]" office:value-type="float" office:value="0.0964261816349999" calcext:value-type="float">
            <text:p>0,096426181635</text:p>
          </table:table-cell>
          <table:table-cell table:formula="of:=SUM([.K10:.S10])" office:value-type="float" office:value="2.29323947476" calcext:value-type="float">
            <text:p>2,29323947476</text:p>
          </table:table-cell>
          <table:table-cell table:formula="of:=1 - [.T10]/[.$T$1]" office:value-type="float" office:value="0.900108067775651" calcext:value-type="float">
            <text:p>0,900108067775651</text:p>
          </table:table-cell>
          <table:table-cell table:style-name="ce9" office:value-type="string" calcext:value-type="string">
            <text:p>11643.jpeg</text:p>
          </table:table-cell>
          <table:table-cell table:style-name="ce9" office:value-type="string" calcext:value-type="string">
            <text:p>0.9001080716397363</text:p>
          </table:table-cell>
        </table:table-row>
        <table:table-row table:style-name="ro1">
          <table:table-cell office:value-type="string" calcext:value-type="string">
            <text:p>3753,jpeg</text:p>
          </table:table-cell>
          <table:table-cell office:value-type="float" office:value="75.0211" calcext:value-type="float">
            <text:p>75,0211</text:p>
          </table:table-cell>
          <table:table-cell office:value-type="float" office:value="72.6655" calcext:value-type="float">
            <text:p>72,6655</text:p>
          </table:table-cell>
          <table:table-cell office:value-type="float" office:value="60.9906" calcext:value-type="float">
            <text:p>60,9906</text:p>
          </table:table-cell>
          <table:table-cell office:value-type="float" office:value="2616.2966" calcext:value-type="float">
            <text:p>2616,2966</text:p>
          </table:table-cell>
          <table:table-cell office:value-type="float" office:value="2952.3047" calcext:value-type="float">
            <text:p>2952,3047</text:p>
          </table:table-cell>
          <table:table-cell office:value-type="float" office:value="2297.2844" calcext:value-type="float">
            <text:p>2297,2844</text:p>
          </table:table-cell>
          <table:table-cell office:value-type="float" office:value="2761.6167" calcext:value-type="float">
            <text:p>2761,6167</text:p>
          </table:table-cell>
          <table:table-cell office:value-type="float" office:value="2582.1375" calcext:value-type="float">
            <text:p>2582,1375</text:p>
          </table:table-cell>
          <table:table-cell office:value-type="float" office:value="2407.0029" calcext:value-type="float">
            <text:p>2407,0029</text:p>
          </table:table-cell>
          <table:table-cell table:formula="of:=ABS([.B$1]-[.B11])*[.B$2]" office:value-type="float" office:value="0.107740447815" calcext:value-type="float">
            <text:p>0,107740447815</text:p>
          </table:table-cell>
          <table:table-cell table:formula="of:=ABS([.C$1]-[.C11])*[.C$2]" office:value-type="float" office:value="0.380578826872" calcext:value-type="float">
            <text:p>0,380578826872</text:p>
          </table:table-cell>
          <table:table-cell table:formula="of:=ABS([.D$1]-[.D11])*[.D$2]" office:value-type="float" office:value="0.258433038656" calcext:value-type="float">
            <text:p>0,258433038656</text:p>
          </table:table-cell>
          <table:table-cell table:formula="of:=ABS([.E$1]-[.E11])*[.E$2]" office:value-type="float" office:value="0.125477805726" calcext:value-type="float">
            <text:p>0,125477805726</text:p>
          </table:table-cell>
          <table:table-cell table:formula="of:=ABS([.F$1]-[.F11])*[.F$2]" office:value-type="float" office:value="0.397486237193" calcext:value-type="float">
            <text:p>0,397486237193</text:p>
          </table:table-cell>
          <table:table-cell table:formula="of:=ABS([.G$1]-[.G11])*[.G$2]" office:value-type="float" office:value="0.195496635201" calcext:value-type="float">
            <text:p>0,195496635201</text:p>
          </table:table-cell>
          <table:table-cell table:formula="of:=ABS([.H$1]-[.H11])*[.H$2]" office:value-type="float" office:value="0.186649519296" calcext:value-type="float">
            <text:p>0,186649519296</text:p>
          </table:table-cell>
          <table:table-cell table:formula="of:=ABS([.I$1]-[.I11])*[.I$2]" office:value-type="float" office:value="0.398592565649" calcext:value-type="float">
            <text:p>0,398592565649</text:p>
          </table:table-cell>
          <table:table-cell table:formula="of:=ABS([.J$1]-[.J11])*[.J$2]" office:value-type="float" office:value="0.344590728761" calcext:value-type="float">
            <text:p>0,344590728761</text:p>
          </table:table-cell>
          <table:table-cell table:formula="of:=SUM([.K11:.S11])" office:value-type="float" office:value="2.395045805169" calcext:value-type="float">
            <text:p>2,395045805169</text:p>
          </table:table-cell>
          <table:table-cell table:formula="of:=1 - [.T11]/[.$T$1]" office:value-type="float" office:value="0.895673454134488" calcext:value-type="float">
            <text:p>0,895673454134488</text:p>
          </table:table-cell>
          <table:table-cell table:style-name="ce9" office:value-type="string" calcext:value-type="string">
            <text:p>3753.jpeg</text:p>
          </table:table-cell>
          <table:table-cell table:style-name="ce9" office:value-type="string" calcext:value-type="string">
            <text:p>0.8956734615667943</text:p>
          </table:table-cell>
        </table:table-row>
        <table:table-row table:style-name="ro1">
          <table:table-cell office:value-type="string" calcext:value-type="string">
            <text:p>3125,jpeg</text:p>
          </table:table-cell>
          <table:table-cell office:value-type="float" office:value="84.49" calcext:value-type="float">
            <text:p>84,49</text:p>
          </table:table-cell>
          <table:table-cell office:value-type="float" office:value="78.6937" calcext:value-type="float">
            <text:p>78,6937</text:p>
          </table:table-cell>
          <table:table-cell office:value-type="float" office:value="61.2446" calcext:value-type="float">
            <text:p>61,2446</text:p>
          </table:table-cell>
          <table:table-cell office:value-type="float" office:value="3371.6455" calcext:value-type="float">
            <text:p>3371,6455</text:p>
          </table:table-cell>
          <table:table-cell office:value-type="float" office:value="2661.0366" calcext:value-type="float">
            <text:p>2661,0366</text:p>
          </table:table-cell>
          <table:table-cell office:value-type="float" office:value="2080.8972" calcext:value-type="float">
            <text:p>2080,8972</text:p>
          </table:table-cell>
          <table:table-cell office:value-type="float" office:value="2948.8328" calcext:value-type="float">
            <text:p>2948,8328</text:p>
          </table:table-cell>
          <table:table-cell office:value-type="float" office:value="2270.5266" calcext:value-type="float">
            <text:p>2270,5266</text:p>
          </table:table-cell>
          <table:table-cell office:value-type="float" office:value="2461.1013" calcext:value-type="float">
            <text:p>2461,1013</text:p>
          </table:table-cell>
          <table:table-cell table:formula="of:=ABS([.B$1]-[.B12])*[.B$2]" office:value-type="float" office:value="0.38989425657" calcext:value-type="float">
            <text:p>0,38989425657</text:p>
          </table:table-cell>
          <table:table-cell table:formula="of:=ABS([.C$1]-[.C12])*[.C$2]" office:value-type="float" office:value="0.190343061424" calcext:value-type="float">
            <text:p>0,190343061424</text:p>
          </table:table-cell>
          <table:table-cell table:formula="of:=ABS([.D$1]-[.D12])*[.D$2]" office:value-type="float" office:value="0.251972721376" calcext:value-type="float">
            <text:p>0,251972721376</text:p>
          </table:table-cell>
          <table:table-cell table:formula="of:=ABS([.E$1]-[.E12])*[.E$2]" office:value-type="float" office:value="0.400071298427" calcext:value-type="float">
            <text:p>0,400071298427</text:p>
          </table:table-cell>
          <table:table-cell table:formula="of:=ABS([.F$1]-[.F12])*[.F$2]" office:value-type="float" office:value="0.205304632132" calcext:value-type="float">
            <text:p>0,205304632132</text:p>
          </table:table-cell>
          <table:table-cell table:formula="of:=ABS([.G$1]-[.G12])*[.G$2]" office:value-type="float" office:value="0.0785761394249999" calcext:value-type="float">
            <text:p>0,078576139425</text:p>
          </table:table-cell>
          <table:table-cell table:formula="of:=ABS([.H$1]-[.H12])*[.H$2]" office:value-type="float" office:value="0.323631795344" calcext:value-type="float">
            <text:p>0,323631795344</text:p>
          </table:table-cell>
          <table:table-cell table:formula="of:=ABS([.I$1]-[.I12])*[.I$2]" office:value-type="float" office:value="0.208749857042" calcext:value-type="float">
            <text:p>0,208749857042</text:p>
          </table:table-cell>
          <table:table-cell table:formula="of:=ABS([.J$1]-[.J12])*[.J$2]" office:value-type="float" office:value="0.382680871217" calcext:value-type="float">
            <text:p>0,382680871217</text:p>
          </table:table-cell>
          <table:table-cell table:formula="of:=SUM([.K12:.S12])" office:value-type="float" office:value="2.431224632957" calcext:value-type="float">
            <text:p>2,431224632957</text:p>
          </table:table-cell>
          <table:table-cell table:formula="of:=1 - [.T12]/[.$T$1]" office:value-type="float" office:value="0.894097529311489" calcext:value-type="float">
            <text:p>0,894097529311489</text:p>
          </table:table-cell>
          <table:table-cell table:style-name="ce9" office:value-type="string" calcext:value-type="string">
            <text:p>3125.jpeg</text:p>
          </table:table-cell>
          <table:table-cell table:style-name="ce9" office:value-type="string" calcext:value-type="string">
            <text:p>0.8940975382265706</text:p>
          </table:table-cell>
        </table:table-row>
        <table:table-row table:style-name="ro1">
          <table:table-cell office:value-type="string" calcext:value-type="string">
            <text:p>10048,jpeg</text:p>
          </table:table-cell>
          <table:table-cell office:value-type="float" office:value="63.7404" calcext:value-type="float">
            <text:p>63,7404</text:p>
          </table:table-cell>
          <table:table-cell office:value-type="float" office:value="80.1719" calcext:value-type="float">
            <text:p>80,1719</text:p>
          </table:table-cell>
          <table:table-cell office:value-type="float" office:value="71.3035" calcext:value-type="float">
            <text:p>71,3035</text:p>
          </table:table-cell>
          <table:table-cell office:value-type="float" office:value="2281.7349" calcext:value-type="float">
            <text:p>2281,7349</text:p>
          </table:table-cell>
          <table:table-cell office:value-type="float" office:value="1770.3579" calcext:value-type="float">
            <text:p>1770,3579</text:p>
          </table:table-cell>
          <table:table-cell office:value-type="float" office:value="1411.5253" calcext:value-type="float">
            <text:p>1411,5253</text:p>
          </table:table-cell>
          <table:table-cell office:value-type="float" office:value="1947.3956" calcext:value-type="float">
            <text:p>1947,3956</text:p>
          </table:table-cell>
          <table:table-cell office:value-type="float" office:value="1391.7562" calcext:value-type="float">
            <text:p>1391,7562</text:p>
          </table:table-cell>
          <table:table-cell office:value-type="float" office:value="1380.7665" calcext:value-type="float">
            <text:p>1380,7665</text:p>
          </table:table-cell>
          <table:table-cell table:formula="of:=ABS([.B$1]-[.B13])*[.B$2]" office:value-type="float" office:value="0.22840128675" calcext:value-type="float">
            <text:p>0,22840128675</text:p>
          </table:table-cell>
          <table:table-cell table:formula="of:=ABS([.C$1]-[.C13])*[.C$2]" office:value-type="float" office:value="0.143694557976" calcext:value-type="float">
            <text:p>0,143694557976</text:p>
          </table:table-cell>
          <table:table-cell table:formula="of:=ABS([.D$1]-[.D13])*[.D$2]" office:value-type="float" office:value="0.00386856007200011" calcext:value-type="float">
            <text:p>0,003868560072</text:p>
          </table:table-cell>
          <table:table-cell table:formula="of:=ABS([.E$1]-[.E13])*[.E$2]" office:value-type="float" office:value="0.358255799735" calcext:value-type="float">
            <text:p>0,358255799735</text:p>
          </table:table-cell>
          <table:table-cell table:formula="of:=ABS([.F$1]-[.F13])*[.F$2]" office:value-type="float" office:value="0.382374080915" calcext:value-type="float">
            <text:p>0,382374080915</text:p>
          </table:table-cell>
          <table:table-cell table:formula="of:=ABS([.G$1]-[.G13])*[.G$2]" office:value-type="float" office:value="0.283105579302" calcext:value-type="float">
            <text:p>0,283105579302</text:p>
          </table:table-cell>
          <table:table-cell table:formula="of:=ABS([.H$1]-[.H13])*[.H$2]" office:value-type="float" office:value="0.409099775152" calcext:value-type="float">
            <text:p>0,409099775152</text:p>
          </table:table-cell>
          <table:table-cell table:formula="of:=ABS([.I$1]-[.I13])*[.I$2]" office:value-type="float" office:value="0.32662343375" calcext:value-type="float">
            <text:p>0,32662343375</text:p>
          </table:table-cell>
          <table:table-cell table:formula="of:=ABS([.J$1]-[.J13])*[.J$2]" office:value-type="float" office:value="0.377972058115" calcext:value-type="float">
            <text:p>0,377972058115</text:p>
          </table:table-cell>
          <table:table-cell table:formula="of:=SUM([.K13:.S13])" office:value-type="float" office:value="2.513395131767" calcext:value-type="float">
            <text:p>2,513395131767</text:p>
          </table:table-cell>
          <table:table-cell table:formula="of:=1 - [.T13]/[.$T$1]" office:value-type="float" office:value="0.890518238972076" calcext:value-type="float">
            <text:p>0,890518238972076</text:p>
          </table:table-cell>
          <table:table-cell table:style-name="ce9" office:value-type="string" calcext:value-type="string">
            <text:p>10048.jpeg</text:p>
          </table:table-cell>
          <table:table-cell table:style-name="ce9" office:value-type="string" calcext:value-type="string">
            <text:p>0.8905182496638704</text:p>
          </table:table-cell>
        </table:table-row>
        <table:table-row table:style-name="ro1">
          <table:table-cell office:value-type="string" calcext:value-type="string">
            <text:p>3757,jpeg</text:p>
          </table:table-cell>
          <table:table-cell office:value-type="float" office:value="75.2484" calcext:value-type="float">
            <text:p>75,2484</text:p>
          </table:table-cell>
          <table:table-cell office:value-type="float" office:value="71.2316" calcext:value-type="float">
            <text:p>71,2316</text:p>
          </table:table-cell>
          <table:table-cell office:value-type="float" office:value="57.5839" calcext:value-type="float">
            <text:p>57,5839</text:p>
          </table:table-cell>
          <table:table-cell office:value-type="float" office:value="1883.2507" calcext:value-type="float">
            <text:p>1883,2507</text:p>
          </table:table-cell>
          <table:table-cell office:value-type="float" office:value="2049.1628" calcext:value-type="float">
            <text:p>2049,1628</text:p>
          </table:table-cell>
          <table:table-cell office:value-type="float" office:value="1618.2725" calcext:value-type="float">
            <text:p>1618,2725</text:p>
          </table:table-cell>
          <table:table-cell office:value-type="float" office:value="1952.0486" calcext:value-type="float">
            <text:p>1952,0486</text:p>
          </table:table-cell>
          <table:table-cell office:value-type="float" office:value="1792.9019" calcext:value-type="float">
            <text:p>1792,9019</text:p>
          </table:table-cell>
          <table:table-cell office:value-type="float" office:value="1698.4365" calcext:value-type="float">
            <text:p>1698,4365</text:p>
          </table:table-cell>
          <table:table-cell table:formula="of:=ABS([.B$1]-[.B14])*[.B$2]" office:value-type="float" office:value="0.11451352185" calcext:value-type="float">
            <text:p>0,11451352185</text:p>
          </table:table-cell>
          <table:table-cell table:formula="of:=ABS([.C$1]-[.C14])*[.C$2]" office:value-type="float" office:value="0.425829326868" calcext:value-type="float">
            <text:p>0,425829326868</text:p>
          </table:table-cell>
          <table:table-cell table:formula="of:=ABS([.D$1]-[.D14])*[.D$2]" office:value-type="float" office:value="0.3450801366" calcext:value-type="float">
            <text:p>0,3450801366</text:p>
          </table:table-cell>
          <table:table-cell table:formula="of:=ABS([.E$1]-[.E14])*[.E$2]" office:value-type="float" office:value="0.635509151569" calcext:value-type="float">
            <text:p>0,635509151569</text:p>
          </table:table-cell>
          <table:table-cell table:formula="of:=ABS([.F$1]-[.F14])*[.F$2]" office:value-type="float" office:value="0.198415819846" calcext:value-type="float">
            <text:p>0,198415819846</text:p>
          </table:table-cell>
          <table:table-cell table:formula="of:=ABS([.G$1]-[.G14])*[.G$2]" office:value-type="float" office:value="0.171393864726" calcext:value-type="float">
            <text:p>0,171393864726</text:p>
          </table:table-cell>
          <table:table-cell table:formula="of:=ABS([.H$1]-[.H14])*[.H$2]" office:value-type="float" office:value="0.405695268112" calcext:value-type="float">
            <text:p>0,405695268112</text:p>
          </table:table-cell>
          <table:table-cell table:formula="of:=ABS([.I$1]-[.I14])*[.I$2]" office:value-type="float" office:value="0.082233438939" calcext:value-type="float">
            <text:p>0,082233438939</text:p>
          </table:table-cell>
          <table:table-cell table:formula="of:=ABS([.J$1]-[.J14])*[.J$2]" office:value-type="float" office:value="0.154303787815" calcext:value-type="float">
            <text:p>0,154303787815</text:p>
          </table:table-cell>
          <table:table-cell table:formula="of:=SUM([.K14:.S14])" office:value-type="float" office:value="2.532974316325" calcext:value-type="float">
            <text:p>2,532974316325</text:p>
          </table:table-cell>
          <table:table-cell table:formula="of:=1 - [.T14]/[.$T$1]" office:value-type="float" office:value="0.88966538317642" calcext:value-type="float">
            <text:p>0,88966538317642</text:p>
          </table:table-cell>
          <table:table-cell table:style-name="ce9" office:value-type="string" calcext:value-type="string">
            <text:p>3757.jpeg</text:p>
          </table:table-cell>
          <table:table-cell table:style-name="ce9" office:value-type="string" calcext:value-type="string">
            <text:p>0.8896654140249972</text:p>
          </table:table-cell>
        </table:table-row>
        <table:table-row table:style-name="ro1">
          <table:table-cell office:value-type="string" calcext:value-type="string">
            <text:p>3755,jpeg</text:p>
          </table:table-cell>
          <table:table-cell office:value-type="float" office:value="79.018" calcext:value-type="float">
            <text:p>79,018</text:p>
          </table:table-cell>
          <table:table-cell office:value-type="float" office:value="74.5376" calcext:value-type="float">
            <text:p>74,5376</text:p>
          </table:table-cell>
          <table:table-cell office:value-type="float" office:value="57.5531" calcext:value-type="float">
            <text:p>57,5531</text:p>
          </table:table-cell>
          <table:table-cell office:value-type="float" office:value="1818.246" calcext:value-type="float">
            <text:p>1818,246</text:p>
          </table:table-cell>
          <table:table-cell office:value-type="float" office:value="2004.896" calcext:value-type="float">
            <text:p>2004,896</text:p>
          </table:table-cell>
          <table:table-cell office:value-type="float" office:value="1663.9888" calcext:value-type="float">
            <text:p>1663,9888</text:p>
          </table:table-cell>
          <table:table-cell office:value-type="float" office:value="1862.6519" calcext:value-type="float">
            <text:p>1862,6519</text:p>
          </table:table-cell>
          <table:table-cell office:value-type="float" office:value="1793.6991" calcext:value-type="float">
            <text:p>1793,6991</text:p>
          </table:table-cell>
          <table:table-cell office:value-type="float" office:value="1657.0895" calcext:value-type="float">
            <text:p>1657,0895</text:p>
          </table:table-cell>
          <table:table-cell table:formula="of:=ABS([.B$1]-[.B15])*[.B$2]" office:value-type="float" office:value="0.22683987417" calcext:value-type="float">
            <text:p>0,22683987417</text:p>
          </table:table-cell>
          <table:table-cell table:formula="of:=ABS([.C$1]-[.C15])*[.C$2]" office:value-type="float" office:value="0.321499769028" calcext:value-type="float">
            <text:p>0,321499769028</text:p>
          </table:table-cell>
          <table:table-cell table:formula="of:=ABS([.D$1]-[.D15])*[.D$2]" office:value-type="float" office:value="0.345863513656" calcext:value-type="float">
            <text:p>0,345863513656</text:p>
          </table:table-cell>
          <table:table-cell table:formula="of:=ABS([.E$1]-[.E15])*[.E$2]" office:value-type="float" office:value="0.680737471688" calcext:value-type="float">
            <text:p>0,680737471688</text:p>
          </table:table-cell>
          <table:table-cell table:formula="of:=ABS([.F$1]-[.F15])*[.F$2]" office:value-type="float" office:value="0.227623497154" calcext:value-type="float">
            <text:p>0,227623497154</text:p>
          </table:table-cell>
          <table:table-cell table:formula="of:=ABS([.G$1]-[.G15])*[.G$2]" office:value-type="float" office:value="0.146691976347" calcext:value-type="float">
            <text:p>0,146691976347</text:p>
          </table:table-cell>
          <table:table-cell table:formula="of:=ABS([.H$1]-[.H15])*[.H$2]" office:value-type="float" office:value="0.471105045568" calcext:value-type="float">
            <text:p>0,471105045568</text:p>
          </table:table-cell>
          <table:table-cell table:formula="of:=ABS([.I$1]-[.I15])*[.I$2]" office:value-type="float" office:value="0.081747760783" calcext:value-type="float">
            <text:p>0,081747760783</text:p>
          </table:table-cell>
          <table:table-cell table:formula="of:=ABS([.J$1]-[.J15])*[.J$2]" office:value-type="float" office:value="0.183415797045" calcext:value-type="float">
            <text:p>0,183415797045</text:p>
          </table:table-cell>
          <table:table-cell table:formula="of:=SUM([.K15:.S15])" office:value-type="float" office:value="2.685524705439" calcext:value-type="float">
            <text:p>2,685524705439</text:p>
          </table:table-cell>
          <table:table-cell table:formula="of:=1 - [.T15]/[.$T$1]" office:value-type="float" office:value="0.88302039328422" calcext:value-type="float">
            <text:p>0,88302039328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6,jpeg</text:p>
          </table:table-cell>
          <table:table-cell office:value-type="float" office:value="72.5019" calcext:value-type="float">
            <text:p>72,5019</text:p>
          </table:table-cell>
          <table:table-cell office:value-type="float" office:value="66.5137" calcext:value-type="float">
            <text:p>66,5137</text:p>
          </table:table-cell>
          <table:table-cell office:value-type="float" office:value="54.6922" calcext:value-type="float">
            <text:p>54,6922</text:p>
          </table:table-cell>
          <table:table-cell office:value-type="float" office:value="1851.3481" calcext:value-type="float">
            <text:p>1851,3481</text:p>
          </table:table-cell>
          <table:table-cell office:value-type="float" office:value="2077.1616" calcext:value-type="float">
            <text:p>2077,1616</text:p>
          </table:table-cell>
          <table:table-cell office:value-type="float" office:value="1583.4725" calcext:value-type="float">
            <text:p>1583,4725</text:p>
          </table:table-cell>
          <table:table-cell office:value-type="float" office:value="1951.6877" calcext:value-type="float">
            <text:p>1951,6877</text:p>
          </table:table-cell>
          <table:table-cell office:value-type="float" office:value="1797.7389" calcext:value-type="float">
            <text:p>1797,7389</text:p>
          </table:table-cell>
          <table:table-cell office:value-type="float" office:value="1682.5161" calcext:value-type="float">
            <text:p>1682,5161</text:p>
          </table:table-cell>
          <table:table-cell table:formula="of:=ABS([.B$1]-[.B16])*[.B$2]" office:value-type="float" office:value="0.0326734521750002" calcext:value-type="float">
            <text:p>0,032673452175</text:p>
          </table:table-cell>
          <table:table-cell table:formula="of:=ABS([.C$1]-[.C16])*[.C$2]" office:value-type="float" office:value="0.574715116624" calcext:value-type="float">
            <text:p>0,574715116624</text:p>
          </table:table-cell>
          <table:table-cell table:formula="of:=ABS([.D$1]-[.D16])*[.D$2]" office:value-type="float" office:value="0.418628559744" calcext:value-type="float">
            <text:p>0,418628559744</text:p>
          </table:table-cell>
          <table:table-cell table:formula="of:=ABS([.E$1]-[.E16])*[.E$2]" office:value-type="float" office:value="0.657706023571" calcext:value-type="float">
            <text:p>0,657706023571</text:p>
          </table:table-cell>
          <table:table-cell table:formula="of:=ABS([.F$1]-[.F16])*[.F$2]" office:value-type="float" office:value="0.179941931618" calcext:value-type="float">
            <text:p>0,179941931618</text:p>
          </table:table-cell>
          <table:table-cell table:formula="of:=ABS([.G$1]-[.G16])*[.G$2]" office:value-type="float" office:value="0.190197348726" calcext:value-type="float">
            <text:p>0,190197348726</text:p>
          </table:table-cell>
          <table:table-cell table:formula="of:=ABS([.H$1]-[.H16])*[.H$2]" office:value-type="float" office:value="0.405959331424" calcext:value-type="float">
            <text:p>0,405959331424</text:p>
          </table:table-cell>
          <table:table-cell table:formula="of:=ABS([.I$1]-[.I16])*[.I$2]" office:value-type="float" office:value="0.079286593429" calcext:value-type="float">
            <text:p>0,079286593429</text:p>
          </table:table-cell>
          <table:table-cell table:formula="of:=ABS([.J$1]-[.J16])*[.J$2]" office:value-type="float" office:value="0.165513182251" calcext:value-type="float">
            <text:p>0,165513182251</text:p>
          </table:table-cell>
          <table:table-cell table:formula="of:=SUM([.K16:.S16])" office:value-type="float" office:value="2.704621539562" calcext:value-type="float">
            <text:p>2,704621539562</text:p>
          </table:table-cell>
          <table:table-cell table:formula="of:=1 - [.T16]/[.$T$1]" office:value-type="float" office:value="0.88218854834133" calcext:value-type="float">
            <text:p>0,88218854834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2,jpeg</text:p>
          </table:table-cell>
          <table:table-cell office:value-type="float" office:value="56.8673" calcext:value-type="float">
            <text:p>56,8673</text:p>
          </table:table-cell>
          <table:table-cell office:value-type="float" office:value="63.1741" calcext:value-type="float">
            <text:p>63,1741</text:p>
          </table:table-cell>
          <table:table-cell office:value-type="float" office:value="51.9872" calcext:value-type="float">
            <text:p>51,9872</text:p>
          </table:table-cell>
          <table:table-cell office:value-type="float" office:value="2654.3171" calcext:value-type="float">
            <text:p>2654,3171</text:p>
          </table:table-cell>
          <table:table-cell office:value-type="float" office:value="3022.2126" calcext:value-type="float">
            <text:p>3022,2126</text:p>
          </table:table-cell>
          <table:table-cell office:value-type="float" office:value="1516.2909" calcext:value-type="float">
            <text:p>1516,2909</text:p>
          </table:table-cell>
          <table:table-cell office:value-type="float" office:value="2792.2825" calcext:value-type="float">
            <text:p>2792,2825</text:p>
          </table:table-cell>
          <table:table-cell office:value-type="float" office:value="1913.6273" calcext:value-type="float">
            <text:p>1913,6273</text:p>
          </table:table-cell>
          <table:table-cell office:value-type="float" office:value="1746.7599" calcext:value-type="float">
            <text:p>1746,7599</text:p>
          </table:table-cell>
          <table:table-cell table:formula="of:=ABS([.B$1]-[.B17])*[.B$2]" office:value-type="float" office:value="0.433205576895" calcext:value-type="float">
            <text:p>0,433205576895</text:p>
          </table:table-cell>
          <table:table-cell table:formula="of:=ABS([.C$1]-[.C17])*[.C$2]" office:value-type="float" office:value="0.680105011168" calcext:value-type="float">
            <text:p>0,680105011168</text:p>
          </table:table-cell>
          <table:table-cell table:formula="of:=ABS([.D$1]-[.D17])*[.D$2]" office:value-type="float" office:value="0.487428395344" calcext:value-type="float">
            <text:p>0,487428395344</text:p>
          </table:table-cell>
          <table:table-cell table:formula="of:=ABS([.E$1]-[.E17])*[.E$2]" office:value-type="float" office:value="0.099024282441" calcext:value-type="float">
            <text:p>0,099024282441</text:p>
          </table:table-cell>
          <table:table-cell table:formula="of:=ABS([.F$1]-[.F17])*[.F$2]" office:value-type="float" office:value="0.443612168692" calcext:value-type="float">
            <text:p>0,443612168692</text:p>
          </table:table-cell>
          <table:table-cell table:formula="of:=ABS([.G$1]-[.G17])*[.G$2]" office:value-type="float" office:value="0.226497582654" calcext:value-type="float">
            <text:p>0,226497582654</text:p>
          </table:table-cell>
          <table:table-cell table:formula="of:=ABS([.H$1]-[.H17])*[.H$2]" office:value-type="float" office:value="0.20908707184" calcext:value-type="float">
            <text:p>0,20908707184</text:p>
          </table:table-cell>
          <table:table-cell table:formula="of:=ABS([.I$1]-[.I17])*[.I$2]" office:value-type="float" office:value="0.00868390349699996" calcext:value-type="float">
            <text:p>0,008683903497</text:p>
          </table:table-cell>
          <table:table-cell table:formula="of:=ABS([.J$1]-[.J17])*[.J$2]" office:value-type="float" office:value="0.120279765109" calcext:value-type="float">
            <text:p>0,120279765109</text:p>
          </table:table-cell>
          <table:table-cell table:formula="of:=SUM([.K17:.S17])" office:value-type="float" office:value="2.70792375764" calcext:value-type="float">
            <text:p>2,70792375764</text:p>
          </table:table-cell>
          <table:table-cell table:formula="of:=1 - [.T17]/[.$T$1]" office:value-type="float" office:value="0.882044705996007" calcext:value-type="float">
            <text:p>0,882044705996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7,jpeg</text:p>
          </table:table-cell>
          <table:table-cell office:value-type="float" office:value="55.4026" calcext:value-type="float">
            <text:p>55,4026</text:p>
          </table:table-cell>
          <table:table-cell office:value-type="float" office:value="75.309" calcext:value-type="float">
            <text:p>75,309</text:p>
          </table:table-cell>
          <table:table-cell office:value-type="float" office:value="84.7537" calcext:value-type="float">
            <text:p>84,7537</text:p>
          </table:table-cell>
          <table:table-cell office:value-type="float" office:value="2089.6958" calcext:value-type="float">
            <text:p>2089,6958</text:p>
          </table:table-cell>
          <table:table-cell office:value-type="float" office:value="2269.3921" calcext:value-type="float">
            <text:p>2269,3921</text:p>
          </table:table-cell>
          <table:table-cell office:value-type="float" office:value="2763.0034" calcext:value-type="float">
            <text:p>2763,0034</text:p>
          </table:table-cell>
          <table:table-cell office:value-type="float" office:value="2045.6057" calcext:value-type="float">
            <text:p>2045,6057</text:p>
          </table:table-cell>
          <table:table-cell office:value-type="float" office:value="2415.4189" calcext:value-type="float">
            <text:p>2415,4189</text:p>
          </table:table-cell>
          <table:table-cell office:value-type="float" office:value="1996.6523" calcext:value-type="float">
            <text:p>1996,6523</text:p>
          </table:table-cell>
          <table:table-cell table:formula="of:=ABS([.B$1]-[.B18])*[.B$2]" office:value-type="float" office:value="0.47685063426" calcext:value-type="float">
            <text:p>0,47685063426</text:p>
          </table:table-cell>
          <table:table-cell table:formula="of:=ABS([.C$1]-[.C18])*[.C$2]" office:value-type="float" office:value="0.297156205532" calcext:value-type="float">
            <text:p>0,297156205532</text:p>
          </table:table-cell>
          <table:table-cell table:formula="of:=ABS([.D$1]-[.D18])*[.D$2]" office:value-type="float" office:value="0.345965250936" calcext:value-type="float">
            <text:p>0,345965250936</text:p>
          </table:table-cell>
          <table:table-cell table:formula="of:=ABS([.E$1]-[.E18])*[.E$2]" office:value-type="float" office:value="0.491870844342" calcext:value-type="float">
            <text:p>0,491870844342</text:p>
          </table:table-cell>
          <table:table-cell table:formula="of:=ABS([.F$1]-[.F18])*[.F$2]" office:value-type="float" office:value="0.0531063254129999" calcext:value-type="float">
            <text:p>0,053106325413</text:p>
          </table:table-cell>
          <table:table-cell table:formula="of:=ABS([.G$1]-[.G18])*[.G$2]" office:value-type="float" office:value="0.447138582471" calcext:value-type="float">
            <text:p>0,447138582471</text:p>
          </table:table-cell>
          <table:table-cell table:formula="of:=ABS([.H$1]-[.H18])*[.H$2]" office:value-type="float" office:value="0.337241409184" calcext:value-type="float">
            <text:p>0,337241409184</text:p>
          </table:table-cell>
          <table:table-cell table:formula="of:=ABS([.I$1]-[.I18])*[.I$2]" office:value-type="float" office:value="0.297022592971" calcext:value-type="float">
            <text:p>0,297022592971</text:p>
          </table:table-cell>
          <table:table-cell table:formula="of:=ABS([.J$1]-[.J18])*[.J$2]" office:value-type="float" office:value="0.055666974807" calcext:value-type="float">
            <text:p>0,055666974807</text:p>
          </table:table-cell>
          <table:table-cell table:formula="of:=SUM([.K18:.S18])" office:value-type="float" office:value="2.802018819916" calcext:value-type="float">
            <text:p>2,802018819916</text:p>
          </table:table-cell>
          <table:table-cell table:formula="of:=1 - [.T18]/[.$T$1]" office:value-type="float" office:value="0.877945989884161" calcext:value-type="float">
            <text:p>0,8779459898841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51,jpeg</text:p>
          </table:table-cell>
          <table:table-cell office:value-type="float" office:value="106.1074" calcext:value-type="float">
            <text:p>106,1074</text:p>
          </table:table-cell>
          <table:table-cell office:value-type="float" office:value="91.2631" calcext:value-type="float">
            <text:p>91,2631</text:p>
          </table:table-cell>
          <table:table-cell office:value-type="float" office:value="57.5441" calcext:value-type="float">
            <text:p>57,5441</text:p>
          </table:table-cell>
          <table:table-cell office:value-type="float" office:value="2245.0181" calcext:value-type="float">
            <text:p>2245,0181</text:p>
          </table:table-cell>
          <table:table-cell office:value-type="float" office:value="2158.3547" calcext:value-type="float">
            <text:p>2158,3547</text:p>
          </table:table-cell>
          <table:table-cell office:value-type="float" office:value="1471.5331" calcext:value-type="float">
            <text:p>1471,5331</text:p>
          </table:table-cell>
          <table:table-cell office:value-type="float" office:value="2177.5413" calcext:value-type="float">
            <text:p>2177,5413</text:p>
          </table:table-cell>
          <table:table-cell office:value-type="float" office:value="1720.6707" calcext:value-type="float">
            <text:p>1720,6707</text:p>
          </table:table-cell>
          <table:table-cell office:value-type="float" office:value="1708.4337" calcext:value-type="float">
            <text:p>1708,4337</text:p>
          </table:table-cell>
          <table:table-cell table:formula="of:=ABS([.B$1]-[.B19])*[.B$2]" office:value-type="float" office:value="1.0340484609" calcext:value-type="float">
            <text:p>1,0340484609</text:p>
          </table:table-cell>
          <table:table-cell table:formula="of:=ABS([.C$1]-[.C19])*[.C$2]" office:value-type="float" office:value="0.206317538792" calcext:value-type="float">
            <text:p>0,206317538792</text:p>
          </table:table-cell>
          <table:table-cell table:formula="of:=ABS([.D$1]-[.D19])*[.D$2]" office:value-type="float" office:value="0.346092422536" calcext:value-type="float">
            <text:p>0,346092422536</text:p>
          </table:table-cell>
          <table:table-cell table:formula="of:=ABS([.E$1]-[.E19])*[.E$2]" office:value-type="float" office:value="0.383802247671" calcext:value-type="float">
            <text:p>0,383802247671</text:p>
          </table:table-cell>
          <table:table-cell table:formula="of:=ABS([.F$1]-[.F19])*[.F$2]" office:value-type="float" office:value="0.126369912307" calcext:value-type="float">
            <text:p>0,126369912307</text:p>
          </table:table-cell>
          <table:table-cell table:formula="of:=ABS([.G$1]-[.G19])*[.G$2]" office:value-type="float" office:value="0.250681564728" calcext:value-type="float">
            <text:p>0,250681564728</text:p>
          </table:table-cell>
          <table:table-cell table:formula="of:=ABS([.H$1]-[.H19])*[.H$2]" office:value-type="float" office:value="0.240706769376" calcext:value-type="float">
            <text:p>0,240706769376</text:p>
          </table:table-cell>
          <table:table-cell table:formula="of:=ABS([.I$1]-[.I19])*[.I$2]" office:value-type="float" office:value="0.126238852915" calcext:value-type="float">
            <text:p>0,126238852915</text:p>
          </table:table-cell>
          <table:table-cell table:formula="of:=ABS([.J$1]-[.J19])*[.J$2]" office:value-type="float" office:value="0.147264859267" calcext:value-type="float">
            <text:p>0,147264859267</text:p>
          </table:table-cell>
          <table:table-cell table:formula="of:=SUM([.K19:.S19])" office:value-type="float" office:value="2.861522628492" calcext:value-type="float">
            <text:p>2,861522628492</text:p>
          </table:table-cell>
          <table:table-cell table:formula="of:=1 - [.T19]/[.$T$1]" office:value-type="float" office:value="0.875354044961363" calcext:value-type="float">
            <text:p>0,8753540449613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42,jpeg</text:p>
          </table:table-cell>
          <table:table-cell office:value-type="float" office:value="110.5957" calcext:value-type="float">
            <text:p>110,5957</text:p>
          </table:table-cell>
          <table:table-cell office:value-type="float" office:value="101.0641" calcext:value-type="float">
            <text:p>101,0641</text:p>
          </table:table-cell>
          <table:table-cell office:value-type="float" office:value="65.0081" calcext:value-type="float">
            <text:p>65,0081</text:p>
          </table:table-cell>
          <table:table-cell office:value-type="float" office:value="2722.2754" calcext:value-type="float">
            <text:p>2722,2754</text:p>
          </table:table-cell>
          <table:table-cell office:value-type="float" office:value="1994.2029" calcext:value-type="float">
            <text:p>1994,2029</text:p>
          </table:table-cell>
          <table:table-cell office:value-type="float" office:value="1381.2994" calcext:value-type="float">
            <text:p>1381,2994</text:p>
          </table:table-cell>
          <table:table-cell office:value-type="float" office:value="2295.4695" calcext:value-type="float">
            <text:p>2295,4695</text:p>
          </table:table-cell>
          <table:table-cell office:value-type="float" office:value="1594.5892" calcext:value-type="float">
            <text:p>1594,5892</text:p>
          </table:table-cell>
          <table:table-cell office:value-type="float" office:value="1782.6206" calcext:value-type="float">
            <text:p>1782,6206</text:p>
          </table:table-cell>
          <table:table-cell table:formula="of:=ABS([.B$1]-[.B20])*[.B$2]" office:value-type="float" office:value="1.167790599885" calcext:value-type="float">
            <text:p>1,167790599885</text:p>
          </table:table-cell>
          <table:table-cell table:formula="of:=ABS([.C$1]-[.C20])*[.C$2]" office:value-type="float" office:value="0.515613968432" calcext:value-type="float">
            <text:p>0,515613968432</text:p>
          </table:table-cell>
          <table:table-cell table:formula="of:=ABS([.D$1]-[.D20])*[.D$2]" office:value-type="float" office:value="0.156250658056" calcext:value-type="float">
            <text:p>0,156250658056</text:p>
          </table:table-cell>
          <table:table-cell table:formula="of:=ABS([.E$1]-[.E20])*[.E$2]" office:value-type="float" office:value="0.0517409360500002" calcext:value-type="float">
            <text:p>0,05174093605</text:p>
          </table:table-cell>
          <table:table-cell table:formula="of:=ABS([.F$1]-[.F20])*[.F$2]" office:value-type="float" office:value="0.234678911465" calcext:value-type="float">
            <text:p>0,234678911465</text:p>
          </table:table-cell>
          <table:table-cell table:formula="of:=ABS([.G$1]-[.G20])*[.G$2]" office:value-type="float" office:value="0.299437539849" calcext:value-type="float">
            <text:p>0,299437539849</text:p>
          </table:table-cell>
          <table:table-cell table:formula="of:=ABS([.H$1]-[.H20])*[.H$2]" office:value-type="float" office:value="0.154421064" calcext:value-type="float">
            <text:p>0,154421064</text:p>
          </table:table-cell>
          <table:table-cell table:formula="of:=ABS([.I$1]-[.I20])*[.I$2]" office:value-type="float" office:value="0.20305148516" calcext:value-type="float">
            <text:p>0,20305148516</text:p>
          </table:table-cell>
          <table:table-cell table:formula="of:=ABS([.J$1]-[.J20])*[.J$2]" office:value-type="float" office:value="0.095030604846" calcext:value-type="float">
            <text:p>0,095030604846</text:p>
          </table:table-cell>
          <table:table-cell table:formula="of:=SUM([.K20:.S20])" office:value-type="float" office:value="2.878015767743" calcext:value-type="float">
            <text:p>2,878015767743</text:p>
          </table:table-cell>
          <table:table-cell table:formula="of:=1 - [.T20]/[.$T$1]" office:value-type="float" office:value="0.874635615173998" calcext:value-type="float">
            <text:p>0,8746356151739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2,jpeg</text:p>
          </table:table-cell>
          <table:table-cell office:value-type="float" office:value="85.4247" calcext:value-type="float">
            <text:p>85,4247</text:p>
          </table:table-cell>
          <table:table-cell office:value-type="float" office:value="80.8823" calcext:value-type="float">
            <text:p>80,8823</text:p>
          </table:table-cell>
          <table:table-cell office:value-type="float" office:value="62.8036" calcext:value-type="float">
            <text:p>62,8036</text:p>
          </table:table-cell>
          <table:table-cell office:value-type="float" office:value="2988.5857" calcext:value-type="float">
            <text:p>2988,5857</text:p>
          </table:table-cell>
          <table:table-cell office:value-type="float" office:value="3106.032" calcext:value-type="float">
            <text:p>3106,032</text:p>
          </table:table-cell>
          <table:table-cell office:value-type="float" office:value="2345.905" calcext:value-type="float">
            <text:p>2345,905</text:p>
          </table:table-cell>
          <table:table-cell office:value-type="float" office:value="3013.5427" calcext:value-type="float">
            <text:p>3013,5427</text:p>
          </table:table-cell>
          <table:table-cell office:value-type="float" office:value="2653.7368" calcext:value-type="float">
            <text:p>2653,7368</text:p>
          </table:table-cell>
          <table:table-cell office:value-type="float" office:value="2584.7332" calcext:value-type="float">
            <text:p>2584,7332</text:p>
          </table:table-cell>
          <table:table-cell table:formula="of:=ABS([.B$1]-[.B21])*[.B$2]" office:value-type="float" office:value="0.417746400435" calcext:value-type="float">
            <text:p>0,417746400435</text:p>
          </table:table-cell>
          <table:table-cell table:formula="of:=ABS([.C$1]-[.C21])*[.C$2]" office:value-type="float" office:value="0.12127601052" calcext:value-type="float">
            <text:p>0,12127601052</text:p>
          </table:table-cell>
          <table:table-cell table:formula="of:=ABS([.D$1]-[.D21])*[.D$2]" office:value-type="float" office:value="0.212320616496" calcext:value-type="float">
            <text:p>0,212320616496</text:p>
          </table:table-cell>
          <table:table-cell table:formula="of:=ABS([.E$1]-[.E21])*[.E$2]" office:value-type="float" office:value="0.133549781381" calcext:value-type="float">
            <text:p>0,133549781381</text:p>
          </table:table-cell>
          <table:table-cell table:formula="of:=ABS([.F$1]-[.F21])*[.F$2]" office:value-type="float" office:value="0.498917047006" calcext:value-type="float">
            <text:p>0,498917047006</text:p>
          </table:table-cell>
          <table:table-cell table:formula="of:=ABS([.G$1]-[.G21])*[.G$2]" office:value-type="float" office:value="0.221767803999" calcext:value-type="float">
            <text:p>0,221767803999</text:p>
          </table:table-cell>
          <table:table-cell table:formula="of:=ABS([.H$1]-[.H21])*[.H$2]" office:value-type="float" office:value="0.370978734976" calcext:value-type="float">
            <text:p>0,370978734976</text:p>
          </table:table-cell>
          <table:table-cell table:formula="of:=ABS([.I$1]-[.I21])*[.I$2]" office:value-type="float" office:value="0.442213007188" calcext:value-type="float">
            <text:p>0,442213007188</text:p>
          </table:table-cell>
          <table:table-cell table:formula="of:=ABS([.J$1]-[.J21])*[.J$2]" office:value-type="float" office:value="0.469728855688" calcext:value-type="float">
            <text:p>0,469728855688</text:p>
          </table:table-cell>
          <table:table-cell table:formula="of:=SUM([.K21:.S21])" office:value-type="float" office:value="2.888498257689" calcext:value-type="float">
            <text:p>2,888498257689</text:p>
          </table:table-cell>
          <table:table-cell table:formula="of:=1 - [.T21]/[.$T$1]" office:value-type="float" office:value="0.874179005130977" calcext:value-type="float">
            <text:p>0,874179005130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4,jpeg</text:p>
          </table:table-cell>
          <table:table-cell office:value-type="float" office:value="73.7897" calcext:value-type="float">
            <text:p>73,7897</text:p>
          </table:table-cell>
          <table:table-cell office:value-type="float" office:value="66.929" calcext:value-type="float">
            <text:p>66,929</text:p>
          </table:table-cell>
          <table:table-cell office:value-type="float" office:value="55.3625" calcext:value-type="float">
            <text:p>55,3625</text:p>
          </table:table-cell>
          <table:table-cell office:value-type="float" office:value="1784.2607" calcext:value-type="float">
            <text:p>1784,2607</text:p>
          </table:table-cell>
          <table:table-cell office:value-type="float" office:value="1974.7203" calcext:value-type="float">
            <text:p>1974,7203</text:p>
          </table:table-cell>
          <table:table-cell office:value-type="float" office:value="1508.2885" calcext:value-type="float">
            <text:p>1508,2885</text:p>
          </table:table-cell>
          <table:table-cell office:value-type="float" office:value="1864.8718" calcext:value-type="float">
            <text:p>1864,8718</text:p>
          </table:table-cell>
          <table:table-cell office:value-type="float" office:value="1709.1581" calcext:value-type="float">
            <text:p>1709,1581</text:p>
          </table:table-cell>
          <table:table-cell office:value-type="float" office:value="1606.366" calcext:value-type="float">
            <text:p>1606,366</text:p>
          </table:table-cell>
          <table:table-cell table:formula="of:=ABS([.B$1]-[.B22])*[.B$2]" office:value-type="float" office:value="0.0710472521849999" calcext:value-type="float">
            <text:p>0,071047252185</text:p>
          </table:table-cell>
          <table:table-cell table:formula="of:=ABS([.C$1]-[.C22])*[.C$2]" office:value-type="float" office:value="0.561609228732" calcext:value-type="float">
            <text:p>0,561609228732</text:p>
          </table:table-cell>
          <table:table-cell table:formula="of:=ABS([.D$1]-[.D22])*[.D$2]" office:value-type="float" office:value="0.401579935048" calcext:value-type="float">
            <text:p>0,401579935048</text:p>
          </table:table-cell>
          <table:table-cell table:formula="of:=ABS([.E$1]-[.E22])*[.E$2]" office:value-type="float" office:value="0.704383423869" calcext:value-type="float">
            <text:p>0,704383423869</text:p>
          </table:table-cell>
          <table:table-cell table:formula="of:=ABS([.F$1]-[.F22])*[.F$2]" office:value-type="float" office:value="0.247533725771" calcext:value-type="float">
            <text:p>0,247533725771</text:p>
          </table:table-cell>
          <table:table-cell table:formula="of:=ABS([.G$1]-[.G22])*[.G$2]" office:value-type="float" office:value="0.230821519446" calcext:value-type="float">
            <text:p>0,230821519446</text:p>
          </table:table-cell>
          <table:table-cell table:formula="of:=ABS([.H$1]-[.H22])*[.H$2]" office:value-type="float" office:value="0.469480789136" calcext:value-type="float">
            <text:p>0,469480789136</text:p>
          </table:table-cell>
          <table:table-cell table:formula="of:=ABS([.I$1]-[.I22])*[.I$2]" office:value-type="float" office:value="0.133252674213" calcext:value-type="float">
            <text:p>0,133252674213</text:p>
          </table:table-cell>
          <table:table-cell table:formula="of:=ABS([.J$1]-[.J22])*[.J$2]" office:value-type="float" office:value="0.21912970616" calcext:value-type="float">
            <text:p>0,21912970616</text:p>
          </table:table-cell>
          <table:table-cell table:formula="of:=SUM([.K22:.S22])" office:value-type="float" office:value="3.03883825456" calcext:value-type="float">
            <text:p>3,03883825456</text:p>
          </table:table-cell>
          <table:table-cell table:formula="of:=1 - [.T22]/[.$T$1]" office:value-type="float" office:value="0.867630298402641" calcext:value-type="float">
            <text:p>0,8676302984026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8,jpeg</text:p>
          </table:table-cell>
          <table:table-cell office:value-type="float" office:value="63.4308" calcext:value-type="float">
            <text:p>63,4308</text:p>
          </table:table-cell>
          <table:table-cell office:value-type="float" office:value="86.2153" calcext:value-type="float">
            <text:p>86,2153</text:p>
          </table:table-cell>
          <table:table-cell office:value-type="float" office:value="93.5604" calcext:value-type="float">
            <text:p>93,5604</text:p>
          </table:table-cell>
          <table:table-cell office:value-type="float" office:value="2179.5693" calcext:value-type="float">
            <text:p>2179,5693</text:p>
          </table:table-cell>
          <table:table-cell office:value-type="float" office:value="1637.326" calcext:value-type="float">
            <text:p>1637,326</text:p>
          </table:table-cell>
          <table:table-cell office:value-type="float" office:value="1496.9729" calcext:value-type="float">
            <text:p>1496,9729</text:p>
          </table:table-cell>
          <table:table-cell office:value-type="float" office:value="1824.2739" calcext:value-type="float">
            <text:p>1824,2739</text:p>
          </table:table-cell>
          <table:table-cell office:value-type="float" office:value="1433.6405" calcext:value-type="float">
            <text:p>1433,6405</text:p>
          </table:table-cell>
          <table:table-cell office:value-type="float" office:value="1429.1613" calcext:value-type="float">
            <text:p>1429,1613</text:p>
          </table:table-cell>
          <table:table-cell table:formula="of:=ABS([.B$1]-[.B23])*[.B$2]" office:value-type="float" office:value="0.23762673207" calcext:value-type="float">
            <text:p>0,23762673207</text:p>
          </table:table-cell>
          <table:table-cell table:formula="of:=ABS([.C$1]-[.C23])*[.C$2]" office:value-type="float" office:value="0.0470208835999998" calcext:value-type="float">
            <text:p>0,0470208836</text:p>
          </table:table-cell>
          <table:table-cell table:formula="of:=ABS([.D$1]-[.D23])*[.D$2]" office:value-type="float" office:value="0.56995767688" calcext:value-type="float">
            <text:p>0,56995767688</text:p>
          </table:table-cell>
          <table:table-cell table:formula="of:=ABS([.E$1]-[.E23])*[.E$2]" office:value-type="float" office:value="0.429339559247" calcext:value-type="float">
            <text:p>0,429339559247</text:p>
          </table:table-cell>
          <table:table-cell table:formula="of:=ABS([.F$1]-[.F23])*[.F$2]" office:value-type="float" office:value="0.470149858854" calcext:value-type="float">
            <text:p>0,470149858854</text:p>
          </table:table-cell>
          <table:table-cell table:formula="of:=ABS([.G$1]-[.G23])*[.G$2]" office:value-type="float" office:value="0.236935677594" calcext:value-type="float">
            <text:p>0,236935677594</text:p>
          </table:table-cell>
          <table:table-cell table:formula="of:=ABS([.H$1]-[.H23])*[.H$2]" office:value-type="float" office:value="0.499185460608" calcext:value-type="float">
            <text:p>0,499185460608</text:p>
          </table:table-cell>
          <table:table-cell table:formula="of:=ABS([.I$1]-[.I23])*[.I$2]" office:value-type="float" office:value="0.301106261661" calcext:value-type="float">
            <text:p>0,301106261661</text:p>
          </table:table-cell>
          <table:table-cell table:formula="of:=ABS([.J$1]-[.J23])*[.J$2]" office:value-type="float" office:value="0.343897763383" calcext:value-type="float">
            <text:p>0,343897763383</text:p>
          </table:table-cell>
          <table:table-cell table:formula="of:=SUM([.K23:.S23])" office:value-type="float" office:value="3.135219873897" calcext:value-type="float">
            <text:p>3,135219873897</text:p>
          </table:table-cell>
          <table:table-cell table:formula="of:=1 - [.T23]/[.$T$1]" office:value-type="float" office:value="0.863431981439912" calcext:value-type="float">
            <text:p>0,863431981439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758,jpeg</text:p>
          </table:table-cell>
          <table:table-cell office:value-type="float" office:value="79.8385" calcext:value-type="float">
            <text:p>79,8385</text:p>
          </table:table-cell>
          <table:table-cell office:value-type="float" office:value="77.9552" calcext:value-type="float">
            <text:p>77,9552</text:p>
          </table:table-cell>
          <table:table-cell office:value-type="float" office:value="58.5848" calcext:value-type="float">
            <text:p>58,5848</text:p>
          </table:table-cell>
          <table:table-cell office:value-type="float" office:value="1726.2042" calcext:value-type="float">
            <text:p>1726,2042</text:p>
          </table:table-cell>
          <table:table-cell office:value-type="float" office:value="1749.0476" calcext:value-type="float">
            <text:p>1749,0476</text:p>
          </table:table-cell>
          <table:table-cell office:value-type="float" office:value="1563.998" calcext:value-type="float">
            <text:p>1563,998</text:p>
          </table:table-cell>
          <table:table-cell office:value-type="float" office:value="1671.7772" calcext:value-type="float">
            <text:p>1671,7772</text:p>
          </table:table-cell>
          <table:table-cell office:value-type="float" office:value="1614.9565" calcext:value-type="float">
            <text:p>1614,9565</text:p>
          </table:table-cell>
          <table:table-cell office:value-type="float" office:value="1580.0416" calcext:value-type="float">
            <text:p>1580,0416</text:p>
          </table:table-cell>
          <table:table-cell table:formula="of:=ABS([.B$1]-[.B24])*[.B$2]" office:value-type="float" office:value="0.251289092145" calcext:value-type="float">
            <text:p>0,251289092145</text:p>
          </table:table-cell>
          <table:table-cell table:formula="of:=ABS([.C$1]-[.C24])*[.C$2]" office:value-type="float" office:value="0.213648378564" calcext:value-type="float">
            <text:p>0,213648378564</text:p>
          </table:table-cell>
          <table:table-cell table:formula="of:=ABS([.D$1]-[.D24])*[.D$2]" office:value-type="float" office:value="0.319622925712" calcext:value-type="float">
            <text:p>0,319622925712</text:p>
          </table:table-cell>
          <table:table-cell table:formula="of:=ABS([.E$1]-[.E24])*[.E$2]" office:value-type="float" office:value="0.744777394874" calcext:value-type="float">
            <text:p>0,744777394874</text:p>
          </table:table-cell>
          <table:table-cell table:formula="of:=ABS([.F$1]-[.F24])*[.F$2]" office:value-type="float" office:value="0.396434829958" calcext:value-type="float">
            <text:p>0,396434829958</text:p>
          </table:table-cell>
          <table:table-cell table:formula="of:=ABS([.G$1]-[.G24])*[.G$2]" office:value-type="float" office:value="0.200720005311" calcext:value-type="float">
            <text:p>0,200720005311</text:p>
          </table:table-cell>
          <table:table-cell table:formula="of:=ABS([.H$1]-[.H24])*[.H$2]" office:value-type="float" office:value="0.610764246064" calcext:value-type="float">
            <text:p>0,610764246064</text:p>
          </table:table-cell>
          <table:table-cell table:formula="of:=ABS([.I$1]-[.I24])*[.I$2]" office:value-type="float" office:value="0.190643114981" calcext:value-type="float">
            <text:p>0,190643114981</text:p>
          </table:table-cell>
          <table:table-cell table:formula="of:=ABS([.J$1]-[.J24])*[.J$2]" office:value-type="float" office:value="0.237664452956" calcext:value-type="float">
            <text:p>0,237664452956</text:p>
          </table:table-cell>
          <table:table-cell table:formula="of:=SUM([.K24:.S24])" office:value-type="float" office:value="3.165564440565" calcext:value-type="float">
            <text:p>3,165564440565</text:p>
          </table:table-cell>
          <table:table-cell table:formula="of:=1 - [.T24]/[.$T$1]" office:value-type="float" office:value="0.862110193013392" calcext:value-type="float">
            <text:p>0,862110193013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4,jpeg</text:p>
          </table:table-cell>
          <table:table-cell office:value-type="float" office:value="124.9058" calcext:value-type="float">
            <text:p>124,9058</text:p>
          </table:table-cell>
          <table:table-cell office:value-type="float" office:value="112.735" calcext:value-type="float">
            <text:p>112,735</text:p>
          </table:table-cell>
          <table:table-cell office:value-type="float" office:value="75.7463" calcext:value-type="float">
            <text:p>75,7463</text:p>
          </table:table-cell>
          <table:table-cell office:value-type="float" office:value="2871.2021" calcext:value-type="float">
            <text:p>2871,2021</text:p>
          </table:table-cell>
          <table:table-cell office:value-type="float" office:value="2517.1753" calcext:value-type="float">
            <text:p>2517,1753</text:p>
          </table:table-cell>
          <table:table-cell office:value-type="float" office:value="1467.6138" calcext:value-type="float">
            <text:p>1467,6138</text:p>
          </table:table-cell>
          <table:table-cell office:value-type="float" office:value="2656.8513" calcext:value-type="float">
            <text:p>2656,8513</text:p>
          </table:table-cell>
          <table:table-cell office:value-type="float" office:value="1830.8755" calcext:value-type="float">
            <text:p>1830,8755</text:p>
          </table:table-cell>
          <table:table-cell office:value-type="float" office:value="1889.3944" calcext:value-type="float">
            <text:p>1889,3944</text:p>
          </table:table-cell>
          <table:table-cell table:formula="of:=ABS([.B$1]-[.B25])*[.B$2]" office:value-type="float" office:value="1.59420224418" calcext:value-type="float">
            <text:p>1,59420224418</text:p>
          </table:table-cell>
          <table:table-cell table:formula="of:=ABS([.C$1]-[.C25])*[.C$2]" office:value-type="float" office:value="0.883920029108" calcext:value-type="float">
            <text:p>0,883920029108</text:p>
          </table:table-cell>
          <table:table-cell table:formula="of:=ABS([.D$1]-[.D25])*[.D$2]" office:value-type="float" office:value="0.116868156968" calcext:value-type="float">
            <text:p>0,116868156968</text:p>
          </table:table-cell>
          <table:table-cell table:formula="of:=ABS([.E$1]-[.E25])*[.E$2]" office:value-type="float" office:value="0.0518777940089998" calcext:value-type="float">
            <text:p>0,051877794009</text:p>
          </table:table-cell>
          <table:table-cell table:formula="of:=ABS([.F$1]-[.F25])*[.F$2]" office:value-type="float" office:value="0.110383507779" calcext:value-type="float">
            <text:p>0,110383507779</text:p>
          </table:table-cell>
          <table:table-cell table:formula="of:=ABS([.G$1]-[.G25])*[.G$2]" office:value-type="float" office:value="0.252799280097" calcext:value-type="float">
            <text:p>0,252799280097</text:p>
          </table:table-cell>
          <table:table-cell table:formula="of:=ABS([.H$1]-[.H25])*[.H$2]" office:value-type="float" office:value="0.109994771424" calcext:value-type="float">
            <text:p>0,109994771424</text:p>
          </table:table-cell>
          <table:table-cell table:formula="of:=ABS([.I$1]-[.I25])*[.I$2]" office:value-type="float" office:value="0.059098782611" calcext:value-type="float">
            <text:p>0,059098782611</text:p>
          </table:table-cell>
          <table:table-cell table:formula="of:=ABS([.J$1]-[.J25])*[.J$2]" office:value-type="float" office:value="0.019852240004" calcext:value-type="float">
            <text:p>0,019852240004</text:p>
          </table:table-cell>
          <table:table-cell table:formula="of:=SUM([.K25:.S25])" office:value-type="float" office:value="3.19899680618" calcext:value-type="float">
            <text:p>3,19899680618</text:p>
          </table:table-cell>
          <table:table-cell table:formula="of:=1 - [.T25]/[.$T$1]" office:value-type="float" office:value="0.860653902191229" calcext:value-type="float">
            <text:p>0,8606539021912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2,jpeg</text:p>
          </table:table-cell>
          <table:table-cell office:value-type="float" office:value="113.7768" calcext:value-type="float">
            <text:p>113,7768</text:p>
          </table:table-cell>
          <table:table-cell office:value-type="float" office:value="104.9381" calcext:value-type="float">
            <text:p>104,9381</text:p>
          </table:table-cell>
          <table:table-cell office:value-type="float" office:value="79.7814" calcext:value-type="float">
            <text:p>79,7814</text:p>
          </table:table-cell>
          <table:table-cell office:value-type="float" office:value="2381.4329" calcext:value-type="float">
            <text:p>2381,4329</text:p>
          </table:table-cell>
          <table:table-cell office:value-type="float" office:value="1979.0741" calcext:value-type="float">
            <text:p>1979,0741</text:p>
          </table:table-cell>
          <table:table-cell office:value-type="float" office:value="1794.2034" calcext:value-type="float">
            <text:p>1794,2034</text:p>
          </table:table-cell>
          <table:table-cell office:value-type="float" office:value="2065.1948" calcext:value-type="float">
            <text:p>2065,1948</text:p>
          </table:table-cell>
          <table:table-cell office:value-type="float" office:value="1782.8711" calcext:value-type="float">
            <text:p>1782,8711</text:p>
          </table:table-cell>
          <table:table-cell office:value-type="float" office:value="1716.7407" calcext:value-type="float">
            <text:p>1716,7407</text:p>
          </table:table-cell>
          <table:table-cell table:formula="of:=ABS([.B$1]-[.B26])*[.B$2]" office:value-type="float" office:value="1.26258085863" calcext:value-type="float">
            <text:p>1,26258085863</text:p>
          </table:table-cell>
          <table:table-cell table:formula="of:=ABS([.C$1]-[.C26])*[.C$2]" office:value-type="float" office:value="0.637868265792" calcext:value-type="float">
            <text:p>0,637868265792</text:p>
          </table:table-cell>
          <table:table-cell table:formula="of:=ABS([.D$1]-[.D26])*[.D$2]" office:value-type="float" office:value="0.2194981816" calcext:value-type="float">
            <text:p>0,2194981816</text:p>
          </table:table-cell>
          <table:table-cell table:formula="of:=ABS([.E$1]-[.E26])*[.E$2]" office:value-type="float" office:value="0.288888922275" calcext:value-type="float">
            <text:p>0,288888922275</text:p>
          </table:table-cell>
          <table:table-cell table:formula="of:=ABS([.F$1]-[.F26])*[.F$2]" office:value-type="float" office:value="0.244661044993" calcext:value-type="float">
            <text:p>0,244661044993</text:p>
          </table:table-cell>
          <table:table-cell table:formula="of:=ABS([.G$1]-[.G26])*[.G$2]" office:value-type="float" office:value="0.0763331215289999" calcext:value-type="float">
            <text:p>0,076333121529</text:p>
          </table:table-cell>
          <table:table-cell table:formula="of:=ABS([.H$1]-[.H26])*[.H$2]" office:value-type="float" office:value="0.322908456496" calcext:value-type="float">
            <text:p>0,322908456496</text:p>
          </table:table-cell>
          <table:table-cell table:formula="of:=ABS([.I$1]-[.I26])*[.I$2]" office:value-type="float" office:value="0.088344503223" calcext:value-type="float">
            <text:p>0,088344503223</text:p>
          </table:table-cell>
          <table:table-cell table:formula="of:=ABS([.J$1]-[.J26])*[.J$2]" office:value-type="float" office:value="0.141415983637" calcext:value-type="float">
            <text:p>0,141415983637</text:p>
          </table:table-cell>
          <table:table-cell table:formula="of:=SUM([.K26:.S26])" office:value-type="float" office:value="3.282499338175" calcext:value-type="float">
            <text:p>3,282499338175</text:p>
          </table:table-cell>
          <table:table-cell table:formula="of:=1 - [.T26]/[.$T$1]" office:value-type="float" office:value="0.857016589403616" calcext:value-type="float">
            <text:p>0,857016589403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54,jpeg</text:p>
          </table:table-cell>
          <table:table-cell office:value-type="float" office:value="105.0185" calcext:value-type="float">
            <text:p>105,0185</text:p>
          </table:table-cell>
          <table:table-cell office:value-type="float" office:value="89.4083" calcext:value-type="float">
            <text:p>89,4083</text:p>
          </table:table-cell>
          <table:table-cell office:value-type="float" office:value="58.4931" calcext:value-type="float">
            <text:p>58,4931</text:p>
          </table:table-cell>
          <table:table-cell office:value-type="float" office:value="3298.4968" calcext:value-type="float">
            <text:p>3298,4968</text:p>
          </table:table-cell>
          <table:table-cell office:value-type="float" office:value="2980.2092" calcext:value-type="float">
            <text:p>2980,2092</text:p>
          </table:table-cell>
          <table:table-cell office:value-type="float" office:value="1962.7373" calcext:value-type="float">
            <text:p>1962,7373</text:p>
          </table:table-cell>
          <table:table-cell office:value-type="float" office:value="3110.8987" calcext:value-type="float">
            <text:p>3110,8987</text:p>
          </table:table-cell>
          <table:table-cell office:value-type="float" office:value="2356.897" calcext:value-type="float">
            <text:p>2356,897</text:p>
          </table:table-cell>
          <table:table-cell office:value-type="float" office:value="2429.1494" calcext:value-type="float">
            <text:p>2429,1494</text:p>
          </table:table-cell>
          <table:table-cell table:formula="of:=ABS([.B$1]-[.B27])*[.B$2]" office:value-type="float" office:value="1.001601473145" calcext:value-type="float">
            <text:p>1,001601473145</text:p>
          </table:table-cell>
          <table:table-cell table:formula="of:=ABS([.C$1]-[.C27])*[.C$2]" office:value-type="float" office:value="0.14778442812" calcext:value-type="float">
            <text:p>0,14778442812</text:p>
          </table:table-cell>
          <table:table-cell table:formula="of:=ABS([.D$1]-[.D27])*[.D$2]" office:value-type="float" office:value="0.321955252856" calcext:value-type="float">
            <text:p>0,321955252856</text:p>
          </table:table-cell>
          <table:table-cell table:formula="of:=ABS([.E$1]-[.E27])*[.E$2]" office:value-type="float" office:value="0.349176627428" calcext:value-type="float">
            <text:p>0,349176627428</text:p>
          </table:table-cell>
          <table:table-cell table:formula="of:=ABS([.F$1]-[.F27])*[.F$2]" office:value-type="float" office:value="0.415897905338" calcext:value-type="float">
            <text:p>0,415897905338</text:p>
          </table:table-cell>
          <table:table-cell table:formula="of:=ABS([.G$1]-[.G27])*[.G$2]" office:value-type="float" office:value="0.014730800658" calcext:value-type="float">
            <text:p>0,014730800658</text:p>
          </table:table-cell>
          <table:table-cell table:formula="of:=ABS([.H$1]-[.H27])*[.H$2]" office:value-type="float" office:value="0.442212173056" calcext:value-type="float">
            <text:p>0,442212173056</text:p>
          </table:table-cell>
          <table:table-cell table:formula="of:=ABS([.I$1]-[.I27])*[.I$2]" office:value-type="float" office:value="0.261369295834" calcext:value-type="float">
            <text:p>0,261369295834</text:p>
          </table:table-cell>
          <table:table-cell table:formula="of:=ABS([.J$1]-[.J27])*[.J$2]" office:value-type="float" office:value="0.360183857946" calcext:value-type="float">
            <text:p>0,360183857946</text:p>
          </table:table-cell>
          <table:table-cell table:formula="of:=SUM([.K27:.S27])" office:value-type="float" office:value="3.314911814381" calcext:value-type="float">
            <text:p>3,314911814381</text:p>
          </table:table-cell>
          <table:table-cell table:formula="of:=1 - [.T27]/[.$T$1]" office:value-type="float" office:value="0.855604724261737" calcext:value-type="float">
            <text:p>0,8556047242617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69,jpeg</text:p>
          </table:table-cell>
          <table:table-cell office:value-type="float" office:value="96.4943" calcext:value-type="float">
            <text:p>96,4943</text:p>
          </table:table-cell>
          <table:table-cell office:value-type="float" office:value="73.6364" calcext:value-type="float">
            <text:p>73,6364</text:p>
          </table:table-cell>
          <table:table-cell office:value-type="float" office:value="56.7225" calcext:value-type="float">
            <text:p>56,7225</text:p>
          </table:table-cell>
          <table:table-cell office:value-type="float" office:value="3361.1511" calcext:value-type="float">
            <text:p>3361,1511</text:p>
          </table:table-cell>
          <table:table-cell office:value-type="float" office:value="2904.3369" calcext:value-type="float">
            <text:p>2904,3369</text:p>
          </table:table-cell>
          <table:table-cell office:value-type="float" office:value="2106.219" calcext:value-type="float">
            <text:p>2106,219</text:p>
          </table:table-cell>
          <table:table-cell office:value-type="float" office:value="3072.5994" calcext:value-type="float">
            <text:p>3072,5994</text:p>
          </table:table-cell>
          <table:table-cell office:value-type="float" office:value="2410.4468" calcext:value-type="float">
            <text:p>2410,4468</text:p>
          </table:table-cell>
          <table:table-cell office:value-type="float" office:value="2479.4788" calcext:value-type="float">
            <text:p>2479,4788</text:p>
          </table:table-cell>
          <table:table-cell table:formula="of:=ABS([.B$1]-[.B28])*[.B$2]" office:value-type="float" office:value="0.747597787755" calcext:value-type="float">
            <text:p>0,747597787755</text:p>
          </table:table-cell>
          <table:table-cell table:formula="of:=ABS([.C$1]-[.C28])*[.C$2]" office:value-type="float" office:value="0.349939514196" calcext:value-type="float">
            <text:p>0,349939514196</text:p>
          </table:table-cell>
          <table:table-cell table:formula="of:=ABS([.D$1]-[.D28])*[.D$2]" office:value-type="float" office:value="0.366989259848" calcext:value-type="float">
            <text:p>0,366989259848</text:p>
          </table:table-cell>
          <table:table-cell table:formula="of:=ABS([.E$1]-[.E28])*[.E$2]" office:value-type="float" office:value="0.392769609739" calcext:value-type="float">
            <text:p>0,392769609739</text:p>
          </table:table-cell>
          <table:table-cell table:formula="of:=ABS([.F$1]-[.F28])*[.F$2]" office:value-type="float" office:value="0.365836603075" calcext:value-type="float">
            <text:p>0,365836603075</text:p>
          </table:table-cell>
          <table:table-cell table:formula="of:=ABS([.G$1]-[.G28])*[.G$2]" office:value-type="float" office:value="0.092258267619" calcext:value-type="float">
            <text:p>0,092258267619</text:p>
          </table:table-cell>
          <table:table-cell table:formula="of:=ABS([.H$1]-[.H28])*[.H$2]" office:value-type="float" office:value="0.414189341232" calcext:value-type="float">
            <text:p>0,414189341232</text:p>
          </table:table-cell>
          <table:table-cell table:formula="of:=ABS([.I$1]-[.I28])*[.I$2]" office:value-type="float" office:value="0.293993440488" calcext:value-type="float">
            <text:p>0,293993440488</text:p>
          </table:table-cell>
          <table:table-cell table:formula="of:=ABS([.J$1]-[.J28])*[.J$2]" office:value-type="float" office:value="0.395620285192" calcext:value-type="float">
            <text:p>0,395620285192</text:p>
          </table:table-cell>
          <table:table-cell table:formula="of:=SUM([.K28:.S28])" office:value-type="float" office:value="3.419194109144" calcext:value-type="float">
            <text:p>3,419194109144</text:p>
          </table:table-cell>
          <table:table-cell table:formula="of:=1 - [.T28]/[.$T$1]" office:value-type="float" office:value="0.851062259318447" calcext:value-type="float">
            <text:p>0,8510622593184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3,jpeg</text:p>
          </table:table-cell>
          <table:table-cell office:value-type="float" office:value="56.895" calcext:value-type="float">
            <text:p>56,895</text:p>
          </table:table-cell>
          <table:table-cell office:value-type="float" office:value="57.9436" calcext:value-type="float">
            <text:p>57,9436</text:p>
          </table:table-cell>
          <table:table-cell office:value-type="float" office:value="40.5999" calcext:value-type="float">
            <text:p>40,5999</text:p>
          </table:table-cell>
          <table:table-cell office:value-type="float" office:value="2230.335" calcext:value-type="float">
            <text:p>2230,335</text:p>
          </table:table-cell>
          <table:table-cell office:value-type="float" office:value="2483.2153" calcext:value-type="float">
            <text:p>2483,2153</text:p>
          </table:table-cell>
          <table:table-cell office:value-type="float" office:value="1373.2185" calcext:value-type="float">
            <text:p>1373,2185</text:p>
          </table:table-cell>
          <table:table-cell office:value-type="float" office:value="2321.4319" calcext:value-type="float">
            <text:p>2321,4319</text:p>
          </table:table-cell>
          <table:table-cell office:value-type="float" office:value="1620.1267" calcext:value-type="float">
            <text:p>1620,1267</text:p>
          </table:table-cell>
          <table:table-cell office:value-type="float" office:value="1446.1545" calcext:value-type="float">
            <text:p>1446,1545</text:p>
          </table:table-cell>
          <table:table-cell table:formula="of:=ABS([.B$1]-[.B29])*[.B$2]" office:value-type="float" office:value="0.43238017368" calcext:value-type="float">
            <text:p>0,43238017368</text:p>
          </table:table-cell>
          <table:table-cell table:formula="of:=ABS([.C$1]-[.C29])*[.C$2]" office:value-type="float" office:value="0.845167247188" calcext:value-type="float">
            <text:p>0,845167247188</text:p>
          </table:table-cell>
          <table:table-cell table:formula="of:=ABS([.D$1]-[.D29])*[.D$2]" office:value-type="float" office:value="0.77705662748" calcext:value-type="float">
            <text:p>0,77705662748</text:p>
          </table:table-cell>
          <table:table-cell table:formula="of:=ABS([.E$1]-[.E29])*[.E$2]" office:value-type="float" office:value="0.394018308158" calcext:value-type="float">
            <text:p>0,394018308158</text:p>
          </table:table-cell>
          <table:table-cell table:formula="of:=ABS([.F$1]-[.F29])*[.F$2]" office:value-type="float" office:value="0.087976360179" calcext:value-type="float">
            <text:p>0,087976360179</text:p>
          </table:table-cell>
          <table:table-cell table:formula="of:=ABS([.G$1]-[.G29])*[.G$2]" office:value-type="float" office:value="0.303803892546" calcext:value-type="float">
            <text:p>0,303803892546</text:p>
          </table:table-cell>
          <table:table-cell table:formula="of:=ABS([.H$1]-[.H29])*[.H$2]" office:value-type="float" office:value="0.135424895168" calcext:value-type="float">
            <text:p>0,135424895168</text:p>
          </table:table-cell>
          <table:table-cell table:formula="of:=ABS([.I$1]-[.I29])*[.I$2]" office:value-type="float" office:value="0.187493274035" calcext:value-type="float">
            <text:p>0,187493274035</text:p>
          </table:table-cell>
          <table:table-cell table:formula="of:=ABS([.J$1]-[.J29])*[.J$2]" office:value-type="float" office:value="0.331933021195" calcext:value-type="float">
            <text:p>0,331933021195</text:p>
          </table:table-cell>
          <table:table-cell table:formula="of:=SUM([.K29:.S29])" office:value-type="float" office:value="3.495253799629" calcext:value-type="float">
            <text:p>3,495253799629</text:p>
          </table:table-cell>
          <table:table-cell table:formula="of:=1 - [.T29]/[.$T$1]" office:value-type="float" office:value="0.847749151581312" calcext:value-type="float">
            <text:p>0,8477491515813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52,jpeg</text:p>
          </table:table-cell>
          <table:table-cell office:value-type="float" office:value="93.2446" calcext:value-type="float">
            <text:p>93,2446</text:p>
          </table:table-cell>
          <table:table-cell office:value-type="float" office:value="82.0952" calcext:value-type="float">
            <text:p>82,0952</text:p>
          </table:table-cell>
          <table:table-cell office:value-type="float" office:value="59.5294" calcext:value-type="float">
            <text:p>59,5294</text:p>
          </table:table-cell>
          <table:table-cell office:value-type="float" office:value="3230.2568" calcext:value-type="float">
            <text:p>3230,2568</text:p>
          </table:table-cell>
          <table:table-cell office:value-type="float" office:value="3310.8071" calcext:value-type="float">
            <text:p>3310,8071</text:p>
          </table:table-cell>
          <table:table-cell office:value-type="float" office:value="2279.1792" calcext:value-type="float">
            <text:p>2279,1792</text:p>
          </table:table-cell>
          <table:table-cell office:value-type="float" office:value="3241.2856" calcext:value-type="float">
            <text:p>3241,2856</text:p>
          </table:table-cell>
          <table:table-cell office:value-type="float" office:value="2656.1504" calcext:value-type="float">
            <text:p>2656,1504</text:p>
          </table:table-cell>
          <table:table-cell office:value-type="float" office:value="2557.562" calcext:value-type="float">
            <text:p>2557,562</text:p>
          </table:table-cell>
          <table:table-cell table:formula="of:=ABS([.B$1]-[.B30])*[.B$2]" office:value-type="float" office:value="0.65076338964" calcext:value-type="float">
            <text:p>0,65076338964</text:p>
          </table:table-cell>
          <table:table-cell table:formula="of:=ABS([.C$1]-[.C30])*[.C$2]" office:value-type="float" office:value="0.082999748964" calcext:value-type="float">
            <text:p>0,082999748964</text:p>
          </table:table-cell>
          <table:table-cell table:formula="of:=ABS([.D$1]-[.D30])*[.D$2]" office:value-type="float" office:value="0.29559766704" calcext:value-type="float">
            <text:p>0,29559766704</text:p>
          </table:table-cell>
          <table:table-cell table:formula="of:=ABS([.E$1]-[.E30])*[.E$2]" office:value-type="float" office:value="0.301697282628" calcext:value-type="float">
            <text:p>0,301697282628</text:p>
          </table:table-cell>
          <table:table-cell table:formula="of:=ABS([.F$1]-[.F30])*[.F$2]" office:value-type="float" office:value="0.634029705737" calcext:value-type="float">
            <text:p>0,634029705737</text:p>
          </table:table-cell>
          <table:table-cell table:formula="of:=ABS([.G$1]-[.G30])*[.G$2]" office:value-type="float" office:value="0.185713852485" calcext:value-type="float">
            <text:p>0,185713852485</text:p>
          </table:table-cell>
          <table:table-cell table:formula="of:=ABS([.H$1]-[.H30])*[.H$2]" office:value-type="float" office:value="0.537613660048" calcext:value-type="float">
            <text:p>0,537613660048</text:p>
          </table:table-cell>
          <table:table-cell table:formula="of:=ABS([.I$1]-[.I30])*[.I$2]" office:value-type="float" office:value="0.443683444716" calcext:value-type="float">
            <text:p>0,443683444716</text:p>
          </table:table-cell>
          <table:table-cell table:formula="of:=ABS([.J$1]-[.J30])*[.J$2]" office:value-type="float" office:value="0.45059788548" calcext:value-type="float">
            <text:p>0,45059788548</text:p>
          </table:table-cell>
          <table:table-cell table:formula="of:=SUM([.K30:.S30])" office:value-type="float" office:value="3.582696636738" calcext:value-type="float">
            <text:p>3,582696636738</text:p>
          </table:table-cell>
          <table:table-cell table:formula="of:=1 - [.T30]/[.$T$1]" office:value-type="float" office:value="0.84394020181652" calcext:value-type="float">
            <text:p>0,843940201816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6,jpeg</text:p>
          </table:table-cell>
          <table:table-cell office:value-type="float" office:value="105.7362" calcext:value-type="float">
            <text:p>105,7362</text:p>
          </table:table-cell>
          <table:table-cell office:value-type="float" office:value="98.5163" calcext:value-type="float">
            <text:p>98,5163</text:p>
          </table:table-cell>
          <table:table-cell office:value-type="float" office:value="87.6342" calcext:value-type="float">
            <text:p>87,6342</text:p>
          </table:table-cell>
          <table:table-cell office:value-type="float" office:value="2672.022" calcext:value-type="float">
            <text:p>2672,022</text:p>
          </table:table-cell>
          <table:table-cell office:value-type="float" office:value="2644.7483" calcext:value-type="float">
            <text:p>2644,7483</text:p>
          </table:table-cell>
          <table:table-cell office:value-type="float" office:value="2741.1292" calcext:value-type="float">
            <text:p>2741,1292</text:p>
          </table:table-cell>
          <table:table-cell office:value-type="float" office:value="2639.4563" calcext:value-type="float">
            <text:p>2639,4563</text:p>
          </table:table-cell>
          <table:table-cell office:value-type="float" office:value="2636.7913" calcext:value-type="float">
            <text:p>2636,7913</text:p>
          </table:table-cell>
          <table:table-cell office:value-type="float" office:value="2588.4463" calcext:value-type="float">
            <text:p>2588,4463</text:p>
          </table:table-cell>
          <table:table-cell table:formula="of:=ABS([.B$1]-[.B31])*[.B$2]" office:value-type="float" office:value="1.02298746186" calcext:value-type="float">
            <text:p>1,02298746186</text:p>
          </table:table-cell>
          <table:table-cell table:formula="of:=ABS([.C$1]-[.C31])*[.C$2]" office:value-type="float" office:value="0.43521141324" calcext:value-type="float">
            <text:p>0,43521141324</text:p>
          </table:table-cell>
          <table:table-cell table:formula="of:=ABS([.D$1]-[.D31])*[.D$2]" office:value-type="float" office:value="0.419228809696" calcext:value-type="float">
            <text:p>0,419228809696</text:p>
          </table:table-cell>
          <table:table-cell table:formula="of:=ABS([.E$1]-[.E31])*[.E$2]" office:value-type="float" office:value="0.0867057441680002" calcext:value-type="float">
            <text:p>0,086705744168</text:p>
          </table:table-cell>
          <table:table-cell table:formula="of:=ABS([.F$1]-[.F31])*[.F$2]" office:value-type="float" office:value="0.194557448909" calcext:value-type="float">
            <text:p>0,194557448909</text:p>
          </table:table-cell>
          <table:table-cell table:formula="of:=ABS([.G$1]-[.G31])*[.G$2]" office:value-type="float" office:value="0.435319295985" calcext:value-type="float">
            <text:p>0,435319295985</text:p>
          </table:table-cell>
          <table:table-cell table:formula="of:=ABS([.H$1]-[.H31])*[.H$2]" office:value-type="float" office:value="0.097267197824" calcext:value-type="float">
            <text:p>0,097267197824</text:p>
          </table:table-cell>
          <table:table-cell table:formula="of:=ABS([.I$1]-[.I31])*[.I$2]" office:value-type="float" office:value="0.431889300223" calcext:value-type="float">
            <text:p>0,431889300223</text:p>
          </table:table-cell>
          <table:table-cell table:formula="of:=ABS([.J$1]-[.J31])*[.J$2]" office:value-type="float" office:value="0.472343212267" calcext:value-type="float">
            <text:p>0,472343212267</text:p>
          </table:table-cell>
          <table:table-cell table:formula="of:=SUM([.K31:.S31])" office:value-type="float" office:value="3.595509884172" calcext:value-type="float">
            <text:p>3,595509884172</text:p>
          </table:table-cell>
          <table:table-cell table:formula="of:=1 - [.T31]/[.$T$1]" office:value-type="float" office:value="0.843382065582456" calcext:value-type="float">
            <text:p>0,843382065582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4,jpeg</text:p>
          </table:table-cell>
          <table:table-cell office:value-type="float" office:value="87.1841" calcext:value-type="float">
            <text:p>87,1841</text:p>
          </table:table-cell>
          <table:table-cell office:value-type="float" office:value="94.3284" calcext:value-type="float">
            <text:p>94,3284</text:p>
          </table:table-cell>
          <table:table-cell office:value-type="float" office:value="97.0015" calcext:value-type="float">
            <text:p>97,0015</text:p>
          </table:table-cell>
          <table:table-cell office:value-type="float" office:value="3707.3425" calcext:value-type="float">
            <text:p>3707,3425</text:p>
          </table:table-cell>
          <table:table-cell office:value-type="float" office:value="2838.7583" calcext:value-type="float">
            <text:p>2838,7583</text:p>
          </table:table-cell>
          <table:table-cell office:value-type="float" office:value="2747.366" calcext:value-type="float">
            <text:p>2747,366</text:p>
          </table:table-cell>
          <table:table-cell office:value-type="float" office:value="3054.593" calcext:value-type="float">
            <text:p>3054,593</text:p>
          </table:table-cell>
          <table:table-cell office:value-type="float" office:value="2366.4648" calcext:value-type="float">
            <text:p>2366,4648</text:p>
          </table:table-cell>
          <table:table-cell office:value-type="float" office:value="2089.9114" calcext:value-type="float">
            <text:p>2089,9114</text:p>
          </table:table-cell>
          <table:table-cell table:formula="of:=ABS([.B$1]-[.B32])*[.B$2]" office:value-type="float" office:value="0.470172913665" calcext:value-type="float">
            <text:p>0,470172913665</text:p>
          </table:table-cell>
          <table:table-cell table:formula="of:=ABS([.C$1]-[.C32])*[.C$2]" office:value-type="float" office:value="0.303051172684" calcext:value-type="float">
            <text:p>0,303051172684</text:p>
          </table:table-cell>
          <table:table-cell table:formula="of:=ABS([.D$1]-[.D32])*[.D$2]" office:value-type="float" office:value="0.657479715432" calcext:value-type="float">
            <text:p>0,657479715432</text:p>
          </table:table-cell>
          <table:table-cell table:formula="of:=ABS([.E$1]-[.E32])*[.E$2]" office:value-type="float" office:value="0.633639200117" calcext:value-type="float">
            <text:p>0,633639200117</text:p>
          </table:table-cell>
          <table:table-cell table:formula="of:=ABS([.F$1]-[.F32])*[.F$2]" office:value-type="float" office:value="0.322567187009" calcext:value-type="float">
            <text:p>0,322567187009</text:p>
          </table:table-cell>
          <table:table-cell table:formula="of:=ABS([.G$1]-[.G32])*[.G$2]" office:value-type="float" office:value="0.438689226129" calcext:value-type="float">
            <text:p>0,438689226129</text:p>
          </table:table-cell>
          <table:table-cell table:formula="of:=ABS([.H$1]-[.H32])*[.H$2]" office:value-type="float" office:value="0.40101441848" calcext:value-type="float">
            <text:p>0,40101441848</text:p>
          </table:table-cell>
          <table:table-cell table:formula="of:=ABS([.I$1]-[.I32])*[.I$2]" office:value-type="float" office:value="0.267198286628" calcext:value-type="float">
            <text:p>0,267198286628</text:p>
          </table:table-cell>
          <table:table-cell table:formula="of:=ABS([.J$1]-[.J32])*[.J$2]" office:value-type="float" office:value="0.121329774526" calcext:value-type="float">
            <text:p>0,121329774526</text:p>
          </table:table-cell>
          <table:table-cell table:formula="of:=SUM([.K32:.S32])" office:value-type="float" office:value="3.61514189467" calcext:value-type="float">
            <text:p>3,61514189467</text:p>
          </table:table-cell>
          <table:table-cell table:formula="of:=1 - [.T32]/[.$T$1]" office:value-type="float" office:value="0.842526908725234" calcext:value-type="float">
            <text:p>0,842526908725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0,jpeg</text:p>
          </table:table-cell>
          <table:table-cell office:value-type="float" office:value="47.4403" calcext:value-type="float">
            <text:p>47,4403</text:p>
          </table:table-cell>
          <table:table-cell office:value-type="float" office:value="53.7482" calcext:value-type="float">
            <text:p>53,7482</text:p>
          </table:table-cell>
          <table:table-cell office:value-type="float" office:value="45.6824" calcext:value-type="float">
            <text:p>45,6824</text:p>
          </table:table-cell>
          <table:table-cell office:value-type="float" office:value="2523.1711" calcext:value-type="float">
            <text:p>2523,1711</text:p>
          </table:table-cell>
          <table:table-cell office:value-type="float" office:value="2942.4834" calcext:value-type="float">
            <text:p>2942,4834</text:p>
          </table:table-cell>
          <table:table-cell office:value-type="float" office:value="1286.0947" calcext:value-type="float">
            <text:p>1286,0947</text:p>
          </table:table-cell>
          <table:table-cell office:value-type="float" office:value="2698.4075" calcext:value-type="float">
            <text:p>2698,4075</text:p>
          </table:table-cell>
          <table:table-cell office:value-type="float" office:value="1646.9135" calcext:value-type="float">
            <text:p>1646,9135</text:p>
          </table:table-cell>
          <table:table-cell office:value-type="float" office:value="1473.7047" calcext:value-type="float">
            <text:p>1473,7047</text:p>
          </table:table-cell>
          <table:table-cell table:formula="of:=ABS([.B$1]-[.B33])*[.B$2]" office:value-type="float" office:value="0.714110851545" calcext:value-type="float">
            <text:p>0,714110851545</text:p>
          </table:table-cell>
          <table:table-cell table:formula="of:=ABS([.C$1]-[.C33])*[.C$2]" office:value-type="float" office:value="0.977564170044" calcext:value-type="float">
            <text:p>0,977564170044</text:p>
          </table:table-cell>
          <table:table-cell table:formula="of:=ABS([.D$1]-[.D33])*[.D$2]" office:value-type="float" office:value="0.64778669608" calcext:value-type="float">
            <text:p>0,64778669608</text:p>
          </table:table-cell>
          <table:table-cell table:formula="of:=ABS([.E$1]-[.E33])*[.E$2]" office:value-type="float" office:value="0.190271734861" calcext:value-type="float">
            <text:p>0,190271734861</text:p>
          </table:table-cell>
          <table:table-cell table:formula="of:=ABS([.F$1]-[.F33])*[.F$2]" office:value-type="float" office:value="0.39100604524" calcext:value-type="float">
            <text:p>0,39100604524</text:p>
          </table:table-cell>
          <table:table-cell table:formula="of:=ABS([.G$1]-[.G33])*[.G$2]" office:value-type="float" office:value="0.3508794954" calcext:value-type="float">
            <text:p>0,3508794954</text:p>
          </table:table-cell>
          <table:table-cell table:formula="of:=ABS([.H$1]-[.H33])*[.H$2]" office:value-type="float" office:value="0.14040061184" calcext:value-type="float">
            <text:p>0,14040061184</text:p>
          </table:table-cell>
          <table:table-cell table:formula="of:=ABS([.I$1]-[.I33])*[.I$2]" office:value-type="float" office:value="0.171173951871" calcext:value-type="float">
            <text:p>0,171173951871</text:p>
          </table:table-cell>
          <table:table-cell table:formula="of:=ABS([.J$1]-[.J33])*[.J$2]" office:value-type="float" office:value="0.312535200877" calcext:value-type="float">
            <text:p>0,312535200877</text:p>
          </table:table-cell>
          <table:table-cell table:formula="of:=SUM([.K33:.S33])" office:value-type="float" office:value="3.895728757758" calcext:value-type="float">
            <text:p>3,895728757758</text:p>
          </table:table-cell>
          <table:table-cell table:formula="of:=1 - [.T33]/[.$T$1]" office:value-type="float" office:value="0.830304738202217" calcext:value-type="float">
            <text:p>0,83030473820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5,jpeg</text:p>
          </table:table-cell>
          <table:table-cell office:value-type="float" office:value="50.3666" calcext:value-type="float">
            <text:p>50,3666</text:p>
          </table:table-cell>
          <table:table-cell office:value-type="float" office:value="55.1607" calcext:value-type="float">
            <text:p>55,1607</text:p>
          </table:table-cell>
          <table:table-cell office:value-type="float" office:value="48.3445" calcext:value-type="float">
            <text:p>48,3445</text:p>
          </table:table-cell>
          <table:table-cell office:value-type="float" office:value="2567.2112" calcext:value-type="float">
            <text:p>2567,2112</text:p>
          </table:table-cell>
          <table:table-cell office:value-type="float" office:value="2906.6633" calcext:value-type="float">
            <text:p>2906,6633</text:p>
          </table:table-cell>
          <table:table-cell office:value-type="float" office:value="1163.822" calcext:value-type="float">
            <text:p>1163,822</text:p>
          </table:table-cell>
          <table:table-cell office:value-type="float" office:value="2700.8604" calcext:value-type="float">
            <text:p>2700,8604</text:p>
          </table:table-cell>
          <table:table-cell office:value-type="float" office:value="1486.7706" calcext:value-type="float">
            <text:p>1486,7706</text:p>
          </table:table-cell>
          <table:table-cell office:value-type="float" office:value="1346.9922" calcext:value-type="float">
            <text:p>1346,9922</text:p>
          </table:table-cell>
          <table:table-cell table:formula="of:=ABS([.B$1]-[.B34])*[.B$2]" office:value-type="float" office:value="0.62691311046" calcext:value-type="float">
            <text:p>0,62691311046</text:p>
          </table:table-cell>
          <table:table-cell table:formula="of:=ABS([.C$1]-[.C34])*[.C$2]" office:value-type="float" office:value="0.932989003544" calcext:value-type="float">
            <text:p>0,932989003544</text:p>
          </table:table-cell>
          <table:table-cell table:formula="of:=ABS([.D$1]-[.D34])*[.D$2]" office:value-type="float" office:value="0.580077992808" calcext:value-type="float">
            <text:p>0,580077992808</text:p>
          </table:table-cell>
          <table:table-cell table:formula="of:=ABS([.E$1]-[.E34])*[.E$2]" office:value-type="float" office:value="0.159629954484" calcext:value-type="float">
            <text:p>0,159629954484</text:p>
          </table:table-cell>
          <table:table-cell table:formula="of:=ABS([.F$1]-[.F34])*[.F$2]" office:value-type="float" office:value="0.367371585059" calcext:value-type="float">
            <text:p>0,367371585059</text:p>
          </table:table-cell>
          <table:table-cell table:formula="of:=ABS([.G$1]-[.G34])*[.G$2]" office:value-type="float" office:value="0.416947103391" calcext:value-type="float">
            <text:p>0,416947103391</text:p>
          </table:table-cell>
          <table:table-cell table:formula="of:=ABS([.H$1]-[.H34])*[.H$2]" office:value-type="float" office:value="0.142195349712" calcext:value-type="float">
            <text:p>0,142195349712</text:p>
          </table:table-cell>
          <table:table-cell table:formula="of:=ABS([.I$1]-[.I34])*[.I$2]" office:value-type="float" office:value="0.268737810838" calcext:value-type="float">
            <text:p>0,268737810838</text:p>
          </table:table-cell>
          <table:table-cell table:formula="of:=ABS([.J$1]-[.J34])*[.J$2]" office:value-type="float" office:value="0.401752205002" calcext:value-type="float">
            <text:p>0,401752205002</text:p>
          </table:table-cell>
          <table:table-cell table:formula="of:=SUM([.K34:.S34])" office:value-type="float" office:value="3.896614115298" calcext:value-type="float">
            <text:p>3,896614115298</text:p>
          </table:table-cell>
          <table:table-cell table:formula="of:=1 - [.T34]/[.$T$1]" office:value-type="float" office:value="0.830266172637498" calcext:value-type="float">
            <text:p>0,830266172637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046,jpeg</text:p>
          </table:table-cell>
          <table:table-cell office:value-type="float" office:value="55.1249" calcext:value-type="float">
            <text:p>55,1249</text:p>
          </table:table-cell>
          <table:table-cell office:value-type="float" office:value="67.5579" calcext:value-type="float">
            <text:p>67,5579</text:p>
          </table:table-cell>
          <table:table-cell office:value-type="float" office:value="59.2741" calcext:value-type="float">
            <text:p>59,2741</text:p>
          </table:table-cell>
          <table:table-cell office:value-type="float" office:value="2044.4175" calcext:value-type="float">
            <text:p>2044,4175</text:p>
          </table:table-cell>
          <table:table-cell office:value-type="float" office:value="1652.4912" calcext:value-type="float">
            <text:p>1652,4912</text:p>
          </table:table-cell>
          <table:table-cell office:value-type="float" office:value="1281.2297" calcext:value-type="float">
            <text:p>1281,2297</text:p>
          </table:table-cell>
          <table:table-cell office:value-type="float" office:value="1782.2762" calcext:value-type="float">
            <text:p>1782,2762</text:p>
          </table:table-cell>
          <table:table-cell office:value-type="float" office:value="1295.9691" calcext:value-type="float">
            <text:p>1295,9691</text:p>
          </table:table-cell>
          <table:table-cell office:value-type="float" office:value="1278.4714" calcext:value-type="float">
            <text:p>1278,4714</text:p>
          </table:table-cell>
          <table:table-cell table:formula="of:=ABS([.B$1]-[.B35])*[.B$2]" office:value-type="float" office:value="0.485125524975" calcext:value-type="float">
            <text:p>0,485125524975</text:p>
          </table:table-cell>
          <table:table-cell table:formula="of:=ABS([.C$1]-[.C35])*[.C$2]" office:value-type="float" office:value="0.541762628936" calcext:value-type="float">
            <text:p>0,541762628936</text:p>
          </table:table-cell>
          <table:table-cell table:formula="of:=ABS([.D$1]-[.D35])*[.D$2]" office:value-type="float" office:value="0.302091048936" calcext:value-type="float">
            <text:p>0,302091048936</text:p>
          </table:table-cell>
          <table:table-cell table:formula="of:=ABS([.E$1]-[.E35])*[.E$2]" office:value-type="float" office:value="0.523374127133" calcext:value-type="float">
            <text:p>0,523374127133</text:p>
          </table:table-cell>
          <table:table-cell table:formula="of:=ABS([.F$1]-[.F35])*[.F$2]" office:value-type="float" office:value="0.460143708242" calcext:value-type="float">
            <text:p>0,460143708242</text:p>
          </table:table-cell>
          <table:table-cell table:formula="of:=ABS([.G$1]-[.G35])*[.G$2]" office:value-type="float" office:value="0.35350820085" calcext:value-type="float">
            <text:p>0,35350820085</text:p>
          </table:table-cell>
          <table:table-cell table:formula="of:=ABS([.H$1]-[.H35])*[.H$2]" office:value-type="float" office:value="0.529914337744" calcext:value-type="float">
            <text:p>0,529914337744</text:p>
          </table:table-cell>
          <table:table-cell table:formula="of:=ABS([.I$1]-[.I35])*[.I$2]" office:value-type="float" office:value="0.384979808683" calcext:value-type="float">
            <text:p>0,384979808683</text:p>
          </table:table-cell>
          <table:table-cell table:formula="of:=ABS([.J$1]-[.J35])*[.J$2]" office:value-type="float" office:value="0.449997015074" calcext:value-type="float">
            <text:p>0,449997015074</text:p>
          </table:table-cell>
          <table:table-cell table:formula="of:=SUM([.K35:.S35])" office:value-type="float" office:value="4.030896400573" calcext:value-type="float">
            <text:p>4,030896400573</text:p>
          </table:table-cell>
          <table:table-cell table:formula="of:=1 - [.T35]/[.$T$1]" office:value-type="float" office:value="0.824416928767743" calcext:value-type="float">
            <text:p>0,824416928767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7,jpeg</text:p>
          </table:table-cell>
          <table:table-cell office:value-type="float" office:value="83.5926" calcext:value-type="float">
            <text:p>83,5926</text:p>
          </table:table-cell>
          <table:table-cell office:value-type="float" office:value="99.5189" calcext:value-type="float">
            <text:p>99,5189</text:p>
          </table:table-cell>
          <table:table-cell office:value-type="float" office:value="119.663" calcext:value-type="float">
            <text:p>119,663</text:p>
          </table:table-cell>
          <table:table-cell office:value-type="float" office:value="2436.3003" calcext:value-type="float">
            <text:p>2436,3003</text:p>
          </table:table-cell>
          <table:table-cell office:value-type="float" office:value="2634.9133" calcext:value-type="float">
            <text:p>2634,9133</text:p>
          </table:table-cell>
          <table:table-cell office:value-type="float" office:value="3542.0938" calcext:value-type="float">
            <text:p>3542,0938</text:p>
          </table:table-cell>
          <table:table-cell office:value-type="float" office:value="2376.655" calcext:value-type="float">
            <text:p>2376,655</text:p>
          </table:table-cell>
          <table:table-cell office:value-type="float" office:value="2724.167" calcext:value-type="float">
            <text:p>2724,167</text:p>
          </table:table-cell>
          <table:table-cell office:value-type="float" office:value="2032.7234" calcext:value-type="float">
            <text:p>2032,7234</text:p>
          </table:table-cell>
          <table:table-cell table:formula="of:=ABS([.B$1]-[.B36])*[.B$2]" office:value-type="float" office:value="0.36315357624" calcext:value-type="float">
            <text:p>0,36315357624</text:p>
          </table:table-cell>
          <table:table-cell table:formula="of:=ABS([.C$1]-[.C36])*[.C$2]" office:value-type="float" office:value="0.466851103104" calcext:value-type="float">
            <text:p>0,466851103104</text:p>
          </table:table-cell>
          <table:table-cell table:formula="of:=ABS([.D$1]-[.D36])*[.D$2]" office:value-type="float" office:value="1.233859558112" calcext:value-type="float">
            <text:p>1,233859558112</text:p>
          </table:table-cell>
          <table:table-cell table:formula="of:=ABS([.E$1]-[.E36])*[.E$2]" office:value-type="float" office:value="0.250713831377" calcext:value-type="float">
            <text:p>0,250713831377</text:p>
          </table:table-cell>
          <table:table-cell table:formula="of:=ABS([.F$1]-[.F36])*[.F$2]" office:value-type="float" office:value="0.188068217559" calcext:value-type="float">
            <text:p>0,188068217559</text:p>
          </table:table-cell>
          <table:table-cell table:formula="of:=ABS([.G$1]-[.G36])*[.G$2]" office:value-type="float" office:value="0.868104498303" calcext:value-type="float">
            <text:p>0,868104498303</text:p>
          </table:table-cell>
          <table:table-cell table:formula="of:=ABS([.H$1]-[.H36])*[.H$2]" office:value-type="float" office:value="0.0950192573599998" calcext:value-type="float">
            <text:p>0,09501925736</text:p>
          </table:table-cell>
          <table:table-cell table:formula="of:=ABS([.I$1]-[.I36])*[.I$2]" office:value-type="float" office:value="0.485121197934" calcext:value-type="float">
            <text:p>0,485121197934</text:p>
          </table:table-cell>
          <table:table-cell table:formula="of:=ABS([.J$1]-[.J36])*[.J$2]" office:value-type="float" office:value="0.0810642756060001" calcext:value-type="float">
            <text:p>0,081064275606</text:p>
          </table:table-cell>
          <table:table-cell table:formula="of:=SUM([.K36:.S36])" office:value-type="float" office:value="4.031955515595" calcext:value-type="float">
            <text:p>4,031955515595</text:p>
          </table:table-cell>
          <table:table-cell table:formula="of:=1 - [.T36]/[.$T$1]" office:value-type="float" office:value="0.82437079444677" calcext:value-type="float">
            <text:p>0,824370794446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4,jpeg</text:p>
          </table:table-cell>
          <table:table-cell office:value-type="float" office:value="43.7821" calcext:value-type="float">
            <text:p>43,7821</text:p>
          </table:table-cell>
          <table:table-cell office:value-type="float" office:value="52.9529" calcext:value-type="float">
            <text:p>52,9529</text:p>
          </table:table-cell>
          <table:table-cell office:value-type="float" office:value="52.1086" calcext:value-type="float">
            <text:p>52,1086</text:p>
          </table:table-cell>
          <table:table-cell office:value-type="float" office:value="2004.2906" calcext:value-type="float">
            <text:p>2004,2906</text:p>
          </table:table-cell>
          <table:table-cell office:value-type="float" office:value="2308.9683" calcext:value-type="float">
            <text:p>2308,9683</text:p>
          </table:table-cell>
          <table:table-cell office:value-type="float" office:value="1229.1119" calcext:value-type="float">
            <text:p>1229,1119</text:p>
          </table:table-cell>
          <table:table-cell office:value-type="float" office:value="2115.3599" calcext:value-type="float">
            <text:p>2115,3599</text:p>
          </table:table-cell>
          <table:table-cell office:value-type="float" office:value="1510.7898" calcext:value-type="float">
            <text:p>1510,7898</text:p>
          </table:table-cell>
          <table:table-cell office:value-type="float" office:value="1359.4083" calcext:value-type="float">
            <text:p>1359,4083</text:p>
          </table:table-cell>
          <table:table-cell table:formula="of:=ABS([.B$1]-[.B37])*[.B$2]" office:value-type="float" office:value="0.823117712235" calcext:value-type="float">
            <text:p>0,823117712235</text:p>
          </table:table-cell>
          <table:table-cell table:formula="of:=ABS([.C$1]-[.C37])*[.C$2]" office:value-type="float" office:value="1.002661961136" calcext:value-type="float">
            <text:p>1,002661961136</text:p>
          </table:table-cell>
          <table:table-cell table:formula="of:=ABS([.D$1]-[.D37])*[.D$2]" office:value-type="float" office:value="0.484340668896" calcext:value-type="float">
            <text:p>0,484340668896</text:p>
          </table:table-cell>
          <table:table-cell table:formula="of:=ABS([.E$1]-[.E37])*[.E$2]" office:value-type="float" office:value="0.551293220346" calcext:value-type="float">
            <text:p>0,551293220346</text:p>
          </table:table-cell>
          <table:table-cell table:formula="of:=ABS([.F$1]-[.F37])*[.F$2]" office:value-type="float" office:value="0.0269935528909999" calcext:value-type="float">
            <text:p>0,026993552891</text:p>
          </table:table-cell>
          <table:table-cell table:formula="of:=ABS([.G$1]-[.G37])*[.G$2]" office:value-type="float" office:value="0.381669011724" calcext:value-type="float">
            <text:p>0,381669011724</text:p>
          </table:table-cell>
          <table:table-cell table:formula="of:=ABS([.H$1]-[.H37])*[.H$2]" office:value-type="float" office:value="0.286203656128" calcext:value-type="float">
            <text:p>0,286203656128</text:p>
          </table:table-cell>
          <table:table-cell table:formula="of:=ABS([.I$1]-[.I37])*[.I$2]" office:value-type="float" office:value="0.254104593622" calcext:value-type="float">
            <text:p>0,254104593622</text:p>
          </table:table-cell>
          <table:table-cell table:formula="of:=ABS([.J$1]-[.J37])*[.J$2]" office:value-type="float" office:value="0.393010153153" calcext:value-type="float">
            <text:p>0,393010153153</text:p>
          </table:table-cell>
          <table:table-cell table:formula="of:=SUM([.K37:.S37])" office:value-type="float" office:value="4.203394530131" calcext:value-type="float">
            <text:p>4,203394530131</text:p>
          </table:table-cell>
          <table:table-cell table:formula="of:=1 - [.T37]/[.$T$1]" office:value-type="float" office:value="0.816903029039308" calcext:value-type="float">
            <text:p>0,8169030290393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5,jpeg</text:p>
          </table:table-cell>
          <table:table-cell office:value-type="float" office:value="91.9338" calcext:value-type="float">
            <text:p>91,9338</text:p>
          </table:table-cell>
          <table:table-cell office:value-type="float" office:value="86.167" calcext:value-type="float">
            <text:p>86,167</text:p>
          </table:table-cell>
          <table:table-cell office:value-type="float" office:value="66.2521" calcext:value-type="float">
            <text:p>66,2521</text:p>
          </table:table-cell>
          <table:table-cell office:value-type="float" office:value="3239.2329" calcext:value-type="float">
            <text:p>3239,2329</text:p>
          </table:table-cell>
          <table:table-cell office:value-type="float" office:value="2943.6255" calcext:value-type="float">
            <text:p>2943,6255</text:p>
          </table:table-cell>
          <table:table-cell office:value-type="float" office:value="3524.9094" calcext:value-type="float">
            <text:p>3524,9094</text:p>
          </table:table-cell>
          <table:table-cell office:value-type="float" office:value="3031.1084" calcext:value-type="float">
            <text:p>3031,1084</text:p>
          </table:table-cell>
          <table:table-cell office:value-type="float" office:value="3089.0178" calcext:value-type="float">
            <text:p>3089,0178</text:p>
          </table:table-cell>
          <table:table-cell office:value-type="float" office:value="3043.8064" calcext:value-type="float">
            <text:p>3043,8064</text:p>
          </table:table-cell>
          <table:table-cell table:formula="of:=ABS([.B$1]-[.B38])*[.B$2]" office:value-type="float" office:value="0.61170423678" calcext:value-type="float">
            <text:p>0,61170423678</text:p>
          </table:table-cell>
          <table:table-cell table:formula="of:=ABS([.C$1]-[.C38])*[.C$2]" office:value-type="float" office:value="0.0454966495879999" calcext:value-type="float">
            <text:p>0,045496649588</text:p>
          </table:table-cell>
          <table:table-cell table:formula="of:=ABS([.D$1]-[.D38])*[.D$2]" office:value-type="float" office:value="0.124610363976" calcext:value-type="float">
            <text:p>0,124610363976</text:p>
          </table:table-cell>
          <table:table-cell table:formula="of:=ABS([.E$1]-[.E38])*[.E$2]" office:value-type="float" office:value="0.307942583725" calcext:value-type="float">
            <text:p>0,307942583725</text:p>
          </table:table-cell>
          <table:table-cell table:formula="of:=ABS([.F$1]-[.F38])*[.F$2]" office:value-type="float" office:value="0.391759614241" calcext:value-type="float">
            <text:p>0,391759614241</text:p>
          </table:table-cell>
          <table:table-cell table:formula="of:=ABS([.G$1]-[.G38])*[.G$2]" office:value-type="float" office:value="0.858819251451" calcext:value-type="float">
            <text:p>0,858819251451</text:p>
          </table:table-cell>
          <table:table-cell table:formula="of:=ABS([.H$1]-[.H38])*[.H$2]" office:value-type="float" office:value="0.383831206352" calcext:value-type="float">
            <text:p>0,383831206352</text:p>
          </table:table-cell>
          <table:table-cell table:formula="of:=ABS([.I$1]-[.I38])*[.I$2]" office:value-type="float" office:value="0.707399250818" calcext:value-type="float">
            <text:p>0,707399250818</text:p>
          </table:table-cell>
          <table:table-cell table:formula="of:=ABS([.J$1]-[.J38])*[.J$2]" office:value-type="float" office:value="0.792957705076" calcext:value-type="float">
            <text:p>0,792957705076</text:p>
          </table:table-cell>
          <table:table-cell table:formula="of:=SUM([.K38:.S38])" office:value-type="float" office:value="4.224520862007" calcext:value-type="float">
            <text:p>4,224520862007</text:p>
          </table:table-cell>
          <table:table-cell table:formula="of:=1 - [.T38]/[.$T$1]" office:value-type="float" office:value="0.815982780571962" calcext:value-type="float">
            <text:p>0,815982780571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8,jpeg</text:p>
          </table:table-cell>
          <table:table-cell office:value-type="float" office:value="84.1187" calcext:value-type="float">
            <text:p>84,1187</text:p>
          </table:table-cell>
          <table:table-cell office:value-type="float" office:value="79.9679" calcext:value-type="float">
            <text:p>79,9679</text:p>
          </table:table-cell>
          <table:table-cell office:value-type="float" office:value="63.3329" calcext:value-type="float">
            <text:p>63,3329</text:p>
          </table:table-cell>
          <table:table-cell office:value-type="float" office:value="3604.9556" calcext:value-type="float">
            <text:p>3604,9556</text:p>
          </table:table-cell>
          <table:table-cell office:value-type="float" office:value="3360.9211" calcext:value-type="float">
            <text:p>3360,9211</text:p>
          </table:table-cell>
          <table:table-cell office:value-type="float" office:value="2589.0371" calcext:value-type="float">
            <text:p>2589,0371</text:p>
          </table:table-cell>
          <table:table-cell office:value-type="float" office:value="3434.8608" calcext:value-type="float">
            <text:p>3434,8608</text:p>
          </table:table-cell>
          <table:table-cell office:value-type="float" office:value="2892.323" calcext:value-type="float">
            <text:p>2892,323</text:p>
          </table:table-cell>
          <table:table-cell office:value-type="float" office:value="2933.8616" calcext:value-type="float">
            <text:p>2933,8616</text:p>
          </table:table-cell>
          <table:table-cell table:formula="of:=ABS([.B$1]-[.B39])*[.B$2]" office:value-type="float" office:value="0.378830277735" calcext:value-type="float">
            <text:p>0,378830277735</text:p>
          </table:table-cell>
          <table:table-cell table:formula="of:=ABS([.C$1]-[.C39])*[.C$2]" office:value-type="float" office:value="0.150132316536" calcext:value-type="float">
            <text:p>0,150132316536</text:p>
          </table:table-cell>
          <table:table-cell table:formula="of:=ABS([.D$1]-[.D39])*[.D$2]" office:value-type="float" office:value="0.19885823092" calcext:value-type="float">
            <text:p>0,19885823092</text:p>
          </table:table-cell>
          <table:table-cell table:formula="of:=ABS([.E$1]-[.E39])*[.E$2]" office:value-type="float" office:value="0.562401466704" calcext:value-type="float">
            <text:p>0,562401466704</text:p>
          </table:table-cell>
          <table:table-cell table:formula="of:=ABS([.F$1]-[.F39])*[.F$2]" office:value-type="float" office:value="0.667095424077" calcext:value-type="float">
            <text:p>0,667095424077</text:p>
          </table:table-cell>
          <table:table-cell table:formula="of:=ABS([.G$1]-[.G39])*[.G$2]" office:value-type="float" office:value="0.353139371592" calcext:value-type="float">
            <text:p>0,353139371592</text:p>
          </table:table-cell>
          <table:table-cell table:formula="of:=ABS([.H$1]-[.H39])*[.H$2]" office:value-type="float" office:value="0.679248762384" calcext:value-type="float">
            <text:p>0,679248762384</text:p>
          </table:table-cell>
          <table:table-cell table:formula="of:=ABS([.I$1]-[.I39])*[.I$2]" office:value-type="float" office:value="0.587566877814" calcext:value-type="float">
            <text:p>0,587566877814</text:p>
          </table:table-cell>
          <table:table-cell table:formula="of:=ABS([.J$1]-[.J39])*[.J$2]" office:value-type="float" office:value="0.715546670844" calcext:value-type="float">
            <text:p>0,715546670844</text:p>
          </table:table-cell>
          <table:table-cell table:formula="of:=SUM([.K39:.S39])" office:value-type="float" office:value="4.292819398606" calcext:value-type="float">
            <text:p>4,292819398606</text:p>
          </table:table-cell>
          <table:table-cell table:formula="of:=1 - [.T39]/[.$T$1]" office:value-type="float" office:value="0.813007743353189" calcext:value-type="float">
            <text:p>0,8130077433531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7,jpeg</text:p>
          </table:table-cell>
          <table:table-cell office:value-type="float" office:value="54.7757" calcext:value-type="float">
            <text:p>54,7757</text:p>
          </table:table-cell>
          <table:table-cell office:value-type="float" office:value="95.5859" calcext:value-type="float">
            <text:p>95,5859</text:p>
          </table:table-cell>
          <table:table-cell office:value-type="float" office:value="129.3041" calcext:value-type="float">
            <text:p>129,3041</text:p>
          </table:table-cell>
          <table:table-cell office:value-type="float" office:value="3063.8665" calcext:value-type="float">
            <text:p>3063,8665</text:p>
          </table:table-cell>
          <table:table-cell office:value-type="float" office:value="2991.498" calcext:value-type="float">
            <text:p>2991,498</text:p>
          </table:table-cell>
          <table:table-cell office:value-type="float" office:value="2779.9705" calcext:value-type="float">
            <text:p>2779,9705</text:p>
          </table:table-cell>
          <table:table-cell office:value-type="float" office:value="2721.0957" calcext:value-type="float">
            <text:p>2721,0957</text:p>
          </table:table-cell>
          <table:table-cell office:value-type="float" office:value="2823.5225" calcext:value-type="float">
            <text:p>2823,5225</text:p>
          </table:table-cell>
          <table:table-cell office:value-type="float" office:value="2354.3281" calcext:value-type="float">
            <text:p>2354,3281</text:p>
          </table:table-cell>
          <table:table-cell table:formula="of:=ABS([.B$1]-[.B40])*[.B$2]" office:value-type="float" office:value="0.495530969115" calcext:value-type="float">
            <text:p>0,495530969115</text:p>
          </table:table-cell>
          <table:table-cell table:formula="of:=ABS([.C$1]-[.C40])*[.C$2]" office:value-type="float" office:value="0.342734904984" calcext:value-type="float">
            <text:p>0,342734904984</text:p>
          </table:table-cell>
          <table:table-cell table:formula="of:=ABS([.D$1]-[.D40])*[.D$2]" office:value-type="float" office:value="1.479074380664" calcext:value-type="float">
            <text:p>1,479074380664</text:p>
          </table:table-cell>
          <table:table-cell table:formula="of:=ABS([.E$1]-[.E40])*[.E$2]" office:value-type="float" office:value="0.185927903597" calcext:value-type="float">
            <text:p>0,185927903597</text:p>
          </table:table-cell>
          <table:table-cell table:formula="of:=ABS([.F$1]-[.F40])*[.F$2]" office:value-type="float" office:value="0.423346368466" calcext:value-type="float">
            <text:p>0,423346368466</text:p>
          </table:table-cell>
          <table:table-cell table:formula="of:=ABS([.G$1]-[.G40])*[.G$2]" office:value-type="float" office:value="0.456306415614" calcext:value-type="float">
            <text:p>0,456306415614</text:p>
          </table:table-cell>
          <table:table-cell table:formula="of:=ABS([.H$1]-[.H40])*[.H$2]" office:value-type="float" office:value="0.157001114016" calcext:value-type="float">
            <text:p>0,157001114016</text:p>
          </table:table-cell>
          <table:table-cell table:formula="of:=ABS([.I$1]-[.I40])*[.I$2]" office:value-type="float" office:value="0.545651549199" calcext:value-type="float">
            <text:p>0,545651549199</text:p>
          </table:table-cell>
          <table:table-cell table:formula="of:=ABS([.J$1]-[.J40])*[.J$2]" office:value-type="float" office:value="0.307502928829" calcext:value-type="float">
            <text:p>0,307502928829</text:p>
          </table:table-cell>
          <table:table-cell table:formula="of:=SUM([.K40:.S40])" office:value-type="float" office:value="4.393076534484" calcext:value-type="float">
            <text:p>4,393076534484</text:p>
          </table:table-cell>
          <table:table-cell table:formula="of:=1 - [.T40]/[.$T$1]" office:value-type="float" office:value="0.808640611558905" calcext:value-type="float">
            <text:p>0,8086406115589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0,jpeg</text:p>
          </table:table-cell>
          <table:table-cell office:value-type="float" office:value="95.7781" calcext:value-type="float">
            <text:p>95,7781</text:p>
          </table:table-cell>
          <table:table-cell office:value-type="float" office:value="93.4131" calcext:value-type="float">
            <text:p>93,4131</text:p>
          </table:table-cell>
          <table:table-cell office:value-type="float" office:value="71.1999" calcext:value-type="float">
            <text:p>71,1999</text:p>
          </table:table-cell>
          <table:table-cell office:value-type="float" office:value="3537.0234" calcext:value-type="float">
            <text:p>3537,0234</text:p>
          </table:table-cell>
          <table:table-cell office:value-type="float" office:value="3380.2903" calcext:value-type="float">
            <text:p>3380,2903</text:p>
          </table:table-cell>
          <table:table-cell office:value-type="float" office:value="2549.6169" calcext:value-type="float">
            <text:p>2549,6169</text:p>
          </table:table-cell>
          <table:table-cell office:value-type="float" office:value="3419.6411" calcext:value-type="float">
            <text:p>3419,6411</text:p>
          </table:table-cell>
          <table:table-cell office:value-type="float" office:value="2861.3352" calcext:value-type="float">
            <text:p>2861,3352</text:p>
          </table:table-cell>
          <table:table-cell office:value-type="float" office:value="2860.9832" calcext:value-type="float">
            <text:p>2860,9832</text:p>
          </table:table-cell>
          <table:table-cell table:formula="of:=ABS([.B$1]-[.B41])*[.B$2]" office:value-type="float" office:value="0.726256495965" calcext:value-type="float">
            <text:p>0,726256495965</text:p>
          </table:table-cell>
          <table:table-cell table:formula="of:=ABS([.C$1]-[.C41])*[.C$2]" office:value-type="float" office:value="0.274166464792" calcext:value-type="float">
            <text:p>0,274166464792</text:p>
          </table:table-cell>
          <table:table-cell table:formula="of:=ABS([.D$1]-[.D41])*[.D$2]" office:value-type="float" office:value="0.00123356452000011" calcext:value-type="float">
            <text:p>0,00123356452</text:p>
          </table:table-cell>
          <table:table-cell table:formula="of:=ABS([.E$1]-[.E41])*[.E$2]" office:value-type="float" office:value="0.51513627991" calcext:value-type="float">
            <text:p>0,51513627991</text:p>
          </table:table-cell>
          <table:table-cell table:formula="of:=ABS([.F$1]-[.F41])*[.F$2]" office:value-type="float" office:value="0.679875415929" calcext:value-type="float">
            <text:p>0,679875415929</text:p>
          </table:table-cell>
          <table:table-cell table:formula="of:=ABS([.G$1]-[.G41])*[.G$2]" office:value-type="float" office:value="0.331839454926" calcext:value-type="float">
            <text:p>0,331839454926</text:p>
          </table:table-cell>
          <table:table-cell table:formula="of:=ABS([.H$1]-[.H41])*[.H$2]" office:value-type="float" office:value="0.668112812288" calcext:value-type="float">
            <text:p>0,668112812288</text:p>
          </table:table-cell>
          <table:table-cell table:formula="of:=ABS([.I$1]-[.I41])*[.I$2]" office:value-type="float" office:value="0.56868818042" calcext:value-type="float">
            <text:p>0,56868818042</text:p>
          </table:table-cell>
          <table:table-cell table:formula="of:=ABS([.J$1]-[.J41])*[.J$2]" office:value-type="float" office:value="0.664233718188" calcext:value-type="float">
            <text:p>0,664233718188</text:p>
          </table:table-cell>
          <table:table-cell table:formula="of:=SUM([.K41:.S41])" office:value-type="float" office:value="4.429542386938" calcext:value-type="float">
            <text:p>4,429542386938</text:p>
          </table:table-cell>
          <table:table-cell table:formula="of:=1 - [.T41]/[.$T$1]" office:value-type="float" office:value="0.807052184139121" calcext:value-type="float">
            <text:p>0,8070521841391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67,jpeg</text:p>
          </table:table-cell>
          <table:table-cell office:value-type="float" office:value="90.2284" calcext:value-type="float">
            <text:p>90,2284</text:p>
          </table:table-cell>
          <table:table-cell office:value-type="float" office:value="80.5613" calcext:value-type="float">
            <text:p>80,5613</text:p>
          </table:table-cell>
          <table:table-cell office:value-type="float" office:value="65.4493" calcext:value-type="float">
            <text:p>65,4493</text:p>
          </table:table-cell>
          <table:table-cell office:value-type="float" office:value="1171.78" calcext:value-type="float">
            <text:p>1171,78</text:p>
          </table:table-cell>
          <table:table-cell office:value-type="float" office:value="1315.2057" calcext:value-type="float">
            <text:p>1315,2057</text:p>
          </table:table-cell>
          <table:table-cell office:value-type="float" office:value="1570.8967" calcext:value-type="float">
            <text:p>1570,8967</text:p>
          </table:table-cell>
          <table:table-cell office:value-type="float" office:value="1211.2113" calcext:value-type="float">
            <text:p>1211,2113</text:p>
          </table:table-cell>
          <table:table-cell office:value-type="float" office:value="1384.9897" calcext:value-type="float">
            <text:p>1384,9897</text:p>
          </table:table-cell>
          <table:table-cell office:value-type="float" office:value="1207.7789" calcext:value-type="float">
            <text:p>1207,7789</text:p>
          </table:table-cell>
          <table:table-cell table:formula="of:=ABS([.B$1]-[.B42])*[.B$2]" office:value-type="float" office:value="0.56088681285" calcext:value-type="float">
            <text:p>0,56088681285</text:p>
          </table:table-cell>
          <table:table-cell table:formula="of:=ABS([.C$1]-[.C42])*[.C$2]" office:value-type="float" office:value="0.13140601296" calcext:value-type="float">
            <text:p>0,13140601296</text:p>
          </table:table-cell>
          <table:table-cell table:formula="of:=ABS([.D$1]-[.D42])*[.D$2]" office:value-type="float" office:value="0.145029036072" calcext:value-type="float">
            <text:p>0,145029036072</text:p>
          </table:table-cell>
          <table:table-cell table:formula="of:=ABS([.E$1]-[.E42])*[.E$2]" office:value-type="float" office:value="1.130529120508" calcext:value-type="float">
            <text:p>1,130529120508</text:p>
          </table:table-cell>
          <table:table-cell table:formula="of:=ABS([.F$1]-[.F42])*[.F$2]" office:value-type="float" office:value="0.682688053997" calcext:value-type="float">
            <text:p>0,682688053997</text:p>
          </table:table-cell>
          <table:table-cell table:formula="of:=ABS([.G$1]-[.G42])*[.G$2]" office:value-type="float" office:value="0.19699243074" calcext:value-type="float">
            <text:p>0,19699243074</text:p>
          </table:table-cell>
          <table:table-cell table:formula="of:=ABS([.H$1]-[.H42])*[.H$2]" office:value-type="float" office:value="0.947751103776" calcext:value-type="float">
            <text:p>0,947751103776</text:p>
          </table:table-cell>
          <table:table-cell table:formula="of:=ABS([.I$1]-[.I42])*[.I$2]" office:value-type="float" office:value="0.330745788545" calcext:value-type="float">
            <text:p>0,330745788545</text:p>
          </table:table-cell>
          <table:table-cell table:formula="of:=ABS([.J$1]-[.J42])*[.J$2]" office:value-type="float" office:value="0.499770897399" calcext:value-type="float">
            <text:p>0,499770897399</text:p>
          </table:table-cell>
          <table:table-cell table:formula="of:=SUM([.K42:.S42])" office:value-type="float" office:value="4.625799256847" calcext:value-type="float">
            <text:p>4,625799256847</text:p>
          </table:table-cell>
          <table:table-cell table:formula="of:=1 - [.T42]/[.$T$1]" office:value-type="float" office:value="0.798503370043043" calcext:value-type="float">
            <text:p>0,798503370043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6,jpeg</text:p>
          </table:table-cell>
          <table:table-cell office:value-type="float" office:value="106.2767" calcext:value-type="float">
            <text:p>106,2767</text:p>
          </table:table-cell>
          <table:table-cell office:value-type="float" office:value="96.1875" calcext:value-type="float">
            <text:p>96,1875</text:p>
          </table:table-cell>
          <table:table-cell office:value-type="float" office:value="72.1257" calcext:value-type="float">
            <text:p>72,1257</text:p>
          </table:table-cell>
          <table:table-cell office:value-type="float" office:value="4132.1367" calcext:value-type="float">
            <text:p>4132,1367</text:p>
          </table:table-cell>
          <table:table-cell office:value-type="float" office:value="3205.3396" calcext:value-type="float">
            <text:p>3205,3396</text:p>
          </table:table-cell>
          <table:table-cell office:value-type="float" office:value="2119.0522" calcext:value-type="float">
            <text:p>2119,0522</text:p>
          </table:table-cell>
          <table:table-cell office:value-type="float" office:value="3579.4958" calcext:value-type="float">
            <text:p>3579,4958</text:p>
          </table:table-cell>
          <table:table-cell office:value-type="float" office:value="2485.8005" calcext:value-type="float">
            <text:p>2485,8005</text:p>
          </table:table-cell>
          <table:table-cell office:value-type="float" office:value="2690.7151" calcext:value-type="float">
            <text:p>2690,7151</text:p>
          </table:table-cell>
          <table:table-cell table:formula="of:=ABS([.B$1]-[.B43])*[.B$2]" office:value-type="float" office:value="1.039093253835" calcext:value-type="float">
            <text:p>1,039093253835</text:p>
          </table:table-cell>
          <table:table-cell table:formula="of:=ABS([.C$1]-[.C43])*[.C$2]" office:value-type="float" office:value="0.361719981208" calcext:value-type="float">
            <text:p>0,361719981208</text:p>
          </table:table-cell>
          <table:table-cell table:formula="of:=ABS([.D$1]-[.D43])*[.D$2]" office:value-type="float" office:value="0.024780657976" calcext:value-type="float">
            <text:p>0,024780657976</text:p>
          </table:table-cell>
          <table:table-cell table:formula="of:=ABS([.E$1]-[.E43])*[.E$2]" office:value-type="float" office:value="0.929198260651" calcext:value-type="float">
            <text:p>0,929198260651</text:p>
          </table:table-cell>
          <table:table-cell table:formula="of:=ABS([.F$1]-[.F43])*[.F$2]" office:value-type="float" office:value="0.564441194562" calcext:value-type="float">
            <text:p>0,564441194562</text:p>
          </table:table-cell>
          <table:table-cell table:formula="of:=ABS([.G$1]-[.G43])*[.G$2]" office:value-type="float" office:value="0.0991924305750001" calcext:value-type="float">
            <text:p>0,099192430575</text:p>
          </table:table-cell>
          <table:table-cell table:formula="of:=ABS([.H$1]-[.H43])*[.H$2]" office:value-type="float" office:value="0.785075299184" calcext:value-type="float">
            <text:p>0,785075299184</text:p>
          </table:table-cell>
          <table:table-cell table:formula="of:=ABS([.I$1]-[.I43])*[.I$2]" office:value-type="float" office:value="0.339901175139" calcext:value-type="float">
            <text:p>0,339901175139</text:p>
          </table:table-cell>
          <table:table-cell table:formula="of:=ABS([.J$1]-[.J43])*[.J$2]" office:value-type="float" office:value="0.544349651659" calcext:value-type="float">
            <text:p>0,544349651659</text:p>
          </table:table-cell>
          <table:table-cell table:formula="of:=SUM([.K43:.S43])" office:value-type="float" office:value="4.687751904789" calcext:value-type="float">
            <text:p>4,687751904789</text:p>
          </table:table-cell>
          <table:table-cell table:formula="of:=1 - [.T43]/[.$T$1]" office:value-type="float" office:value="0.795804755363915" calcext:value-type="float">
            <text:p>0,795804755363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44,jpeg</text:p>
          </table:table-cell>
          <table:table-cell office:value-type="float" office:value="107.6835" calcext:value-type="float">
            <text:p>107,6835</text:p>
          </table:table-cell>
          <table:table-cell office:value-type="float" office:value="99.637" calcext:value-type="float">
            <text:p>99,637</text:p>
          </table:table-cell>
          <table:table-cell office:value-type="float" office:value="67.1225" calcext:value-type="float">
            <text:p>67,1225</text:p>
          </table:table-cell>
          <table:table-cell office:value-type="float" office:value="3558.3201" calcext:value-type="float">
            <text:p>3558,3201</text:p>
          </table:table-cell>
          <table:table-cell office:value-type="float" office:value="3142.2478" calcext:value-type="float">
            <text:p>3142,2478</text:p>
          </table:table-cell>
          <table:table-cell office:value-type="float" office:value="2684.4312" calcext:value-type="float">
            <text:p>2684,4312</text:p>
          </table:table-cell>
          <table:table-cell office:value-type="float" office:value="3305.4685" calcext:value-type="float">
            <text:p>3305,4685</text:p>
          </table:table-cell>
          <table:table-cell office:value-type="float" office:value="2822.585" calcext:value-type="float">
            <text:p>2822,585</text:p>
          </table:table-cell>
          <table:table-cell office:value-type="float" office:value="2921.7085" calcext:value-type="float">
            <text:p>2921,7085</text:p>
          </table:table-cell>
          <table:table-cell table:formula="of:=ABS([.B$1]-[.B44])*[.B$2]" office:value-type="float" office:value="1.081013009895" calcext:value-type="float">
            <text:p>1,081013009895</text:p>
          </table:table-cell>
          <table:table-cell table:formula="of:=ABS([.C$1]-[.C44])*[.C$2]" office:value-type="float" office:value="0.470578060388" calcext:value-type="float">
            <text:p>0,470578060388</text:p>
          </table:table-cell>
          <table:table-cell table:formula="of:=ABS([.D$1]-[.D44])*[.D$2]" office:value-type="float" office:value="0.102472331848" calcext:value-type="float">
            <text:p>0,102472331848</text:p>
          </table:table-cell>
          <table:table-cell table:formula="of:=ABS([.E$1]-[.E44])*[.E$2]" office:value-type="float" office:value="0.529953884869" calcext:value-type="float">
            <text:p>0,529953884869</text:p>
          </table:table-cell>
          <table:table-cell table:formula="of:=ABS([.F$1]-[.F44])*[.F$2]" office:value-type="float" office:value="0.522812594004" calcext:value-type="float">
            <text:p>0,522812594004</text:p>
          </table:table-cell>
          <table:table-cell table:formula="of:=ABS([.G$1]-[.G44])*[.G$2]" office:value-type="float" office:value="0.404683665645" calcext:value-type="float">
            <text:p>0,404683665645</text:p>
          </table:table-cell>
          <table:table-cell table:formula="of:=ABS([.H$1]-[.H44])*[.H$2]" office:value-type="float" office:value="0.58457500432" calcext:value-type="float">
            <text:p>0,58457500432</text:p>
          </table:table-cell>
          <table:table-cell table:formula="of:=ABS([.I$1]-[.I44])*[.I$2]" office:value-type="float" office:value="0.545080396074" calcext:value-type="float">
            <text:p>0,545080396074</text:p>
          </table:table-cell>
          <table:table-cell table:formula="of:=ABS([.J$1]-[.J44])*[.J$2]" office:value-type="float" office:value="0.706989794665" calcext:value-type="float">
            <text:p>0,706989794665</text:p>
          </table:table-cell>
          <table:table-cell table:formula="of:=SUM([.K44:.S44])" office:value-type="float" office:value="4.948158741708" calcext:value-type="float">
            <text:p>4,948158741708</text:p>
          </table:table-cell>
          <table:table-cell table:formula="of:=1 - [.T44]/[.$T$1]" office:value-type="float" office:value="0.784461612883346" calcext:value-type="float">
            <text:p>0,784461612883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7,jpeg</text:p>
          </table:table-cell>
          <table:table-cell office:value-type="float" office:value="100.2757" calcext:value-type="float">
            <text:p>100,2757</text:p>
          </table:table-cell>
          <table:table-cell office:value-type="float" office:value="93.9026" calcext:value-type="float">
            <text:p>93,9026</text:p>
          </table:table-cell>
          <table:table-cell office:value-type="float" office:value="75.9159" calcext:value-type="float">
            <text:p>75,9159</text:p>
          </table:table-cell>
          <table:table-cell office:value-type="float" office:value="3820.7639" calcext:value-type="float">
            <text:p>3820,7639</text:p>
          </table:table-cell>
          <table:table-cell office:value-type="float" office:value="3174.3958" calcext:value-type="float">
            <text:p>3174,3958</text:p>
          </table:table-cell>
          <table:table-cell office:value-type="float" office:value="2718.0532" calcext:value-type="float">
            <text:p>2718,0532</text:p>
          </table:table-cell>
          <table:table-cell office:value-type="float" office:value="3428.572" calcext:value-type="float">
            <text:p>3428,572</text:p>
          </table:table-cell>
          <table:table-cell office:value-type="float" office:value="2859.2598" calcext:value-type="float">
            <text:p>2859,2598</text:p>
          </table:table-cell>
          <table:table-cell office:value-type="float" office:value="3042.9597" calcext:value-type="float">
            <text:p>3042,9597</text:p>
          </table:table-cell>
          <table:table-cell table:formula="of:=ABS([.B$1]-[.B45])*[.B$2]" office:value-type="float" office:value="0.860275755885" calcext:value-type="float">
            <text:p>0,860275755885</text:p>
          </table:table-cell>
          <table:table-cell table:formula="of:=ABS([.C$1]-[.C45])*[.C$2]" office:value-type="float" office:value="0.289613929572" calcext:value-type="float">
            <text:p>0,289613929572</text:p>
          </table:table-cell>
          <table:table-cell table:formula="of:=ABS([.D$1]-[.D45])*[.D$2]" office:value-type="float" office:value="0.12118181764" calcext:value-type="float">
            <text:p>0,12118181764</text:p>
          </table:table-cell>
          <table:table-cell table:formula="of:=ABS([.E$1]-[.E45])*[.E$2]" office:value-type="float" office:value="0.712554407595" calcext:value-type="float">
            <text:p>0,712554407595</text:p>
          </table:table-cell>
          <table:table-cell table:formula="of:=ABS([.F$1]-[.F45])*[.F$2]" office:value-type="float" office:value="0.544024165884" calcext:value-type="float">
            <text:p>0,544024165884</text:p>
          </table:table-cell>
          <table:table-cell table:formula="of:=ABS([.G$1]-[.G45])*[.G$2]" office:value-type="float" office:value="0.422850640905" calcext:value-type="float">
            <text:p>0,422850640905</text:p>
          </table:table-cell>
          <table:table-cell table:formula="of:=ABS([.H$1]-[.H45])*[.H$2]" office:value-type="float" office:value="0.6746473732" calcext:value-type="float">
            <text:p>0,6746473732</text:p>
          </table:table-cell>
          <table:table-cell table:formula="of:=ABS([.I$1]-[.I45])*[.I$2]" office:value-type="float" office:value="0.567423784478" calcext:value-type="float">
            <text:p>0,567423784478</text:p>
          </table:table-cell>
          <table:table-cell table:formula="of:=ABS([.J$1]-[.J45])*[.J$2]" office:value-type="float" office:value="0.792361552073" calcext:value-type="float">
            <text:p>0,792361552073</text:p>
          </table:table-cell>
          <table:table-cell table:formula="of:=SUM([.K45:.S45])" office:value-type="float" office:value="4.984933427232" calcext:value-type="float">
            <text:p>4,984933427232</text:p>
          </table:table-cell>
          <table:table-cell table:formula="of:=1 - [.T45]/[.$T$1]" office:value-type="float" office:value="0.782859732907719" calcext:value-type="float">
            <text:p>0,7828597329077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71,jpeg</text:p>
          </table:table-cell>
          <table:table-cell office:value-type="float" office:value="41.9019" calcext:value-type="float">
            <text:p>41,9019</text:p>
          </table:table-cell>
          <table:table-cell office:value-type="float" office:value="49.7938" calcext:value-type="float">
            <text:p>49,7938</text:p>
          </table:table-cell>
          <table:table-cell office:value-type="float" office:value="48.0246" calcext:value-type="float">
            <text:p>48,0246</text:p>
          </table:table-cell>
          <table:table-cell office:value-type="float" office:value="1821.6118" calcext:value-type="float">
            <text:p>1821,6118</text:p>
          </table:table-cell>
          <table:table-cell office:value-type="float" office:value="2102.5911" calcext:value-type="float">
            <text:p>2102,5911</text:p>
          </table:table-cell>
          <table:table-cell office:value-type="float" office:value="1107.4839" calcext:value-type="float">
            <text:p>1107,4839</text:p>
          </table:table-cell>
          <table:table-cell office:value-type="float" office:value="1921.3364" calcext:value-type="float">
            <text:p>1921,3364</text:p>
          </table:table-cell>
          <table:table-cell office:value-type="float" office:value="1352.1056" calcext:value-type="float">
            <text:p>1352,1056</text:p>
          </table:table-cell>
          <table:table-cell office:value-type="float" office:value="1212.3867" calcext:value-type="float">
            <text:p>1212,3867</text:p>
          </table:table-cell>
          <table:table-cell table:formula="of:=ABS([.B$1]-[.B46])*[.B$2]" office:value-type="float" office:value="0.879143817825" calcext:value-type="float">
            <text:p>0,879143817825</text:p>
          </table:table-cell>
          <table:table-cell table:formula="of:=ABS([.C$1]-[.C46])*[.C$2]" office:value-type="float" office:value="1.10235570166" calcext:value-type="float">
            <text:p>1,10235570166</text:p>
          </table:table-cell>
          <table:table-cell table:formula="of:=ABS([.D$1]-[.D46])*[.D$2]" office:value-type="float" office:value="0.588214431776" calcext:value-type="float">
            <text:p>0,588214431776</text:p>
          </table:table-cell>
          <table:table-cell table:formula="of:=ABS([.E$1]-[.E46])*[.E$2]" office:value-type="float" office:value="0.678395649022" calcext:value-type="float">
            <text:p>0,678395649022</text:p>
          </table:table-cell>
          <table:table-cell table:formula="of:=ABS([.F$1]-[.F46])*[.F$2]" office:value-type="float" office:value="0.163163293223" calcext:value-type="float">
            <text:p>0,163163293223</text:p>
          </table:table-cell>
          <table:table-cell table:formula="of:=ABS([.G$1]-[.G46])*[.G$2]" office:value-type="float" office:value="0.447388268964" calcext:value-type="float">
            <text:p>0,447388268964</text:p>
          </table:table-cell>
          <table:table-cell table:formula="of:=ABS([.H$1]-[.H46])*[.H$2]" office:value-type="float" office:value="0.428166770608" calcext:value-type="float">
            <text:p>0,428166770608</text:p>
          </table:table-cell>
          <table:table-cell table:formula="of:=ABS([.I$1]-[.I46])*[.I$2]" office:value-type="float" office:value="0.350779768788" calcext:value-type="float">
            <text:p>0,350779768788</text:p>
          </table:table-cell>
          <table:table-cell table:formula="of:=ABS([.J$1]-[.J46])*[.J$2]" office:value-type="float" office:value="0.496526591497" calcext:value-type="float">
            <text:p>0,496526591497</text:p>
          </table:table-cell>
          <table:table-cell table:formula="of:=SUM([.K46:.S46])" office:value-type="float" office:value="5.134134293363" calcext:value-type="float">
            <text:p>5,134134293363</text:p>
          </table:table-cell>
          <table:table-cell table:formula="of:=1 - [.T46]/[.$T$1]" office:value-type="float" office:value="0.776360645929927" calcext:value-type="float">
            <text:p>0,7763606459299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,jpeg</text:p>
          </table:table-cell>
          <table:table-cell office:value-type="float" office:value="68.2318" calcext:value-type="float">
            <text:p>68,2318</text:p>
          </table:table-cell>
          <table:table-cell office:value-type="float" office:value="77.5293" calcext:value-type="float">
            <text:p>77,5293</text:p>
          </table:table-cell>
          <table:table-cell office:value-type="float" office:value="36.0713" calcext:value-type="float">
            <text:p>36,0713</text:p>
          </table:table-cell>
          <table:table-cell office:value-type="float" office:value="1261.1055" calcext:value-type="float">
            <text:p>1261,1055</text:p>
          </table:table-cell>
          <table:table-cell office:value-type="float" office:value="1209.5883" calcext:value-type="float">
            <text:p>1209,5883</text:p>
          </table:table-cell>
          <table:table-cell office:value-type="float" office:value="1676.2925" calcext:value-type="float">
            <text:p>1676,2925</text:p>
          </table:table-cell>
          <table:table-cell office:value-type="float" office:value="1190.2097" calcext:value-type="float">
            <text:p>1190,2097</text:p>
          </table:table-cell>
          <table:table-cell office:value-type="float" office:value="1013.5919" calcext:value-type="float">
            <text:p>1013,5919</text:p>
          </table:table-cell>
          <table:table-cell office:value-type="float" office:value="776.32" calcext:value-type="float">
            <text:p>776,32</text:p>
          </table:table-cell>
          <table:table-cell table:formula="of:=ABS([.B$1]-[.B47])*[.B$2]" office:value-type="float" office:value="0.0945667741199998" calcext:value-type="float">
            <text:p>0,09456677412</text:p>
          </table:table-cell>
          <table:table-cell table:formula="of:=ABS([.C$1]-[.C47])*[.C$2]" office:value-type="float" office:value="0.22708877744" calcext:value-type="float">
            <text:p>0,22708877744</text:p>
          </table:table-cell>
          <table:table-cell table:formula="of:=ABS([.D$1]-[.D47])*[.D$2]" office:value-type="float" office:value="0.892238489032" calcext:value-type="float">
            <text:p>0,892238489032</text:p>
          </table:table-cell>
          <table:table-cell table:formula="of:=ABS([.E$1]-[.E47])*[.E$2]" office:value-type="float" office:value="1.068379117373" calcext:value-type="float">
            <text:p>1,068379117373</text:p>
          </table:table-cell>
          <table:table-cell table:formula="of:=ABS([.F$1]-[.F47])*[.F$2]" office:value-type="float" office:value="0.752375470691" calcext:value-type="float">
            <text:p>0,752375470691</text:p>
          </table:table-cell>
          <table:table-cell table:formula="of:=ABS([.G$1]-[.G47])*[.G$2]" office:value-type="float" office:value="0.140043918126" calcext:value-type="float">
            <text:p>0,140043918126</text:p>
          </table:table-cell>
          <table:table-cell table:formula="of:=ABS([.H$1]-[.H47])*[.H$2]" office:value-type="float" office:value="0.963117554464" calcext:value-type="float">
            <text:p>0,963117554464</text:p>
          </table:table-cell>
          <table:table-cell table:formula="of:=ABS([.I$1]-[.I47])*[.I$2]" office:value-type="float" office:value="0.557012470239" calcext:value-type="float">
            <text:p>0,557012470239</text:p>
          </table:table-cell>
          <table:table-cell table:formula="of:=ABS([.J$1]-[.J47])*[.J$2]" office:value-type="float" office:value="0.8035567943" calcext:value-type="float">
            <text:p>0,8035567943</text:p>
          </table:table-cell>
          <table:table-cell table:formula="of:=SUM([.K47:.S47])" office:value-type="float" office:value="5.498379365785" calcext:value-type="float">
            <text:p>5,498379365785</text:p>
          </table:table-cell>
          <table:table-cell table:formula="of:=1 - [.T47]/[.$T$1]" office:value-type="float" office:value="0.76049438142162" calcext:value-type="float">
            <text:p>0,76049438142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1,jpeg</text:p>
          </table:table-cell>
          <table:table-cell office:value-type="float" office:value="108.8235" calcext:value-type="float">
            <text:p>108,8235</text:p>
          </table:table-cell>
          <table:table-cell office:value-type="float" office:value="104.5318" calcext:value-type="float">
            <text:p>104,5318</text:p>
          </table:table-cell>
          <table:table-cell office:value-type="float" office:value="80.0102" calcext:value-type="float">
            <text:p>80,0102</text:p>
          </table:table-cell>
          <table:table-cell office:value-type="float" office:value="3691.6375" calcext:value-type="float">
            <text:p>3691,6375</text:p>
          </table:table-cell>
          <table:table-cell office:value-type="float" office:value="3490.5713" calcext:value-type="float">
            <text:p>3490,5713</text:p>
          </table:table-cell>
          <table:table-cell office:value-type="float" office:value="2572.5405" calcext:value-type="float">
            <text:p>2572,5405</text:p>
          </table:table-cell>
          <table:table-cell office:value-type="float" office:value="3544.5508" calcext:value-type="float">
            <text:p>3544,5508</text:p>
          </table:table-cell>
          <table:table-cell office:value-type="float" office:value="2906.3723" calcext:value-type="float">
            <text:p>2906,3723</text:p>
          </table:table-cell>
          <table:table-cell office:value-type="float" office:value="2878.6265" calcext:value-type="float">
            <text:p>2878,6265</text:p>
          </table:table-cell>
          <table:table-cell table:formula="of:=ABS([.B$1]-[.B48])*[.B$2]" office:value-type="float" office:value="1.114982672895" calcext:value-type="float">
            <text:p>1,114982672895</text:p>
          </table:table-cell>
          <table:table-cell table:formula="of:=ABS([.C$1]-[.C48])*[.C$2]" office:value-type="float" office:value="0.62504639666" calcext:value-type="float">
            <text:p>0,62504639666</text:p>
          </table:table-cell>
          <table:table-cell table:formula="of:=ABS([.D$1]-[.D48])*[.D$2]" office:value-type="float" office:value="0.225317554016" calcext:value-type="float">
            <text:p>0,225317554016</text:p>
          </table:table-cell>
          <table:table-cell table:formula="of:=ABS([.E$1]-[.E48])*[.E$2]" office:value-type="float" office:value="0.622712132267" calcext:value-type="float">
            <text:p>0,622712132267</text:p>
          </table:table-cell>
          <table:table-cell table:formula="of:=ABS([.F$1]-[.F48])*[.F$2]" office:value-type="float" office:value="0.752639922539" calcext:value-type="float">
            <text:p>0,752639922539</text:p>
          </table:table-cell>
          <table:table-cell table:formula="of:=ABS([.G$1]-[.G48])*[.G$2]" office:value-type="float" office:value="0.344225763714" calcext:value-type="float">
            <text:p>0,344225763714</text:p>
          </table:table-cell>
          <table:table-cell table:formula="of:=ABS([.H$1]-[.H48])*[.H$2]" office:value-type="float" office:value="0.759506741584" calcext:value-type="float">
            <text:p>0,759506741584</text:p>
          </table:table-cell>
          <table:table-cell table:formula="of:=ABS([.I$1]-[.I48])*[.I$2]" office:value-type="float" office:value="0.596126132853" calcext:value-type="float">
            <text:p>0,596126132853</text:p>
          </table:table-cell>
          <table:table-cell table:formula="of:=ABS([.J$1]-[.J48])*[.J$2]" office:value-type="float" office:value="0.676656189285" calcext:value-type="float">
            <text:p>0,676656189285</text:p>
          </table:table-cell>
          <table:table-cell table:formula="of:=SUM([.K48:.S48])" office:value-type="float" office:value="5.717213505813" calcext:value-type="float">
            <text:p>5,717213505813</text:p>
          </table:table-cell>
          <table:table-cell table:formula="of:=1 - [.T48]/[.$T$1]" office:value-type="float" office:value="0.750962116987554" calcext:value-type="float">
            <text:p>0,750962116987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4,jpeg</text:p>
          </table:table-cell>
          <table:table-cell office:value-type="float" office:value="94.768" calcext:value-type="float">
            <text:p>94,768</text:p>
          </table:table-cell>
          <table:table-cell office:value-type="float" office:value="85.4421" calcext:value-type="float">
            <text:p>85,4421</text:p>
          </table:table-cell>
          <table:table-cell office:value-type="float" office:value="64.5471" calcext:value-type="float">
            <text:p>64,5471</text:p>
          </table:table-cell>
          <table:table-cell office:value-type="float" office:value="1799.611" calcext:value-type="float">
            <text:p>1799,611</text:p>
          </table:table-cell>
          <table:table-cell office:value-type="float" office:value="982.0514" calcext:value-type="float">
            <text:p>982,0514</text:p>
          </table:table-cell>
          <table:table-cell office:value-type="float" office:value="526.3703" calcext:value-type="float">
            <text:p>526,3703</text:p>
          </table:table-cell>
          <table:table-cell office:value-type="float" office:value="1282.6584" calcext:value-type="float">
            <text:p>1282,6584</text:p>
          </table:table-cell>
          <table:table-cell office:value-type="float" office:value="643.7154" calcext:value-type="float">
            <text:p>643,7154</text:p>
          </table:table-cell>
          <table:table-cell office:value-type="float" office:value="746.11" calcext:value-type="float">
            <text:p>746,11</text:p>
          </table:table-cell>
          <table:table-cell table:formula="of:=ABS([.B$1]-[.B49])*[.B$2]" office:value-type="float" office:value="0.69615758667" calcext:value-type="float">
            <text:p>0,69615758667</text:p>
          </table:table-cell>
          <table:table-cell table:formula="of:=ABS([.C$1]-[.C49])*[.C$2]" office:value-type="float" office:value="0.0226205163519997" calcext:value-type="float">
            <text:p>0,022620516352</text:p>
          </table:table-cell>
          <table:table-cell table:formula="of:=ABS([.D$1]-[.D49])*[.D$2]" office:value-type="float" office:value="0.167975879576" calcext:value-type="float">
            <text:p>0,167975879576</text:p>
          </table:table-cell>
          <table:table-cell table:formula="of:=ABS([.E$1]-[.E49])*[.E$2]" office:value-type="float" office:value="0.693703145638" calcext:value-type="float">
            <text:p>0,693703145638</text:p>
          </table:table-cell>
          <table:table-cell table:formula="of:=ABS([.F$1]-[.F49])*[.F$2]" office:value-type="float" office:value="0.90250659268" calcext:value-type="float">
            <text:p>0,90250659268</text:p>
          </table:table-cell>
          <table:table-cell table:formula="of:=ABS([.G$1]-[.G49])*[.G$2]" office:value-type="float" office:value="0.761381380452" calcext:value-type="float">
            <text:p>0,761381380452</text:p>
          </table:table-cell>
          <table:table-cell table:formula="of:=ABS([.H$1]-[.H49])*[.H$2]" office:value-type="float" office:value="0.895474689648" calcext:value-type="float">
            <text:p>0,895474689648</text:p>
          </table:table-cell>
          <table:table-cell table:formula="of:=ABS([.I$1]-[.I49])*[.I$2]" office:value-type="float" office:value="0.782352330334" calcext:value-type="float">
            <text:p>0,782352330334</text:p>
          </table:table-cell>
          <table:table-cell table:formula="of:=ABS([.J$1]-[.J49])*[.J$2]" office:value-type="float" office:value="0.8248273532" calcext:value-type="float">
            <text:p>0,8248273532</text:p>
          </table:table-cell>
          <table:table-cell table:formula="of:=SUM([.K49:.S49])" office:value-type="float" office:value="5.74699947455" calcext:value-type="float">
            <text:p>5,74699947455</text:p>
          </table:table-cell>
          <table:table-cell table:formula="of:=1 - [.T49]/[.$T$1]" office:value-type="float" office:value="0.749664660702216" calcext:value-type="float">
            <text:p>0,7496646607022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3,jpeg</text:p>
          </table:table-cell>
          <table:table-cell office:value-type="float" office:value="102.5435" calcext:value-type="float">
            <text:p>102,5435</text:p>
          </table:table-cell>
          <table:table-cell office:value-type="float" office:value="91.224" calcext:value-type="float">
            <text:p>91,224</text:p>
          </table:table-cell>
          <table:table-cell office:value-type="float" office:value="67.6946" calcext:value-type="float">
            <text:p>67,6946</text:p>
          </table:table-cell>
          <table:table-cell office:value-type="float" office:value="1900.8772" calcext:value-type="float">
            <text:p>1900,8772</text:p>
          </table:table-cell>
          <table:table-cell office:value-type="float" office:value="1002.5582" calcext:value-type="float">
            <text:p>1002,5582</text:p>
          </table:table-cell>
          <table:table-cell office:value-type="float" office:value="576.1623" calcext:value-type="float">
            <text:p>576,1623</text:p>
          </table:table-cell>
          <table:table-cell office:value-type="float" office:value="1320.4456" calcext:value-type="float">
            <text:p>1320,4456</text:p>
          </table:table-cell>
          <table:table-cell office:value-type="float" office:value="672.0768" calcext:value-type="float">
            <text:p>672,0768</text:p>
          </table:table-cell>
          <table:table-cell office:value-type="float" office:value="763.8356" calcext:value-type="float">
            <text:p>763,8356</text:p>
          </table:table-cell>
          <table:table-cell table:formula="of:=ABS([.B$1]-[.B50])*[.B$2]" office:value-type="float" office:value="0.927851546895" calcext:value-type="float">
            <text:p>0,927851546895</text:p>
          </table:table-cell>
          <table:table-cell table:formula="of:=ABS([.C$1]-[.C50])*[.C$2]" office:value-type="float" office:value="0.205083635068" calcext:value-type="float">
            <text:p>0,205083635068</text:p>
          </table:table-cell>
          <table:table-cell table:formula="of:=ABS([.D$1]-[.D50])*[.D$2]" office:value-type="float" office:value="0.087921357376" calcext:value-type="float">
            <text:p>0,087921357376</text:p>
          </table:table-cell>
          <table:table-cell table:formula="of:=ABS([.E$1]-[.E50])*[.E$2]" office:value-type="float" office:value="0.623245161664" calcext:value-type="float">
            <text:p>0,623245161664</text:p>
          </table:table-cell>
          <table:table-cell table:formula="of:=ABS([.F$1]-[.F50])*[.F$2]" office:value-type="float" office:value="0.888976000972" calcext:value-type="float">
            <text:p>0,888976000972</text:p>
          </table:table-cell>
          <table:table-cell table:formula="of:=ABS([.G$1]-[.G50])*[.G$2]" office:value-type="float" office:value="0.734477269092" calcext:value-type="float">
            <text:p>0,734477269092</text:p>
          </table:table-cell>
          <table:table-cell table:formula="of:=ABS([.H$1]-[.H50])*[.H$2]" office:value-type="float" office:value="0.867826551152" calcext:value-type="float">
            <text:p>0,867826551152</text:p>
          </table:table-cell>
          <table:table-cell table:formula="of:=ABS([.I$1]-[.I50])*[.I$2]" office:value-type="float" office:value="0.765073714612" calcext:value-type="float">
            <text:p>0,765073714612</text:p>
          </table:table-cell>
          <table:table-cell table:formula="of:=ABS([.J$1]-[.J50])*[.J$2]" office:value-type="float" office:value="0.812346935496" calcext:value-type="float">
            <text:p>0,812346935496</text:p>
          </table:table-cell>
          <table:table-cell table:formula="of:=SUM([.K50:.S50])" office:value-type="float" office:value="5.912802172327" calcext:value-type="float">
            <text:p>5,912802172327</text:p>
          </table:table-cell>
          <table:table-cell table:formula="of:=1 - [.T50]/[.$T$1]" office:value-type="float" office:value="0.742442409371187" calcext:value-type="float">
            <text:p>0,7424424093711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6,jpeg</text:p>
          </table:table-cell>
          <table:table-cell office:value-type="float" office:value="127.6503" calcext:value-type="float">
            <text:p>127,6503</text:p>
          </table:table-cell>
          <table:table-cell office:value-type="float" office:value="131.4087" calcext:value-type="float">
            <text:p>131,4087</text:p>
          </table:table-cell>
          <table:table-cell office:value-type="float" office:value="105.4619" calcext:value-type="float">
            <text:p>105,4619</text:p>
          </table:table-cell>
          <table:table-cell office:value-type="float" office:value="3326.8406" calcext:value-type="float">
            <text:p>3326,8406</text:p>
          </table:table-cell>
          <table:table-cell office:value-type="float" office:value="2951.0537" calcext:value-type="float">
            <text:p>2951,0537</text:p>
          </table:table-cell>
          <table:table-cell office:value-type="float" office:value="2875.1716" calcext:value-type="float">
            <text:p>2875,1716</text:p>
          </table:table-cell>
          <table:table-cell office:value-type="float" office:value="2504.1533" calcext:value-type="float">
            <text:p>2504,1533</text:p>
          </table:table-cell>
          <table:table-cell office:value-type="float" office:value="2635.0715" calcext:value-type="float">
            <text:p>2635,0715</text:p>
          </table:table-cell>
          <table:table-cell office:value-type="float" office:value="1496.6603" calcext:value-type="float">
            <text:p>1496,6603</text:p>
          </table:table-cell>
          <table:table-cell table:formula="of:=ABS([.B$1]-[.B51])*[.B$2]" office:value-type="float" office:value="1.675982717955" calcext:value-type="float">
            <text:p>1,675982717955</text:p>
          </table:table-cell>
          <table:table-cell table:formula="of:=ABS([.C$1]-[.C51])*[.C$2]" office:value-type="float" office:value="1.473217931176" calcext:value-type="float">
            <text:p>1,473217931176</text:p>
          </table:table-cell>
          <table:table-cell table:formula="of:=ABS([.D$1]-[.D51])*[.D$2]" office:value-type="float" office:value="0.87266423636" calcext:value-type="float">
            <text:p>0,87266423636</text:p>
          </table:table-cell>
          <table:table-cell table:formula="of:=ABS([.E$1]-[.E51])*[.E$2]" office:value-type="float" office:value="0.368897393154" calcext:value-type="float">
            <text:p>0,368897393154</text:p>
          </table:table-cell>
          <table:table-cell table:formula="of:=ABS([.F$1]-[.F51])*[.F$2]" office:value-type="float" office:value="0.396660814883" calcext:value-type="float">
            <text:p>0,396660814883</text:p>
          </table:table-cell>
          <table:table-cell table:formula="of:=ABS([.G$1]-[.G51])*[.G$2]" office:value-type="float" office:value="0.507746425977" calcext:value-type="float">
            <text:p>0,507746425977</text:p>
          </table:table-cell>
          <table:table-cell table:formula="of:=ABS([.H$1]-[.H51])*[.H$2]" office:value-type="float" office:value="0.00173130121599995" calcext:value-type="float">
            <text:p>0,001731301216</text:p>
          </table:table-cell>
          <table:table-cell table:formula="of:=ABS([.I$1]-[.I51])*[.I$2]" office:value-type="float" office:value="0.430841546469" calcext:value-type="float">
            <text:p>0,430841546469</text:p>
          </table:table-cell>
          <table:table-cell table:formula="of:=ABS([.J$1]-[.J51])*[.J$2]" office:value-type="float" office:value="0.296372392473" calcext:value-type="float">
            <text:p>0,296372392473</text:p>
          </table:table-cell>
          <table:table-cell table:formula="of:=SUM([.K51:.S51])" office:value-type="float" office:value="6.024114759663" calcext:value-type="float">
            <text:p>6,024114759663</text:p>
          </table:table-cell>
          <table:table-cell table:formula="of:=1 - [.T51]/[.$T$1]" office:value-type="float" office:value="0.737593709725003" calcext:value-type="float">
            <text:p>0,737593709725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5,jpeg</text:p>
          </table:table-cell>
          <table:table-cell office:value-type="float" office:value="101.0841" calcext:value-type="float">
            <text:p>101,0841</text:p>
          </table:table-cell>
          <table:table-cell office:value-type="float" office:value="88.0726" calcext:value-type="float">
            <text:p>88,0726</text:p>
          </table:table-cell>
          <table:table-cell office:value-type="float" office:value="62.1671" calcext:value-type="float">
            <text:p>62,1671</text:p>
          </table:table-cell>
          <table:table-cell office:value-type="float" office:value="1723.9337" calcext:value-type="float">
            <text:p>1723,9337</text:p>
          </table:table-cell>
          <table:table-cell office:value-type="float" office:value="1008.1533" calcext:value-type="float">
            <text:p>1008,1533</text:p>
          </table:table-cell>
          <table:table-cell office:value-type="float" office:value="596.7819" calcext:value-type="float">
            <text:p>596,7819</text:p>
          </table:table-cell>
          <table:table-cell office:value-type="float" office:value="1252.7581" calcext:value-type="float">
            <text:p>1252,7581</text:p>
          </table:table-cell>
          <table:table-cell office:value-type="float" office:value="686.1563" calcext:value-type="float">
            <text:p>686,1563</text:p>
          </table:table-cell>
          <table:table-cell office:value-type="float" office:value="727.1637" calcext:value-type="float">
            <text:p>727,1637</text:p>
          </table:table-cell>
          <table:table-cell table:formula="of:=ABS([.B$1]-[.B52])*[.B$2]" office:value-type="float" office:value="0.884364418665" calcext:value-type="float">
            <text:p>0,884364418665</text:p>
          </table:table-cell>
          <table:table-cell table:formula="of:=ABS([.C$1]-[.C52])*[.C$2]" office:value-type="float" office:value="0.105632888372" calcext:value-type="float">
            <text:p>0,105632888372</text:p>
          </table:table-cell>
          <table:table-cell table:formula="of:=ABS([.D$1]-[.D52])*[.D$2]" office:value-type="float" office:value="0.228509561176" calcext:value-type="float">
            <text:p>0,228509561176</text:p>
          </table:table-cell>
          <table:table-cell table:formula="of:=ABS([.E$1]-[.E52])*[.E$2]" office:value-type="float" office:value="0.746357140659" calcext:value-type="float">
            <text:p>0,746357140659</text:p>
          </table:table-cell>
          <table:table-cell table:formula="of:=ABS([.F$1]-[.F52])*[.F$2]" office:value-type="float" office:value="0.885284298041" calcext:value-type="float">
            <text:p>0,885284298041</text:p>
          </table:table-cell>
          <table:table-cell table:formula="of:=ABS([.G$1]-[.G52])*[.G$2]" office:value-type="float" office:value="0.723335880624" calcext:value-type="float">
            <text:p>0,723335880624</text:p>
          </table:table-cell>
          <table:table-cell table:formula="of:=ABS([.H$1]-[.H52])*[.H$2]" office:value-type="float" office:value="0.917352141152" calcext:value-type="float">
            <text:p>0,917352141152</text:p>
          </table:table-cell>
          <table:table-cell table:formula="of:=ABS([.I$1]-[.I52])*[.I$2]" office:value-type="float" office:value="0.756496060827" calcext:value-type="float">
            <text:p>0,756496060827</text:p>
          </table:table-cell>
          <table:table-cell table:formula="of:=ABS([.J$1]-[.J52])*[.J$2]" office:value-type="float" office:value="0.838167253567" calcext:value-type="float">
            <text:p>0,838167253567</text:p>
          </table:table-cell>
          <table:table-cell table:formula="of:=SUM([.K52:.S52])" office:value-type="float" office:value="6.085499643083" calcext:value-type="float">
            <text:p>6,085499643083</text:p>
          </table:table-cell>
          <table:table-cell table:formula="of:=1 - [.T52]/[.$T$1]" office:value-type="float" office:value="0.734919826477449" calcext:value-type="float">
            <text:p>0,734919826477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8,jpeg</text:p>
          </table:table-cell>
          <table:table-cell office:value-type="float" office:value="97.1642" calcext:value-type="float">
            <text:p>97,1642</text:p>
          </table:table-cell>
          <table:table-cell office:value-type="float" office:value="89.4771" calcext:value-type="float">
            <text:p>89,4771</text:p>
          </table:table-cell>
          <table:table-cell office:value-type="float" office:value="65.1982" calcext:value-type="float">
            <text:p>65,1982</text:p>
          </table:table-cell>
          <table:table-cell office:value-type="float" office:value="1227.0247" calcext:value-type="float">
            <text:p>1227,0247</text:p>
          </table:table-cell>
          <table:table-cell office:value-type="float" office:value="900.8862" calcext:value-type="float">
            <text:p>900,8862</text:p>
          </table:table-cell>
          <table:table-cell office:value-type="float" office:value="765.6258" calcext:value-type="float">
            <text:p>765,6258</text:p>
          </table:table-cell>
          <table:table-cell office:value-type="float" office:value="987.6741" calcext:value-type="float">
            <text:p>987,6741</text:p>
          </table:table-cell>
          <table:table-cell office:value-type="float" office:value="759.9831" calcext:value-type="float">
            <text:p>759,9831</text:p>
          </table:table-cell>
          <table:table-cell office:value-type="float" office:value="713.0692" calcext:value-type="float">
            <text:p>713,0692</text:p>
          </table:table-cell>
          <table:table-cell table:formula="of:=ABS([.B$1]-[.B53])*[.B$2]" office:value-type="float" office:value="0.76755943446" calcext:value-type="float">
            <text:p>0,76755943446</text:p>
          </table:table-cell>
          <table:table-cell table:formula="of:=ABS([.C$1]-[.C53])*[.C$2]" office:value-type="float" office:value="0.149955593752" calcext:value-type="float">
            <text:p>0,149955593752</text:p>
          </table:table-cell>
          <table:table-cell table:formula="of:=ABS([.D$1]-[.D53])*[.D$2]" office:value-type="float" office:value="0.151415593824" calcext:value-type="float">
            <text:p>0,151415593824</text:p>
          </table:table-cell>
          <table:table-cell table:formula="of:=ABS([.E$1]-[.E53])*[.E$2]" office:value-type="float" office:value="1.092091515589" calcext:value-type="float">
            <text:p>1,092091515589</text:p>
          </table:table-cell>
          <table:table-cell table:formula="of:=ABS([.F$1]-[.F53])*[.F$2]" office:value-type="float" office:value="0.956060203292" calcext:value-type="float">
            <text:p>0,956060203292</text:p>
          </table:table-cell>
          <table:table-cell table:formula="of:=ABS([.G$1]-[.G53])*[.G$2]" office:value-type="float" office:value="0.632104456137" calcext:value-type="float">
            <text:p>0,632104456137</text:p>
          </table:table-cell>
          <table:table-cell table:formula="of:=ABS([.H$1]-[.H53])*[.H$2]" office:value-type="float" office:value="1.111308802272" calcext:value-type="float">
            <text:p>1,111308802272</text:p>
          </table:table-cell>
          <table:table-cell table:formula="of:=ABS([.I$1]-[.I53])*[.I$2]" office:value-type="float" office:value="0.711518559463" calcext:value-type="float">
            <text:p>0,711518559463</text:p>
          </table:table-cell>
          <table:table-cell table:formula="of:=ABS([.J$1]-[.J53])*[.J$2]" office:value-type="float" office:value="0.848091050072" calcext:value-type="float">
            <text:p>0,848091050072</text:p>
          </table:table-cell>
          <table:table-cell table:formula="of:=SUM([.K53:.S53])" office:value-type="float" office:value="6.420105208861" calcext:value-type="float">
            <text:p>6,420105208861</text:p>
          </table:table-cell>
          <table:table-cell table:formula="of:=1 - [.T53]/[.$T$1]" office:value-type="float" office:value="0.720344638466574" calcext:value-type="float">
            <text:p>0,7203446384665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58,jpeg</text:p>
          </table:table-cell>
          <table:table-cell office:value-type="float" office:value="101.0636" calcext:value-type="float">
            <text:p>101,0636</text:p>
          </table:table-cell>
          <table:table-cell office:value-type="float" office:value="95.719" calcext:value-type="float">
            <text:p>95,719</text:p>
          </table:table-cell>
          <table:table-cell office:value-type="float" office:value="90.9709" calcext:value-type="float">
            <text:p>90,9709</text:p>
          </table:table-cell>
          <table:table-cell office:value-type="float" office:value="1450.3895" calcext:value-type="float">
            <text:p>1450,3895</text:p>
          </table:table-cell>
          <table:table-cell office:value-type="float" office:value="1027.0151" calcext:value-type="float">
            <text:p>1027,0151</text:p>
          </table:table-cell>
          <table:table-cell office:value-type="float" office:value="1152.4138" calcext:value-type="float">
            <text:p>1152,4138</text:p>
          </table:table-cell>
          <table:table-cell office:value-type="float" office:value="1123.3281" calcext:value-type="float">
            <text:p>1123,3281</text:p>
          </table:table-cell>
          <table:table-cell office:value-type="float" office:value="860.6241" calcext:value-type="float">
            <text:p>860,6241</text:p>
          </table:table-cell>
          <table:table-cell office:value-type="float" office:value="646.1995" calcext:value-type="float">
            <text:p>646,1995</text:p>
          </table:table-cell>
          <table:table-cell table:formula="of:=ABS([.B$1]-[.B54])*[.B$2]" office:value-type="float" office:value="0.88375356069" calcext:value-type="float">
            <text:p>0,88375356069</text:p>
          </table:table-cell>
          <table:table-cell table:formula="of:=ABS([.C$1]-[.C54])*[.C$2]" office:value-type="float" office:value="0.346935226868" calcext:value-type="float">
            <text:p>0,346935226868</text:p>
          </table:table-cell>
          <table:table-cell table:formula="of:=ABS([.D$1]-[.D54])*[.D$2]" office:value-type="float" office:value="0.50409550524" calcext:value-type="float">
            <text:p>0,50409550524</text:p>
          </table:table-cell>
          <table:table-cell table:formula="of:=ABS([.E$1]-[.E54])*[.E$2]" office:value-type="float" office:value="0.936680988693" calcext:value-type="float">
            <text:p>0,936680988693</text:p>
          </table:table-cell>
          <table:table-cell table:formula="of:=ABS([.F$1]-[.F54])*[.F$2]" office:value-type="float" office:value="0.872839093783" calcext:value-type="float">
            <text:p>0,872839093783</text:p>
          </table:table-cell>
          <table:table-cell table:formula="of:=ABS([.G$1]-[.G54])*[.G$2]" office:value-type="float" office:value="0.423111296097" calcext:value-type="float">
            <text:p>0,423111296097</text:p>
          </table:table-cell>
          <table:table-cell table:formula="of:=ABS([.H$1]-[.H54])*[.H$2]" office:value-type="float" office:value="1.012053483552" calcext:value-type="float">
            <text:p>1,012053483552</text:p>
          </table:table-cell>
          <table:table-cell table:formula="of:=ABS([.I$1]-[.I54])*[.I$2]" office:value-type="float" office:value="0.650205043033" calcext:value-type="float">
            <text:p>0,650205043033</text:p>
          </table:table-cell>
          <table:table-cell table:formula="of:=ABS([.J$1]-[.J54])*[.J$2]" office:value-type="float" office:value="0.895173337145" calcext:value-type="float">
            <text:p>0,895173337145</text:p>
          </table:table-cell>
          <table:table-cell table:formula="of:=SUM([.K54:.S54])" office:value-type="float" office:value="6.524847535101" calcext:value-type="float">
            <text:p>6,524847535101</text:p>
          </table:table-cell>
          <table:table-cell table:formula="of:=1 - [.T54]/[.$T$1]" office:value-type="float" office:value="0.715782134868959" calcext:value-type="float">
            <text:p>0,715782134868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7,jpeg</text:p>
          </table:table-cell>
          <table:table-cell office:value-type="float" office:value="123.4936" calcext:value-type="float">
            <text:p>123,4936</text:p>
          </table:table-cell>
          <table:table-cell office:value-type="float" office:value="109.0751" calcext:value-type="float">
            <text:p>109,0751</text:p>
          </table:table-cell>
          <table:table-cell office:value-type="float" office:value="77.3097" calcext:value-type="float">
            <text:p>77,3097</text:p>
          </table:table-cell>
          <table:table-cell office:value-type="float" office:value="2201.1709" calcext:value-type="float">
            <text:p>2201,1709</text:p>
          </table:table-cell>
          <table:table-cell office:value-type="float" office:value="1201.1444" calcext:value-type="float">
            <text:p>1201,1444</text:p>
          </table:table-cell>
          <table:table-cell office:value-type="float" office:value="661.7414" calcext:value-type="float">
            <text:p>661,7414</text:p>
          </table:table-cell>
          <table:table-cell office:value-type="float" office:value="1530.1106" calcext:value-type="float">
            <text:p>1530,1106</text:p>
          </table:table-cell>
          <table:table-cell office:value-type="float" office:value="770.6797" calcext:value-type="float">
            <text:p>770,6797</text:p>
          </table:table-cell>
          <table:table-cell office:value-type="float" office:value="816.679" calcext:value-type="float">
            <text:p>816,679</text:p>
          </table:table-cell>
          <table:table-cell table:formula="of:=ABS([.B$1]-[.B55])*[.B$2]" office:value-type="float" office:value="1.55212157919" calcext:value-type="float">
            <text:p>1,55212157919</text:p>
          </table:table-cell>
          <table:table-cell table:formula="of:=ABS([.C$1]-[.C55])*[.C$2]" office:value-type="float" office:value="0.768422222472" calcext:value-type="float">
            <text:p>0,768422222472</text:p>
          </table:table-cell>
          <table:table-cell table:formula="of:=ABS([.D$1]-[.D55])*[.D$2]" office:value-type="float" office:value="0.156632172856" calcext:value-type="float">
            <text:p>0,156632172856</text:p>
          </table:table-cell>
          <table:table-cell table:formula="of:=ABS([.E$1]-[.E55])*[.E$2]" office:value-type="float" office:value="0.414309814015" calcext:value-type="float">
            <text:p>0,414309814015</text:p>
          </table:table-cell>
          <table:table-cell table:formula="of:=ABS([.F$1]-[.F55])*[.F$2]" office:value-type="float" office:value="0.75794684035" calcext:value-type="float">
            <text:p>0,75794684035</text:p>
          </table:table-cell>
          <table:table-cell table:formula="of:=ABS([.G$1]-[.G55])*[.G$2]" office:value-type="float" office:value="0.688236313989" calcext:value-type="float">
            <text:p>0,688236313989</text:p>
          </table:table-cell>
          <table:table-cell table:formula="of:=ABS([.H$1]-[.H55])*[.H$2]" office:value-type="float" office:value="0.714418863952" calcext:value-type="float">
            <text:p>0,714418863952</text:p>
          </table:table-cell>
          <table:table-cell table:formula="of:=ABS([.I$1]-[.I55])*[.I$2]" office:value-type="float" office:value="0.705001869845" calcext:value-type="float">
            <text:p>0,705001869845</text:p>
          </table:table-cell>
          <table:table-cell table:formula="of:=ABS([.J$1]-[.J55])*[.J$2]" office:value-type="float" office:value="0.77514042599" calcext:value-type="float">
            <text:p>0,77514042599</text:p>
          </table:table-cell>
          <table:table-cell table:formula="of:=SUM([.K55:.S55])" office:value-type="float" office:value="6.532230102659" calcext:value-type="float">
            <text:p>6,532230102659</text:p>
          </table:table-cell>
          <table:table-cell table:formula="of:=1 - [.T55]/[.$T$1]" office:value-type="float" office:value="0.71546055531032" calcext:value-type="float">
            <text:p>0,715460555310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22,jpeg</text:p>
          </table:table-cell>
          <table:table-cell office:value-type="float" office:value="86.6262" calcext:value-type="float">
            <text:p>86,6262</text:p>
          </table:table-cell>
          <table:table-cell office:value-type="float" office:value="82.1072" calcext:value-type="float">
            <text:p>82,1072</text:p>
          </table:table-cell>
          <table:table-cell office:value-type="float" office:value="61.611" calcext:value-type="float">
            <text:p>61,611</text:p>
          </table:table-cell>
          <table:table-cell office:value-type="float" office:value="4289.2437" calcext:value-type="float">
            <text:p>4289,2437</text:p>
          </table:table-cell>
          <table:table-cell office:value-type="float" office:value="4056.7842" calcext:value-type="float">
            <text:p>4056,7842</text:p>
          </table:table-cell>
          <table:table-cell office:value-type="float" office:value="2956.7969" calcext:value-type="float">
            <text:p>2956,7969</text:p>
          </table:table-cell>
          <table:table-cell office:value-type="float" office:value="4122.0239" calcext:value-type="float">
            <text:p>4122,0239</text:p>
          </table:table-cell>
          <table:table-cell office:value-type="float" office:value="3387.208" calcext:value-type="float">
            <text:p>3387,208</text:p>
          </table:table-cell>
          <table:table-cell office:value-type="float" office:value="3419.4587" calcext:value-type="float">
            <text:p>3419,4587</text:p>
          </table:table-cell>
          <table:table-cell table:formula="of:=ABS([.B$1]-[.B56])*[.B$2]" office:value-type="float" office:value="0.45354863736" calcext:value-type="float">
            <text:p>0,45354863736</text:p>
          </table:table-cell>
          <table:table-cell table:formula="of:=ABS([.C$1]-[.C56])*[.C$2]" office:value-type="float" office:value="0.0826210572839999" calcext:value-type="float">
            <text:p>0,082621057284</text:p>
          </table:table-cell>
          <table:table-cell table:formula="of:=ABS([.D$1]-[.D56])*[.D$2]" office:value-type="float" office:value="0.242653586528" calcext:value-type="float">
            <text:p>0,242653586528</text:p>
          </table:table-cell>
          <table:table-cell table:formula="of:=ABS([.E$1]-[.E56])*[.E$2]" office:value-type="float" office:value="1.038508598041" calcext:value-type="float">
            <text:p>1,038508598041</text:p>
          </table:table-cell>
          <table:table-cell table:formula="of:=ABS([.F$1]-[.F56])*[.F$2]" office:value-type="float" office:value="1.126232856088" calcext:value-type="float">
            <text:p>1,126232856088</text:p>
          </table:table-cell>
          <table:table-cell table:formula="of:=ABS([.G$1]-[.G56])*[.G$2]" office:value-type="float" office:value="0.551851024326" calcext:value-type="float">
            <text:p>0,551851024326</text:p>
          </table:table-cell>
          <table:table-cell table:formula="of:=ABS([.H$1]-[.H56])*[.H$2]" office:value-type="float" office:value="1.182032259392" calcext:value-type="float">
            <text:p>1,182032259392</text:p>
          </table:table-cell>
          <table:table-cell table:formula="of:=ABS([.I$1]-[.I56])*[.I$2]" office:value-type="float" office:value="0.889065666364" calcext:value-type="float">
            <text:p>0,889065666364</text:p>
          </table:table-cell>
          <table:table-cell table:formula="of:=ABS([.J$1]-[.J56])*[.J$2]" office:value-type="float" office:value="1.057450732983" calcext:value-type="float">
            <text:p>1,057450732983</text:p>
          </table:table-cell>
          <table:table-cell table:formula="of:=SUM([.K56:.S56])" office:value-type="float" office:value="6.623964418366" calcext:value-type="float">
            <text:p>6,623964418366</text:p>
          </table:table-cell>
          <table:table-cell table:formula="of:=1 - [.T56]/[.$T$1]" office:value-type="float" office:value="0.711464671693233" calcext:value-type="float">
            <text:p>0,7114646716932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2,jpeg</text:p>
          </table:table-cell>
          <table:table-cell office:value-type="float" office:value="121.0922" calcext:value-type="float">
            <text:p>121,0922</text:p>
          </table:table-cell>
          <table:table-cell office:value-type="float" office:value="109.3415" calcext:value-type="float">
            <text:p>109,3415</text:p>
          </table:table-cell>
          <table:table-cell office:value-type="float" office:value="74.2867" calcext:value-type="float">
            <text:p>74,2867</text:p>
          </table:table-cell>
          <table:table-cell office:value-type="float" office:value="1357.3353" calcext:value-type="float">
            <text:p>1357,3353</text:p>
          </table:table-cell>
          <table:table-cell office:value-type="float" office:value="1179.1029" calcext:value-type="float">
            <text:p>1179,1029</text:p>
          </table:table-cell>
          <table:table-cell office:value-type="float" office:value="957.1924" calcext:value-type="float">
            <text:p>957,1924</text:p>
          </table:table-cell>
          <table:table-cell office:value-type="float" office:value="1240.3352" calcext:value-type="float">
            <text:p>1240,3352</text:p>
          </table:table-cell>
          <table:table-cell office:value-type="float" office:value="1030.3586" calcext:value-type="float">
            <text:p>1030,3586</text:p>
          </table:table-cell>
          <table:table-cell office:value-type="float" office:value="1053.5802" calcext:value-type="float">
            <text:p>1053,5802</text:p>
          </table:table-cell>
          <table:table-cell table:formula="of:=ABS([.B$1]-[.B57])*[.B$2]" office:value-type="float" office:value="1.48056478206" calcext:value-type="float">
            <text:p>1,48056478206</text:p>
          </table:table-cell>
          <table:table-cell table:formula="of:=ABS([.C$1]-[.C57])*[.C$2]" office:value-type="float" office:value="0.776829177768" calcext:value-type="float">
            <text:p>0,776829177768</text:p>
          </table:table-cell>
          <table:table-cell table:formula="of:=ABS([.D$1]-[.D57])*[.D$2]" office:value-type="float" office:value="0.079744223496" calcext:value-type="float">
            <text:p>0,079744223496</text:p>
          </table:table-cell>
          <table:table-cell table:formula="of:=ABS([.E$1]-[.E57])*[.E$2]" office:value-type="float" office:value="1.001425309427" calcext:value-type="float">
            <text:p>1,001425309427</text:p>
          </table:table-cell>
          <table:table-cell table:formula="of:=ABS([.F$1]-[.F57])*[.F$2]" office:value-type="float" office:value="0.772490042465" calcext:value-type="float">
            <text:p>0,772490042465</text:p>
          </table:table-cell>
          <table:table-cell table:formula="of:=ABS([.G$1]-[.G57])*[.G$2]" office:value-type="float" office:value="0.528595275159" calcext:value-type="float">
            <text:p>0,528595275159</text:p>
          </table:table-cell>
          <table:table-cell table:formula="of:=ABS([.H$1]-[.H57])*[.H$2]" office:value-type="float" office:value="0.926441728624" calcext:value-type="float">
            <text:p>0,926441728624</text:p>
          </table:table-cell>
          <table:table-cell table:formula="of:=ABS([.I$1]-[.I57])*[.I$2]" office:value-type="float" office:value="0.546797693598" calcext:value-type="float">
            <text:p>0,546797693598</text:p>
          </table:table-cell>
          <table:table-cell table:formula="of:=ABS([.J$1]-[.J57])*[.J$2]" office:value-type="float" office:value="0.608340660082" calcext:value-type="float">
            <text:p>0,608340660082</text:p>
          </table:table-cell>
          <table:table-cell table:formula="of:=SUM([.K57:.S57])" office:value-type="float" office:value="6.721228892679" calcext:value-type="float">
            <text:p>6,721228892679</text:p>
          </table:table-cell>
          <table:table-cell table:formula="of:=1 - [.T57]/[.$T$1]" office:value-type="float" office:value="0.70722789817575" calcext:value-type="float">
            <text:p>0,70722789817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2,jpeg</text:p>
          </table:table-cell>
          <table:table-cell office:value-type="float" office:value="112.9169" calcext:value-type="float">
            <text:p>112,9169</text:p>
          </table:table-cell>
          <table:table-cell office:value-type="float" office:value="110.7161" calcext:value-type="float">
            <text:p>110,7161</text:p>
          </table:table-cell>
          <table:table-cell office:value-type="float" office:value="107.6154" calcext:value-type="float">
            <text:p>107,6154</text:p>
          </table:table-cell>
          <table:table-cell office:value-type="float" office:value="1841.5104" calcext:value-type="float">
            <text:p>1841,5104</text:p>
          </table:table-cell>
          <table:table-cell office:value-type="float" office:value="1401.67" calcext:value-type="float">
            <text:p>1401,67</text:p>
          </table:table-cell>
          <table:table-cell office:value-type="float" office:value="1211.6362" calcext:value-type="float">
            <text:p>1211,6362</text:p>
          </table:table-cell>
          <table:table-cell office:value-type="float" office:value="1513.0771" calcext:value-type="float">
            <text:p>1513,0771</text:p>
          </table:table-cell>
          <table:table-cell office:value-type="float" office:value="1023.5823" calcext:value-type="float">
            <text:p>1023,5823</text:p>
          </table:table-cell>
          <table:table-cell office:value-type="float" office:value="807.972" calcext:value-type="float">
            <text:p>807,972</text:p>
          </table:table-cell>
          <table:table-cell table:formula="of:=ABS([.B$1]-[.B58])*[.B$2]" office:value-type="float" office:value="1.236957601425" calcext:value-type="float">
            <text:p>1,236957601425</text:p>
          </table:table-cell>
          <table:table-cell table:formula="of:=ABS([.C$1]-[.C58])*[.C$2]" office:value-type="float" office:value="0.820208309712" calcext:value-type="float">
            <text:p>0,820208309712</text:p>
          </table:table-cell>
          <table:table-cell table:formula="of:=ABS([.D$1]-[.D58])*[.D$2]" office:value-type="float" office:value="0.92743704448" calcext:value-type="float">
            <text:p>0,92743704448</text:p>
          </table:table-cell>
          <table:table-cell table:formula="of:=ABS([.E$1]-[.E58])*[.E$2]" office:value-type="float" office:value="0.6645508001" calcext:value-type="float">
            <text:p>0,6645508001</text:p>
          </table:table-cell>
          <table:table-cell table:formula="of:=ABS([.F$1]-[.F58])*[.F$2]" office:value-type="float" office:value="0.625638044214" calcext:value-type="float">
            <text:p>0,625638044214</text:p>
          </table:table-cell>
          <table:table-cell table:formula="of:=ABS([.G$1]-[.G58])*[.G$2]" office:value-type="float" office:value="0.391111656705" calcext:value-type="float">
            <text:p>0,391111656705</text:p>
          </table:table-cell>
          <table:table-cell table:formula="of:=ABS([.H$1]-[.H58])*[.H$2]" office:value-type="float" office:value="0.726881935232" calcext:value-type="float">
            <text:p>0,726881935232</text:p>
          </table:table-cell>
          <table:table-cell table:formula="of:=ABS([.I$1]-[.I58])*[.I$2]" office:value-type="float" office:value="0.550926018847" calcext:value-type="float">
            <text:p>0,550926018847</text:p>
          </table:table-cell>
          <table:table-cell table:formula="of:=ABS([.J$1]-[.J58])*[.J$2]" office:value-type="float" office:value="0.78127093762" calcext:value-type="float">
            <text:p>0,78127093762</text:p>
          </table:table-cell>
          <table:table-cell table:formula="of:=SUM([.K58:.S58])" office:value-type="float" office:value="6.724982348335" calcext:value-type="float">
            <text:p>6,724982348335</text:p>
          </table:table-cell>
          <table:table-cell table:formula="of:=1 - [.T58]/[.$T$1]" office:value-type="float" office:value="0.707064400232285" calcext:value-type="float">
            <text:p>0,7070644002322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826,jpeg</text:p>
          </table:table-cell>
          <table:table-cell office:value-type="float" office:value="105.2809" calcext:value-type="float">
            <text:p>105,2809</text:p>
          </table:table-cell>
          <table:table-cell office:value-type="float" office:value="89.3613" calcext:value-type="float">
            <text:p>89,3613</text:p>
          </table:table-cell>
          <table:table-cell office:value-type="float" office:value="59.7296" calcext:value-type="float">
            <text:p>59,7296</text:p>
          </table:table-cell>
          <table:table-cell office:value-type="float" office:value="1504.2356" calcext:value-type="float">
            <text:p>1504,2356</text:p>
          </table:table-cell>
          <table:table-cell office:value-type="float" office:value="879.0536" calcext:value-type="float">
            <text:p>879,0536</text:p>
          </table:table-cell>
          <table:table-cell office:value-type="float" office:value="627.2736" calcext:value-type="float">
            <text:p>627,2736</text:p>
          </table:table-cell>
          <table:table-cell office:value-type="float" office:value="1067.6743" calcext:value-type="float">
            <text:p>1067,6743</text:p>
          </table:table-cell>
          <table:table-cell office:value-type="float" office:value="636.1641" calcext:value-type="float">
            <text:p>636,1641</text:p>
          </table:table-cell>
          <table:table-cell office:value-type="float" office:value="610.3145" calcext:value-type="float">
            <text:p>610,3145</text:p>
          </table:table-cell>
          <table:table-cell table:formula="of:=ABS([.B$1]-[.B59])*[.B$2]" office:value-type="float" office:value="1.009420455225" calcext:value-type="float">
            <text:p>1,009420455225</text:p>
          </table:table-cell>
          <table:table-cell table:formula="of:=ABS([.C$1]-[.C59])*[.C$2]" office:value-type="float" office:value="0.14630121904" calcext:value-type="float">
            <text:p>0,14630121904</text:p>
          </table:table-cell>
          <table:table-cell table:formula="of:=ABS([.D$1]-[.D59])*[.D$2]" office:value-type="float" office:value="0.290505716176" calcext:value-type="float">
            <text:p>0,290505716176</text:p>
          </table:table-cell>
          <table:table-cell table:formula="of:=ABS([.E$1]-[.E59])*[.E$2]" office:value-type="float" office:value="0.899216487696" calcext:value-type="float">
            <text:p>0,899216487696</text:p>
          </table:table-cell>
          <table:table-cell table:formula="of:=ABS([.F$1]-[.F59])*[.F$2]" office:value-type="float" office:value="0.970465571098" calcext:value-type="float">
            <text:p>0,970465571098</text:p>
          </table:table-cell>
          <table:table-cell table:formula="of:=ABS([.G$1]-[.G59])*[.G$2]" office:value-type="float" office:value="0.706860300363" calcext:value-type="float">
            <text:p>0,706860300363</text:p>
          </table:table-cell>
          <table:table-cell table:formula="of:=ABS([.H$1]-[.H59])*[.H$2]" office:value-type="float" office:value="1.052774255936" calcext:value-type="float">
            <text:p>1,052774255936</text:p>
          </table:table-cell>
          <table:table-cell table:formula="of:=ABS([.I$1]-[.I59])*[.I$2]" office:value-type="float" office:value="0.786952808833" calcext:value-type="float">
            <text:p>0,786952808833</text:p>
          </table:table-cell>
          <table:table-cell table:formula="of:=ABS([.J$1]-[.J59])*[.J$2]" office:value-type="float" office:value="0.920439606795" calcext:value-type="float">
            <text:p>0,920439606795</text:p>
          </table:table-cell>
          <table:table-cell table:formula="of:=SUM([.K59:.S59])" office:value-type="float" office:value="6.782936421162" calcext:value-type="float">
            <text:p>6,782936421162</text:p>
          </table:table-cell>
          <table:table-cell table:formula="of:=1 - [.T59]/[.$T$1]" office:value-type="float" office:value="0.704539960731449" calcext:value-type="float">
            <text:p>0,7045399607314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5,jpeg</text:p>
          </table:table-cell>
          <table:table-cell office:value-type="float" office:value="135.2343" calcext:value-type="float">
            <text:p>135,2343</text:p>
          </table:table-cell>
          <table:table-cell office:value-type="float" office:value="138.3412" calcext:value-type="float">
            <text:p>138,3412</text:p>
          </table:table-cell>
          <table:table-cell office:value-type="float" office:value="111.8285" calcext:value-type="float">
            <text:p>111,8285</text:p>
          </table:table-cell>
          <table:table-cell office:value-type="float" office:value="3532.5989" calcext:value-type="float">
            <text:p>3532,5989</text:p>
          </table:table-cell>
          <table:table-cell office:value-type="float" office:value="3007.6077" calcext:value-type="float">
            <text:p>3007,6077</text:p>
          </table:table-cell>
          <table:table-cell office:value-type="float" office:value="2992.9558" calcext:value-type="float">
            <text:p>2992,9558</text:p>
          </table:table-cell>
          <table:table-cell office:value-type="float" office:value="2583.3494" calcext:value-type="float">
            <text:p>2583,3494</text:p>
          </table:table-cell>
          <table:table-cell office:value-type="float" office:value="2700.6521" calcext:value-type="float">
            <text:p>2700,6521</text:p>
          </table:table-cell>
          <table:table-cell office:value-type="float" office:value="1510.3124" calcext:value-type="float">
            <text:p>1510,3124</text:p>
          </table:table-cell>
          <table:table-cell table:formula="of:=ABS([.B$1]-[.B60])*[.B$2]" office:value-type="float" office:value="1.901970370755" calcext:value-type="float">
            <text:p>1,901970370755</text:p>
          </table:table-cell>
          <table:table-cell table:formula="of:=ABS([.C$1]-[.C60])*[.C$2]" office:value-type="float" office:value="1.691991270476" calcext:value-type="float">
            <text:p>1,691991270476</text:p>
          </table:table-cell>
          <table:table-cell table:formula="of:=ABS([.D$1]-[.D60])*[.D$2]" office:value-type="float" office:value="1.034594378072" calcext:value-type="float">
            <text:p>1,034594378072</text:p>
          </table:table-cell>
          <table:table-cell table:formula="of:=ABS([.E$1]-[.E60])*[.E$2]" office:value-type="float" office:value="0.512057845545" calcext:value-type="float">
            <text:p>0,512057845545</text:p>
          </table:table-cell>
          <table:table-cell table:formula="of:=ABS([.F$1]-[.F60])*[.F$2]" office:value-type="float" office:value="0.433975709623" calcext:value-type="float">
            <text:p>0,433975709623</text:p>
          </table:table-cell>
          <table:table-cell table:formula="of:=ABS([.G$1]-[.G60])*[.G$2]" office:value-type="float" office:value="0.571388762763" calcext:value-type="float">
            <text:p>0,571388762763</text:p>
          </table:table-cell>
          <table:table-cell table:formula="of:=ABS([.H$1]-[.H60])*[.H$2]" office:value-type="float" office:value="0.0562149012320001" calcext:value-type="float">
            <text:p>0,056214901232</text:p>
          </table:table-cell>
          <table:table-cell table:formula="of:=ABS([.I$1]-[.I60])*[.I$2]" office:value-type="float" office:value="0.470795215407" calcext:value-type="float">
            <text:p>0,470795215407</text:p>
          </table:table-cell>
          <table:table-cell table:formula="of:=ABS([.J$1]-[.J60])*[.J$2]" office:value-type="float" office:value="0.286760085384" calcext:value-type="float">
            <text:p>0,286760085384</text:p>
          </table:table-cell>
          <table:table-cell table:formula="of:=SUM([.K60:.S60])" office:value-type="float" office:value="6.959748539257" calcext:value-type="float">
            <text:p>6,959748539257</text:p>
          </table:table-cell>
          <table:table-cell table:formula="of:=1 - [.T60]/[.$T$1]" office:value-type="float" office:value="0.696838146633278" calcext:value-type="float">
            <text:p>0,6968381466332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7,jpeg</text:p>
          </table:table-cell>
          <table:table-cell office:value-type="float" office:value="125.116" calcext:value-type="float">
            <text:p>125,116</text:p>
          </table:table-cell>
          <table:table-cell office:value-type="float" office:value="120.6757" calcext:value-type="float">
            <text:p>120,6757</text:p>
          </table:table-cell>
          <table:table-cell office:value-type="float" office:value="89.6563" calcext:value-type="float">
            <text:p>89,6563</text:p>
          </table:table-cell>
          <table:table-cell office:value-type="float" office:value="1188.6216" calcext:value-type="float">
            <text:p>1188,6216</text:p>
          </table:table-cell>
          <table:table-cell office:value-type="float" office:value="1347.2086" calcext:value-type="float">
            <text:p>1347,2086</text:p>
          </table:table-cell>
          <table:table-cell office:value-type="float" office:value="1137.3899" calcext:value-type="float">
            <text:p>1137,3899</text:p>
          </table:table-cell>
          <table:table-cell office:value-type="float" office:value="1253.3071" calcext:value-type="float">
            <text:p>1253,3071</text:p>
          </table:table-cell>
          <table:table-cell office:value-type="float" office:value="1217.8514" calcext:value-type="float">
            <text:p>1217,8514</text:p>
          </table:table-cell>
          <table:table-cell office:value-type="float" office:value="1121.7483" calcext:value-type="float">
            <text:p>1121,7483</text:p>
          </table:table-cell>
          <table:table-cell table:formula="of:=ABS([.B$1]-[.B61])*[.B$2]" office:value-type="float" office:value="1.60046577327" calcext:value-type="float">
            <text:p>1,60046577327</text:p>
          </table:table-cell>
          <table:table-cell table:formula="of:=ABS([.C$1]-[.C61])*[.C$2]" office:value-type="float" office:value="1.134509781056" calcext:value-type="float">
            <text:p>1,134509781056</text:p>
          </table:table-cell>
          <table:table-cell table:formula="of:=ABS([.D$1]-[.D61])*[.D$2]" office:value-type="float" office:value="0.470659548168" calcext:value-type="float">
            <text:p>0,470659548168</text:p>
          </table:table-cell>
          <table:table-cell table:formula="of:=ABS([.E$1]-[.E61])*[.E$2]" office:value-type="float" office:value="1.118811240476" calcext:value-type="float">
            <text:p>1,118811240476</text:p>
          </table:table-cell>
          <table:table-cell table:formula="of:=ABS([.F$1]-[.F61])*[.F$2]" office:value-type="float" office:value="0.661572220548" calcext:value-type="float">
            <text:p>0,661572220548</text:p>
          </table:table-cell>
          <table:table-cell table:formula="of:=ABS([.G$1]-[.G61])*[.G$2]" office:value-type="float" office:value="0.431229159984" calcext:value-type="float">
            <text:p>0,431229159984</text:p>
          </table:table-cell>
          <table:table-cell table:formula="of:=ABS([.H$1]-[.H61])*[.H$2]" office:value-type="float" office:value="0.916950448832" calcext:value-type="float">
            <text:p>0,916950448832</text:p>
          </table:table-cell>
          <table:table-cell table:formula="of:=ABS([.I$1]-[.I61])*[.I$2]" office:value-type="float" office:value="0.432571455054" calcext:value-type="float">
            <text:p>0,432571455054</text:p>
          </table:table-cell>
          <table:table-cell table:formula="of:=ABS([.J$1]-[.J61])*[.J$2]" office:value-type="float" office:value="0.560344182553" calcext:value-type="float">
            <text:p>0,560344182553</text:p>
          </table:table-cell>
          <table:table-cell table:formula="of:=SUM([.K61:.S61])" office:value-type="float" office:value="7.327113809941" calcext:value-type="float">
            <text:p>7,327113809941</text:p>
          </table:table-cell>
          <table:table-cell table:formula="of:=1 - [.T61]/[.$T$1]" office:value-type="float" office:value="0.680835968437481" calcext:value-type="float">
            <text:p>0,68083596843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6,jpeg</text:p>
          </table:table-cell>
          <table:table-cell office:value-type="float" office:value="118.489" calcext:value-type="float">
            <text:p>118,489</text:p>
          </table:table-cell>
          <table:table-cell office:value-type="float" office:value="131.2298" calcext:value-type="float">
            <text:p>131,2298</text:p>
          </table:table-cell>
          <table:table-cell office:value-type="float" office:value="129.5426" calcext:value-type="float">
            <text:p>129,5426</text:p>
          </table:table-cell>
          <table:table-cell office:value-type="float" office:value="2145.0288" calcext:value-type="float">
            <text:p>2145,0288</text:p>
          </table:table-cell>
          <table:table-cell office:value-type="float" office:value="2713.2678" calcext:value-type="float">
            <text:p>2713,2678</text:p>
          </table:table-cell>
          <table:table-cell office:value-type="float" office:value="3829.3655" calcext:value-type="float">
            <text:p>3829,3655</text:p>
          </table:table-cell>
          <table:table-cell office:value-type="float" office:value="2391.0886" calcext:value-type="float">
            <text:p>2391,0886</text:p>
          </table:table-cell>
          <table:table-cell office:value-type="float" office:value="3160.1653" calcext:value-type="float">
            <text:p>3160,1653</text:p>
          </table:table-cell>
          <table:table-cell office:value-type="float" office:value="2724.5833" calcext:value-type="float">
            <text:p>2724,5833</text:p>
          </table:table-cell>
          <table:table-cell table:formula="of:=ABS([.B$1]-[.B62])*[.B$2]" office:value-type="float" office:value="1.40299475862" calcext:value-type="float">
            <text:p>1,40299475862</text:p>
          </table:table-cell>
          <table:table-cell table:formula="of:=ABS([.C$1]-[.C62])*[.C$2]" office:value-type="float" office:value="1.46757226938" calcext:value-type="float">
            <text:p>1,46757226938</text:p>
          </table:table-cell>
          <table:table-cell table:formula="of:=ABS([.D$1]-[.D62])*[.D$2]" office:value-type="float" office:value="1.485140465984" calcext:value-type="float">
            <text:p>1,485140465984</text:p>
          </table:table-cell>
          <table:table-cell table:formula="of:=ABS([.E$1]-[.E62])*[.E$2]" office:value-type="float" office:value="0.453371802932" calcext:value-type="float">
            <text:p>0,453371802932</text:p>
          </table:table-cell>
          <table:table-cell table:formula="of:=ABS([.F$1]-[.F62])*[.F$2]" office:value-type="float" office:value="0.239767300204" calcext:value-type="float">
            <text:p>0,239767300204</text:p>
          </table:table-cell>
          <table:table-cell table:formula="of:=ABS([.G$1]-[.G62])*[.G$2]" office:value-type="float" office:value="1.023326015964" calcext:value-type="float">
            <text:p>1,023326015964</text:p>
          </table:table-cell>
          <table:table-cell table:formula="of:=ABS([.H$1]-[.H62])*[.H$2]" office:value-type="float" office:value="0.0844584809119999" calcext:value-type="float">
            <text:p>0,084458480912</text:p>
          </table:table-cell>
          <table:table-cell table:formula="of:=ABS([.I$1]-[.I62])*[.I$2]" office:value-type="float" office:value="0.750744442243" calcext:value-type="float">
            <text:p>0,750744442243</text:p>
          </table:table-cell>
          <table:table-cell table:formula="of:=ABS([.J$1]-[.J62])*[.J$2]" office:value-type="float" office:value="0.568195912597" calcext:value-type="float">
            <text:p>0,568195912597</text:p>
          </table:table-cell>
          <table:table-cell table:formula="of:=SUM([.K62:.S62])" office:value-type="float" office:value="7.475571448836" calcext:value-type="float">
            <text:p>7,475571448836</text:p>
          </table:table-cell>
          <table:table-cell table:formula="of:=1 - [.T62]/[.$T$1]" office:value-type="float" office:value="0.674369255926247" calcext:value-type="float">
            <text:p>0,6743692559262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68,jpeg</text:p>
          </table:table-cell>
          <table:table-cell office:value-type="float" office:value="108.4005" calcext:value-type="float">
            <text:p>108,4005</text:p>
          </table:table-cell>
          <table:table-cell office:value-type="float" office:value="109.7092" calcext:value-type="float">
            <text:p>109,7092</text:p>
          </table:table-cell>
          <table:table-cell office:value-type="float" office:value="101.4532" calcext:value-type="float">
            <text:p>101,4532</text:p>
          </table:table-cell>
          <table:table-cell office:value-type="float" office:value="969.4111" calcext:value-type="float">
            <text:p>969,4111</text:p>
          </table:table-cell>
          <table:table-cell office:value-type="float" office:value="1027.3656" calcext:value-type="float">
            <text:p>1027,3656</text:p>
          </table:table-cell>
          <table:table-cell office:value-type="float" office:value="1325.4977" calcext:value-type="float">
            <text:p>1325,4977</text:p>
          </table:table-cell>
          <table:table-cell office:value-type="float" office:value="929.4221" calcext:value-type="float">
            <text:p>929,4221</text:p>
          </table:table-cell>
          <table:table-cell office:value-type="float" office:value="1009.5738" calcext:value-type="float">
            <text:p>1009,5738</text:p>
          </table:table-cell>
          <table:table-cell office:value-type="float" office:value="743.242" calcext:value-type="float">
            <text:p>743,242</text:p>
          </table:table-cell>
          <table:table-cell table:formula="of:=ABS([.B$1]-[.B63])*[.B$2]" office:value-type="float" office:value="1.102378140045" calcext:value-type="float">
            <text:p>1,102378140045</text:p>
          </table:table-cell>
          <table:table-cell table:formula="of:=ABS([.C$1]-[.C63])*[.C$2]" office:value-type="float" office:value="0.788432921996" calcext:value-type="float">
            <text:p>0,788432921996</text:p>
          </table:table-cell>
          <table:table-cell table:formula="of:=ABS([.D$1]-[.D63])*[.D$2]" office:value-type="float" office:value="0.770705677776" calcext:value-type="float">
            <text:p>0,770705677776</text:p>
          </table:table-cell>
          <table:table-cell table:formula="of:=ABS([.E$1]-[.E63])*[.E$2]" office:value-type="float" office:value="1.271331330061" calcext:value-type="float">
            <text:p>1,271331330061</text:p>
          </table:table-cell>
          <table:table-cell table:formula="of:=ABS([.F$1]-[.F63])*[.F$2]" office:value-type="float" office:value="0.872607830378" calcext:value-type="float">
            <text:p>0,872607830378</text:p>
          </table:table-cell>
          <table:table-cell table:formula="of:=ABS([.G$1]-[.G63])*[.G$2]" office:value-type="float" office:value="0.32958887241" calcext:value-type="float">
            <text:p>0,32958887241</text:p>
          </table:table-cell>
          <table:table-cell table:formula="of:=ABS([.H$1]-[.H63])*[.H$2]" office:value-type="float" office:value="1.153930625632" calcext:value-type="float">
            <text:p>1,153930625632</text:p>
          </table:table-cell>
          <table:table-cell table:formula="of:=ABS([.I$1]-[.I63])*[.I$2]" office:value-type="float" office:value="0.559460417302" calcext:value-type="float">
            <text:p>0,559460417302</text:p>
          </table:table-cell>
          <table:table-cell table:formula="of:=ABS([.J$1]-[.J63])*[.J$2]" office:value-type="float" office:value="0.82684668332" calcext:value-type="float">
            <text:p>0,82684668332</text:p>
          </table:table-cell>
          <table:table-cell table:formula="of:=SUM([.K63:.S63])" office:value-type="float" office:value="7.67528249892" calcext:value-type="float">
            <text:p>7,67528249892</text:p>
          </table:table-cell>
          <table:table-cell table:formula="of:=1 - [.T63]/[.$T$1]" office:value-type="float" office:value="0.665669980120552" calcext:value-type="float">
            <text:p>0,665669980120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6,jpeg</text:p>
          </table:table-cell>
          <table:table-cell office:value-type="float" office:value="171.4438" calcext:value-type="float">
            <text:p>171,4438</text:p>
          </table:table-cell>
          <table:table-cell office:value-type="float" office:value="133.7347" calcext:value-type="float">
            <text:p>133,7347</text:p>
          </table:table-cell>
          <table:table-cell office:value-type="float" office:value="93.2385" calcext:value-type="float">
            <text:p>93,2385</text:p>
          </table:table-cell>
          <table:table-cell office:value-type="float" office:value="3665.4722" calcext:value-type="float">
            <text:p>3665,4722</text:p>
          </table:table-cell>
          <table:table-cell office:value-type="float" office:value="2966.8186" calcext:value-type="float">
            <text:p>2966,8186</text:p>
          </table:table-cell>
          <table:table-cell office:value-type="float" office:value="2795.0229" calcext:value-type="float">
            <text:p>2795,0229</text:p>
          </table:table-cell>
          <table:table-cell office:value-type="float" office:value="2693.6299" calcext:value-type="float">
            <text:p>2693,6299</text:p>
          </table:table-cell>
          <table:table-cell office:value-type="float" office:value="2739.8035" calcext:value-type="float">
            <text:p>2739,8035</text:p>
          </table:table-cell>
          <table:table-cell office:value-type="float" office:value="2678.0789" calcext:value-type="float">
            <text:p>2678,0789</text:p>
          </table:table-cell>
          <table:table-cell table:formula="of:=ABS([.B$1]-[.B64])*[.B$2]" office:value-type="float" office:value="2.98093924128" calcext:value-type="float">
            <text:p>2,98093924128</text:p>
          </table:table-cell>
          <table:table-cell table:formula="of:=ABS([.C$1]-[.C64])*[.C$2]" office:value-type="float" office:value="1.546621001816" calcext:value-type="float">
            <text:p>1,546621001816</text:p>
          </table:table-cell>
          <table:table-cell table:formula="of:=ABS([.D$1]-[.D64])*[.D$2]" office:value-type="float" office:value="0.561770369272" calcext:value-type="float">
            <text:p>0,561770369272</text:p>
          </table:table-cell>
          <table:table-cell table:formula="of:=ABS([.E$1]-[.E64])*[.E$2]" office:value-type="float" office:value="0.604507101486" calcext:value-type="float">
            <text:p>0,604507101486</text:p>
          </table:table-cell>
          <table:table-cell table:formula="of:=ABS([.F$1]-[.F64])*[.F$2]" office:value-type="float" office:value="0.407062653552" calcext:value-type="float">
            <text:p>0,407062653552</text:p>
          </table:table-cell>
          <table:table-cell table:formula="of:=ABS([.G$1]-[.G64])*[.G$2]" office:value-type="float" office:value="0.464439678906" calcext:value-type="float">
            <text:p>0,464439678906</text:p>
          </table:table-cell>
          <table:table-cell table:formula="of:=ABS([.H$1]-[.H64])*[.H$2]" office:value-type="float" office:value="0.136904937472" calcext:value-type="float">
            <text:p>0,136904937472</text:p>
          </table:table-cell>
          <table:table-cell table:formula="of:=ABS([.I$1]-[.I64])*[.I$2]" office:value-type="float" office:value="0.494647422829" calcext:value-type="float">
            <text:p>0,494647422829</text:p>
          </table:table-cell>
          <table:table-cell table:formula="of:=ABS([.J$1]-[.J64])*[.J$2]" office:value-type="float" office:value="0.535452629601" calcext:value-type="float">
            <text:p>0,535452629601</text:p>
          </table:table-cell>
          <table:table-cell table:formula="of:=SUM([.K64:.S64])" office:value-type="float" office:value="7.732345036214" calcext:value-type="float">
            <text:p>7,732345036214</text:p>
          </table:table-cell>
          <table:table-cell table:formula="of:=1 - [.T64]/[.$T$1]" office:value-type="float" office:value="0.663184375293556" calcext:value-type="float">
            <text:p>0,663184375293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8,jpeg</text:p>
          </table:table-cell>
          <table:table-cell office:value-type="float" office:value="120.5646" calcext:value-type="float">
            <text:p>120,5646</text:p>
          </table:table-cell>
          <table:table-cell office:value-type="float" office:value="124.7611" calcext:value-type="float">
            <text:p>124,7611</text:p>
          </table:table-cell>
          <table:table-cell office:value-type="float" office:value="142.5041" calcext:value-type="float">
            <text:p>142,5041</text:p>
          </table:table-cell>
          <table:table-cell office:value-type="float" office:value="3318.002" calcext:value-type="float">
            <text:p>3318,002</text:p>
          </table:table-cell>
          <table:table-cell office:value-type="float" office:value="2931.6074" calcext:value-type="float">
            <text:p>2931,6074</text:p>
          </table:table-cell>
          <table:table-cell office:value-type="float" office:value="3412.9341" calcext:value-type="float">
            <text:p>3412,9341</text:p>
          </table:table-cell>
          <table:table-cell office:value-type="float" office:value="3019.6616" calcext:value-type="float">
            <text:p>3019,6616</text:p>
          </table:table-cell>
          <table:table-cell office:value-type="float" office:value="3003.3362" calcext:value-type="float">
            <text:p>3003,3362</text:p>
          </table:table-cell>
          <table:table-cell office:value-type="float" office:value="2860.3511" calcext:value-type="float">
            <text:p>2860,3511</text:p>
          </table:table-cell>
          <table:table-cell table:formula="of:=ABS([.B$1]-[.B65])*[.B$2]" office:value-type="float" office:value="1.46484338364" calcext:value-type="float">
            <text:p>1,46484338364</text:p>
          </table:table-cell>
          <table:table-cell table:formula="of:=ABS([.C$1]-[.C65])*[.C$2]" office:value-type="float" office:value="1.263435363512" calcext:value-type="float">
            <text:p>1,263435363512</text:p>
          </table:table-cell>
          <table:table-cell table:formula="of:=ABS([.D$1]-[.D65])*[.D$2]" office:value-type="float" office:value="1.814807404664" calcext:value-type="float">
            <text:p>1,814807404664</text:p>
          </table:table-cell>
          <table:table-cell table:formula="of:=ABS([.E$1]-[.E65])*[.E$2]" office:value-type="float" office:value="0.362747760432" calcext:value-type="float">
            <text:p>0,362747760432</text:p>
          </table:table-cell>
          <table:table-cell table:formula="of:=ABS([.F$1]-[.F65])*[.F$2]" office:value-type="float" office:value="0.38382995168" calcext:value-type="float">
            <text:p>0,38382995168</text:p>
          </table:table-cell>
          <table:table-cell table:formula="of:=ABS([.G$1]-[.G65])*[.G$2]" office:value-type="float" office:value="0.798315637602" calcext:value-type="float">
            <text:p>0,798315637602</text:p>
          </table:table-cell>
          <table:table-cell table:formula="of:=ABS([.H$1]-[.H65])*[.H$2]" office:value-type="float" office:value="0.375455811728" calcext:value-type="float">
            <text:p>0,375455811728</text:p>
          </table:table-cell>
          <table:table-cell table:formula="of:=ABS([.I$1]-[.I65])*[.I$2]" office:value-type="float" office:value="0.65519944965" calcext:value-type="float">
            <text:p>0,65519944965</text:p>
          </table:table-cell>
          <table:table-cell table:formula="of:=ABS([.J$1]-[.J65])*[.J$2]" office:value-type="float" office:value="0.663788662899" calcext:value-type="float">
            <text:p>0,663788662899</text:p>
          </table:table-cell>
          <table:table-cell table:formula="of:=SUM([.K65:.S65])" office:value-type="float" office:value="7.782423425807" calcext:value-type="float">
            <text:p>7,782423425807</text:p>
          </table:table-cell>
          <table:table-cell table:formula="of:=1 - [.T65]/[.$T$1]" office:value-type="float" office:value="0.661002995130609" calcext:value-type="float">
            <text:p>0,661002995130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66,jpeg</text:p>
          </table:table-cell>
          <table:table-cell office:value-type="float" office:value="119.335" calcext:value-type="float">
            <text:p>119,335</text:p>
          </table:table-cell>
          <table:table-cell office:value-type="float" office:value="107.1632" calcext:value-type="float">
            <text:p>107,1632</text:p>
          </table:table-cell>
          <table:table-cell office:value-type="float" office:value="82.2296" calcext:value-type="float">
            <text:p>82,2296</text:p>
          </table:table-cell>
          <table:table-cell office:value-type="float" office:value="877.5674" calcext:value-type="float">
            <text:p>877,5674</text:p>
          </table:table-cell>
          <table:table-cell office:value-type="float" office:value="908.209" calcext:value-type="float">
            <text:p>908,209</text:p>
          </table:table-cell>
          <table:table-cell office:value-type="float" office:value="991.6858" calcext:value-type="float">
            <text:p>991,6858</text:p>
          </table:table-cell>
          <table:table-cell office:value-type="float" office:value="878.8608" calcext:value-type="float">
            <text:p>878,8608</text:p>
          </table:table-cell>
          <table:table-cell office:value-type="float" office:value="907.8252" calcext:value-type="float">
            <text:p>907,8252</text:p>
          </table:table-cell>
          <table:table-cell office:value-type="float" office:value="842.2924" calcext:value-type="float">
            <text:p>842,2924</text:p>
          </table:table-cell>
          <table:table-cell table:formula="of:=ABS([.B$1]-[.B66])*[.B$2]" office:value-type="float" office:value="1.42820382432" calcext:value-type="float">
            <text:p>1,42820382432</text:p>
          </table:table-cell>
          <table:table-cell table:formula="of:=ABS([.C$1]-[.C66])*[.C$2]" office:value-type="float" office:value="0.708087170556" calcext:value-type="float">
            <text:p>0,708087170556</text:p>
          </table:table-cell>
          <table:table-cell table:formula="of:=ABS([.D$1]-[.D66])*[.D$2]" office:value-type="float" office:value="0.281766483824" calcext:value-type="float">
            <text:p>0,281766483824</text:p>
          </table:table-cell>
          <table:table-cell table:formula="of:=ABS([.E$1]-[.E66])*[.E$2]" office:value-type="float" office:value="1.33523342121" calcext:value-type="float">
            <text:p>1,33523342121</text:p>
          </table:table-cell>
          <table:table-cell table:formula="of:=ABS([.F$1]-[.F66])*[.F$2]" office:value-type="float" office:value="0.951228546624" calcext:value-type="float">
            <text:p>0,951228546624</text:p>
          </table:table-cell>
          <table:table-cell table:formula="of:=ABS([.G$1]-[.G66])*[.G$2]" office:value-type="float" office:value="0.509957456337" calcext:value-type="float">
            <text:p>0,509957456337</text:p>
          </table:table-cell>
          <table:table-cell table:formula="of:=ABS([.H$1]-[.H66])*[.H$2]" office:value-type="float" office:value="1.190925317616" calcext:value-type="float">
            <text:p>1,190925317616</text:p>
          </table:table-cell>
          <table:table-cell table:formula="of:=ABS([.I$1]-[.I66])*[.I$2]" office:value-type="float" office:value="0.62144871688" calcext:value-type="float">
            <text:p>0,62144871688</text:p>
          </table:table-cell>
          <table:table-cell table:formula="of:=ABS([.J$1]-[.J66])*[.J$2]" office:value-type="float" office:value="0.757106287184" calcext:value-type="float">
            <text:p>0,757106287184</text:p>
          </table:table-cell>
          <table:table-cell table:formula="of:=SUM([.K66:.S66])" office:value-type="float" office:value="7.783957224551" calcext:value-type="float">
            <text:p>7,783957224551</text:p>
          </table:table-cell>
          <table:table-cell table:formula="of:=1 - [.T66]/[.$T$1]" office:value-type="float" office:value="0.660936183913609" calcext:value-type="float">
            <text:p>0,660936183913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3,jpeg</text:p>
          </table:table-cell>
          <table:table-cell office:value-type="float" office:value="150.988" calcext:value-type="float">
            <text:p>150,988</text:p>
          </table:table-cell>
          <table:table-cell office:value-type="float" office:value="131.0665" calcext:value-type="float">
            <text:p>131,0665</text:p>
          </table:table-cell>
          <table:table-cell office:value-type="float" office:value="85.546" calcext:value-type="float">
            <text:p>85,546</text:p>
          </table:table-cell>
          <table:table-cell office:value-type="float" office:value="2008.1825" calcext:value-type="float">
            <text:p>2008,1825</text:p>
          </table:table-cell>
          <table:table-cell office:value-type="float" office:value="1605.2219" calcext:value-type="float">
            <text:p>1605,2219</text:p>
          </table:table-cell>
          <table:table-cell office:value-type="float" office:value="620.0802" calcext:value-type="float">
            <text:p>620,0802</text:p>
          </table:table-cell>
          <table:table-cell office:value-type="float" office:value="1773.496" calcext:value-type="float">
            <text:p>1773,496</text:p>
          </table:table-cell>
          <table:table-cell office:value-type="float" office:value="839.9106" calcext:value-type="float">
            <text:p>839,9106</text:p>
          </table:table-cell>
          <table:table-cell office:value-type="float" office:value="851.0377" calcext:value-type="float">
            <text:p>851,0377</text:p>
          </table:table-cell>
          <table:table-cell table:formula="of:=ABS([.B$1]-[.B67])*[.B$2]" office:value-type="float" office:value="2.37139833567" calcext:value-type="float">
            <text:p>2,37139833567</text:p>
          </table:table-cell>
          <table:table-cell table:formula="of:=ABS([.C$1]-[.C67])*[.C$2]" office:value-type="float" office:value="1.462418906768" calcext:value-type="float">
            <text:p>1,462418906768</text:p>
          </table:table-cell>
          <table:table-cell table:formula="of:=ABS([.D$1]-[.D67])*[.D$2]" office:value-type="float" office:value="0.366116862672" calcext:value-type="float">
            <text:p>0,366116862672</text:p>
          </table:table-cell>
          <table:table-cell table:formula="of:=ABS([.E$1]-[.E67])*[.E$2]" office:value-type="float" office:value="0.548585353083" calcext:value-type="float">
            <text:p>0,548585353083</text:p>
          </table:table-cell>
          <table:table-cell table:formula="of:=ABS([.F$1]-[.F67])*[.F$2]" office:value-type="float" office:value="0.491332465075" calcext:value-type="float">
            <text:p>0,491332465075</text:p>
          </table:table-cell>
          <table:table-cell table:formula="of:=ABS([.G$1]-[.G67])*[.G$2]" office:value-type="float" office:value="0.710747110185" calcext:value-type="float">
            <text:p>0,710747110185</text:p>
          </table:table-cell>
          <table:table-cell table:formula="of:=ABS([.H$1]-[.H67])*[.H$2]" office:value-type="float" office:value="0.53633863448" calcext:value-type="float">
            <text:p>0,53633863448</text:p>
          </table:table-cell>
          <table:table-cell table:formula="of:=ABS([.I$1]-[.I67])*[.I$2]" office:value-type="float" office:value="0.662824328638" calcext:value-type="float">
            <text:p>0,662824328638</text:p>
          </table:table-cell>
          <table:table-cell table:formula="of:=ABS([.J$1]-[.J67])*[.J$2]" office:value-type="float" office:value="0.750948808907" calcext:value-type="float">
            <text:p>0,750948808907</text:p>
          </table:table-cell>
          <table:table-cell table:formula="of:=SUM([.K67:.S67])" office:value-type="float" office:value="7.900710805478" calcext:value-type="float">
            <text:p>7,900710805478</text:p>
          </table:table-cell>
          <table:table-cell table:formula="of:=1 - [.T67]/[.$T$1]" office:value-type="float" office:value="0.655850478333675" calcext:value-type="float">
            <text:p>0,655850478333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6,jpeg</text:p>
          </table:table-cell>
          <table:table-cell office:value-type="float" office:value="130.0684" calcext:value-type="float">
            <text:p>130,0684</text:p>
          </table:table-cell>
          <table:table-cell office:value-type="float" office:value="118.6944" calcext:value-type="float">
            <text:p>118,6944</text:p>
          </table:table-cell>
          <table:table-cell office:value-type="float" office:value="81.1569" calcext:value-type="float">
            <text:p>81,1569</text:p>
          </table:table-cell>
          <table:table-cell office:value-type="float" office:value="1125.5159" calcext:value-type="float">
            <text:p>1125,5159</text:p>
          </table:table-cell>
          <table:table-cell office:value-type="float" office:value="1055.6221" calcext:value-type="float">
            <text:p>1055,6221</text:p>
          </table:table-cell>
          <table:table-cell office:value-type="float" office:value="794.3232" calcext:value-type="float">
            <text:p>794,3232</text:p>
          </table:table-cell>
          <table:table-cell office:value-type="float" office:value="1061.7357" calcext:value-type="float">
            <text:p>1061,7357</text:p>
          </table:table-cell>
          <table:table-cell office:value-type="float" office:value="867.5482" calcext:value-type="float">
            <text:p>867,5482</text:p>
          </table:table-cell>
          <table:table-cell office:value-type="float" office:value="827.8541" calcext:value-type="float">
            <text:p>827,8541</text:p>
          </table:table-cell>
          <table:table-cell table:formula="of:=ABS([.B$1]-[.B68])*[.B$2]" office:value-type="float" office:value="1.74803714085" calcext:value-type="float">
            <text:p>1,74803714085</text:p>
          </table:table-cell>
          <table:table-cell table:formula="of:=ABS([.C$1]-[.C68])*[.C$2]" office:value-type="float" office:value="1.071984628924" calcext:value-type="float">
            <text:p>1,071984628924</text:p>
          </table:table-cell>
          <table:table-cell table:formula="of:=ABS([.D$1]-[.D68])*[.D$2]" office:value-type="float" office:value="0.25448308876" calcext:value-type="float">
            <text:p>0,25448308876</text:p>
          </table:table-cell>
          <table:table-cell table:formula="of:=ABS([.E$1]-[.E68])*[.E$2]" office:value-type="float" office:value="1.162718293365" calcext:value-type="float">
            <text:p>1,162718293365</text:p>
          </table:table-cell>
          <table:table-cell table:formula="of:=ABS([.F$1]-[.F68])*[.F$2]" office:value-type="float" office:value="0.853963909113" calcext:value-type="float">
            <text:p>0,853963909113</text:p>
          </table:table-cell>
          <table:table-cell table:formula="of:=ABS([.G$1]-[.G68])*[.G$2]" office:value-type="float" office:value="0.616598389995" calcext:value-type="float">
            <text:p>0,616598389995</text:p>
          </table:table-cell>
          <table:table-cell table:formula="of:=ABS([.H$1]-[.H68])*[.H$2]" office:value-type="float" office:value="1.057119410784" calcext:value-type="float">
            <text:p>1,057119410784</text:p>
          </table:table-cell>
          <table:table-cell table:formula="of:=ABS([.I$1]-[.I68])*[.I$2]" office:value-type="float" office:value="0.64598667359" calcext:value-type="float">
            <text:p>0,64598667359</text:p>
          </table:table-cell>
          <table:table-cell table:formula="of:=ABS([.J$1]-[.J68])*[.J$2]" office:value-type="float" office:value="0.767272149831" calcext:value-type="float">
            <text:p>0,767272149831</text:p>
          </table:table-cell>
          <table:table-cell table:formula="of:=SUM([.K68:.S68])" office:value-type="float" office:value="8.178163685212" calcext:value-type="float">
            <text:p>8,178163685212</text:p>
          </table:table-cell>
          <table:table-cell table:formula="of:=1 - [.T68]/[.$T$1]" office:value-type="float" office:value="0.643764821967264" calcext:value-type="float">
            <text:p>0,6437648219672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1,jpeg</text:p>
          </table:table-cell>
          <table:table-cell office:value-type="float" office:value="118.1819" calcext:value-type="float">
            <text:p>118,1819</text:p>
          </table:table-cell>
          <table:table-cell office:value-type="float" office:value="109.5413" calcext:value-type="float">
            <text:p>109,5413</text:p>
          </table:table-cell>
          <table:table-cell office:value-type="float" office:value="77.5568" calcext:value-type="float">
            <text:p>77,5568</text:p>
          </table:table-cell>
          <table:table-cell office:value-type="float" office:value="949.9388" calcext:value-type="float">
            <text:p>949,9388</text:p>
          </table:table-cell>
          <table:table-cell office:value-type="float" office:value="803.4676" calcext:value-type="float">
            <text:p>803,4676</text:p>
          </table:table-cell>
          <table:table-cell office:value-type="float" office:value="524.695" calcext:value-type="float">
            <text:p>524,695</text:p>
          </table:table-cell>
          <table:table-cell office:value-type="float" office:value="862.1653" calcext:value-type="float">
            <text:p>862,1653</text:p>
          </table:table-cell>
          <table:table-cell office:value-type="float" office:value="608.3569" calcext:value-type="float">
            <text:p>608,3569</text:p>
          </table:table-cell>
          <table:table-cell office:value-type="float" office:value="627.4232" calcext:value-type="float">
            <text:p>627,4232</text:p>
          </table:table-cell>
          <table:table-cell table:formula="of:=ABS([.B$1]-[.B69])*[.B$2]" office:value-type="float" office:value="1.393843808175" calcext:value-type="float">
            <text:p>1,393843808175</text:p>
          </table:table-cell>
          <table:table-cell table:formula="of:=ABS([.C$1]-[.C69])*[.C$2]" office:value-type="float" office:value="0.78313439424" calcext:value-type="float">
            <text:p>0,78313439424</text:p>
          </table:table-cell>
          <table:table-cell table:formula="of:=ABS([.D$1]-[.D69])*[.D$2]" office:value-type="float" office:value="0.162916993328" calcext:value-type="float">
            <text:p>0,162916993328</text:p>
          </table:table-cell>
          <table:table-cell table:formula="of:=ABS([.E$1]-[.E69])*[.E$2]" office:value-type="float" office:value="1.284879572232" calcext:value-type="float">
            <text:p>1,284879572232</text:p>
          </table:table-cell>
          <table:table-cell table:formula="of:=ABS([.F$1]-[.F69])*[.F$2]" office:value-type="float" office:value="1.020337969758" calcext:value-type="float">
            <text:p>1,020337969758</text:p>
          </table:table-cell>
          <table:table-cell table:formula="of:=ABS([.G$1]-[.G69])*[.G$2]" office:value-type="float" office:value="0.762286595301" calcext:value-type="float">
            <text:p>0,762286595301</text:p>
          </table:table-cell>
          <table:table-cell table:formula="of:=ABS([.H$1]-[.H69])*[.H$2]" office:value-type="float" office:value="1.203141081056" calcext:value-type="float">
            <text:p>1,203141081056</text:p>
          </table:table-cell>
          <table:table-cell table:formula="of:=ABS([.I$1]-[.I69])*[.I$2]" office:value-type="float" office:value="0.803893789289" calcext:value-type="float">
            <text:p>0,803893789289</text:p>
          </table:table-cell>
          <table:table-cell table:formula="of:=ABS([.J$1]-[.J69])*[.J$2]" office:value-type="float" office:value="0.908393542212" calcext:value-type="float">
            <text:p>0,908393542212</text:p>
          </table:table-cell>
          <table:table-cell table:formula="of:=SUM([.K69:.S69])" office:value-type="float" office:value="8.322827745591" calcext:value-type="float">
            <text:p>8,322827745591</text:p>
          </table:table-cell>
          <table:table-cell table:formula="of:=1 - [.T69]/[.$T$1]" office:value-type="float" office:value="0.637463355123645" calcext:value-type="float">
            <text:p>0,637463355123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1,jpeg</text:p>
          </table:table-cell>
          <table:table-cell office:value-type="float" office:value="137.4793" calcext:value-type="float">
            <text:p>137,4793</text:p>
          </table:table-cell>
          <table:table-cell office:value-type="float" office:value="130.6984" calcext:value-type="float">
            <text:p>130,6984</text:p>
          </table:table-cell>
          <table:table-cell office:value-type="float" office:value="139.6395" calcext:value-type="float">
            <text:p>139,6395</text:p>
          </table:table-cell>
          <table:table-cell office:value-type="float" office:value="1445.7185" calcext:value-type="float">
            <text:p>1445,7185</text:p>
          </table:table-cell>
          <table:table-cell office:value-type="float" office:value="1504.4399" calcext:value-type="float">
            <text:p>1504,4399</text:p>
          </table:table-cell>
          <table:table-cell office:value-type="float" office:value="2633.6936" calcext:value-type="float">
            <text:p>2633,6936</text:p>
          </table:table-cell>
          <table:table-cell office:value-type="float" office:value="1316.5746" calcext:value-type="float">
            <text:p>1316,5746</text:p>
          </table:table-cell>
          <table:table-cell office:value-type="float" office:value="1861.7349" calcext:value-type="float">
            <text:p>1861,7349</text:p>
          </table:table-cell>
          <table:table-cell office:value-type="float" office:value="1334.855" calcext:value-type="float">
            <text:p>1334,855</text:p>
          </table:table-cell>
          <table:table-cell table:formula="of:=ABS([.B$1]-[.B70])*[.B$2]" office:value-type="float" office:value="1.968866768505" calcext:value-type="float">
            <text:p>1,968866768505</text:p>
          </table:table-cell>
          <table:table-cell table:formula="of:=ABS([.C$1]-[.C70])*[.C$2]" office:value-type="float" office:value="1.450802539484" calcext:value-type="float">
            <text:p>1,450802539484</text:p>
          </table:table-cell>
          <table:table-cell table:formula="of:=ABS([.D$1]-[.D70])*[.D$2]" office:value-type="float" office:value="1.741948251592" calcext:value-type="float">
            <text:p>1,741948251592</text:p>
          </table:table-cell>
          <table:table-cell table:formula="of:=ABS([.E$1]-[.E70])*[.E$2]" office:value-type="float" office:value="0.939930930363" calcext:value-type="float">
            <text:p>0,939930930363</text:p>
          </table:table-cell>
          <table:table-cell table:formula="of:=ABS([.F$1]-[.F70])*[.F$2]" office:value-type="float" office:value="0.557829436495" calcext:value-type="float">
            <text:p>0,557829436495</text:p>
          </table:table-cell>
          <table:table-cell table:formula="of:=ABS([.G$1]-[.G70])*[.G$2]" office:value-type="float" office:value="0.377268618237" calcext:value-type="float">
            <text:p>0,377268618237</text:p>
          </table:table-cell>
          <table:table-cell table:formula="of:=ABS([.H$1]-[.H70])*[.H$2]" office:value-type="float" office:value="0.870658884432" calcext:value-type="float">
            <text:p>0,870658884432</text:p>
          </table:table-cell>
          <table:table-cell table:formula="of:=ABS([.I$1]-[.I70])*[.I$2]" office:value-type="float" office:value="0.0402983103490001" calcext:value-type="float">
            <text:p>0,040298310349</text:p>
          </table:table-cell>
          <table:table-cell table:formula="of:=ABS([.J$1]-[.J70])*[.J$2]" office:value-type="float" office:value="0.41029788615" calcext:value-type="float">
            <text:p>0,41029788615</text:p>
          </table:table-cell>
          <table:table-cell table:formula="of:=SUM([.K70:.S70])" office:value-type="float" office:value="8.357901625607" calcext:value-type="float">
            <text:p>8,357901625607</text:p>
          </table:table-cell>
          <table:table-cell table:formula="of:=1 - [.T70]/[.$T$1]" office:value-type="float" office:value="0.635935561064645" calcext:value-type="float">
            <text:p>0,635935561064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5,jpeg</text:p>
          </table:table-cell>
          <table:table-cell office:value-type="float" office:value="108.8805" calcext:value-type="float">
            <text:p>108,8805</text:p>
          </table:table-cell>
          <table:table-cell office:value-type="float" office:value="103.7185" calcext:value-type="float">
            <text:p>103,7185</text:p>
          </table:table-cell>
          <table:table-cell office:value-type="float" office:value="75.263" calcext:value-type="float">
            <text:p>75,263</text:p>
          </table:table-cell>
          <table:table-cell office:value-type="float" office:value="635.2569" calcext:value-type="float">
            <text:p>635,2569</text:p>
          </table:table-cell>
          <table:table-cell office:value-type="float" office:value="622.6318" calcext:value-type="float">
            <text:p>622,6318</text:p>
          </table:table-cell>
          <table:table-cell office:value-type="float" office:value="602.4832" calcext:value-type="float">
            <text:p>602,4832</text:p>
          </table:table-cell>
          <table:table-cell office:value-type="float" office:value="611.8486" calcext:value-type="float">
            <text:p>611,8486</text:p>
          </table:table-cell>
          <table:table-cell office:value-type="float" office:value="579.3748" calcext:value-type="float">
            <text:p>579,3748</text:p>
          </table:table-cell>
          <table:table-cell office:value-type="float" office:value="539.4165" calcext:value-type="float">
            <text:p>539,4165</text:p>
          </table:table-cell>
          <table:table-cell table:formula="of:=ABS([.B$1]-[.B71])*[.B$2]" office:value-type="float" office:value="1.116681156045" calcext:value-type="float">
            <text:p>1,116681156045</text:p>
          </table:table-cell>
          <table:table-cell table:formula="of:=ABS([.C$1]-[.C71])*[.C$2]" office:value-type="float" office:value="0.599380568048" calcext:value-type="float">
            <text:p>0,599380568048</text:p>
          </table:table-cell>
          <table:table-cell table:formula="of:=ABS([.D$1]-[.D71])*[.D$2]" office:value-type="float" office:value="0.104575750112" calcext:value-type="float">
            <text:p>0,104575750112</text:p>
          </table:table-cell>
          <table:table-cell table:formula="of:=ABS([.E$1]-[.E71])*[.E$2]" office:value-type="float" office:value="1.503825797795" calcext:value-type="float">
            <text:p>1,503825797795</text:p>
          </table:table-cell>
          <table:table-cell table:formula="of:=ABS([.F$1]-[.F71])*[.F$2]" office:value-type="float" office:value="1.139655238956" calcext:value-type="float">
            <text:p>1,139655238956</text:p>
          </table:table-cell>
          <table:table-cell table:formula="of:=ABS([.G$1]-[.G71])*[.G$2]" office:value-type="float" office:value="0.720255297195" calcext:value-type="float">
            <text:p>0,720255297195</text:p>
          </table:table-cell>
          <table:table-cell table:formula="of:=ABS([.H$1]-[.H71])*[.H$2]" office:value-type="float" office:value="1.386292804112" calcext:value-type="float">
            <text:p>1,386292804112</text:p>
          </table:table-cell>
          <table:table-cell table:formula="of:=ABS([.I$1]-[.I71])*[.I$2]" office:value-type="float" office:value="0.821550554072" calcext:value-type="float">
            <text:p>0,821550554072</text:p>
          </table:table-cell>
          <table:table-cell table:formula="of:=ABS([.J$1]-[.J71])*[.J$2]" office:value-type="float" office:value="0.970358179615" calcext:value-type="float">
            <text:p>0,970358179615</text:p>
          </table:table-cell>
          <table:table-cell table:formula="of:=SUM([.K71:.S71])" office:value-type="float" office:value="8.36257534595" calcext:value-type="float">
            <text:p>8,36257534595</text:p>
          </table:table-cell>
          <table:table-cell table:formula="of:=1 - [.T71]/[.$T$1]" office:value-type="float" office:value="0.635731977025177" calcext:value-type="float">
            <text:p>0,635731977025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3,jpeg</text:p>
          </table:table-cell>
          <table:table-cell office:value-type="float" office:value="85.8808" calcext:value-type="float">
            <text:p>85,8808</text:p>
          </table:table-cell>
          <table:table-cell office:value-type="float" office:value="98.0407" calcext:value-type="float">
            <text:p>98,0407</text:p>
          </table:table-cell>
          <table:table-cell office:value-type="float" office:value="124.5788" calcext:value-type="float">
            <text:p>124,5788</text:p>
          </table:table-cell>
          <table:table-cell office:value-type="float" office:value="4427.5425" calcext:value-type="float">
            <text:p>4427,5425</text:p>
          </table:table-cell>
          <table:table-cell office:value-type="float" office:value="3849.7437" calcext:value-type="float">
            <text:p>3849,7437</text:p>
          </table:table-cell>
          <table:table-cell office:value-type="float" office:value="4070.8994" calcext:value-type="float">
            <text:p>4070,8994</text:p>
          </table:table-cell>
          <table:table-cell office:value-type="float" office:value="4003.543" calcext:value-type="float">
            <text:p>4003,543</text:p>
          </table:table-cell>
          <table:table-cell office:value-type="float" office:value="3553.4497" calcext:value-type="float">
            <text:p>3553,4497</text:p>
          </table:table-cell>
          <table:table-cell office:value-type="float" office:value="3281.532" calcext:value-type="float">
            <text:p>3281,532</text:p>
          </table:table-cell>
          <table:table-cell table:formula="of:=ABS([.B$1]-[.B72])*[.B$2]" office:value-type="float" office:value="0.43133724543" calcext:value-type="float">
            <text:p>0,43133724543</text:p>
          </table:table-cell>
          <table:table-cell table:formula="of:=ABS([.C$1]-[.C72])*[.C$2]" office:value-type="float" office:value="0.420202599656" calcext:value-type="float">
            <text:p>0,420202599656</text:p>
          </table:table-cell>
          <table:table-cell table:formula="of:=ABS([.D$1]-[.D72])*[.D$2]" office:value-type="float" office:value="1.358889588368" calcext:value-type="float">
            <text:p>1,358889588368</text:p>
          </table:table-cell>
          <table:table-cell table:formula="of:=ABS([.E$1]-[.E72])*[.E$2]" office:value-type="float" office:value="1.134732754117" calcext:value-type="float">
            <text:p>1,134732754117</text:p>
          </table:table-cell>
          <table:table-cell table:formula="of:=ABS([.F$1]-[.F72])*[.F$2]" office:value-type="float" office:value="0.989625463783" calcext:value-type="float">
            <text:p>0,989625463783</text:p>
          </table:table-cell>
          <table:table-cell table:formula="of:=ABS([.G$1]-[.G72])*[.G$2]" office:value-type="float" office:value="1.153834028151" calcext:value-type="float">
            <text:p>1,153834028151</text:p>
          </table:table-cell>
          <table:table-cell table:formula="of:=ABS([.H$1]-[.H72])*[.H$2]" office:value-type="float" office:value="1.09534215448" calcext:value-type="float">
            <text:p>1,09534215448</text:p>
          </table:table-cell>
          <table:table-cell table:formula="of:=ABS([.I$1]-[.I72])*[.I$2]" office:value-type="float" office:value="0.990345097255" calcext:value-type="float">
            <text:p>0,990345097255</text:p>
          </table:table-cell>
          <table:table-cell table:formula="of:=ABS([.J$1]-[.J72])*[.J$2]" office:value-type="float" office:value="0.96033792278" calcext:value-type="float">
            <text:p>0,96033792278</text:p>
          </table:table-cell>
          <table:table-cell table:formula="of:=SUM([.K72:.S72])" office:value-type="float" office:value="8.53464685402" calcext:value-type="float">
            <text:p>8,53464685402</text:p>
          </table:table-cell>
          <table:table-cell table:formula="of:=1 - [.T72]/[.$T$1]" office:value-type="float" office:value="0.628236660634956" calcext:value-type="float">
            <text:p>0,628236660634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9,jpeg</text:p>
          </table:table-cell>
          <table:table-cell office:value-type="float" office:value="152.746" calcext:value-type="float">
            <text:p>152,746</text:p>
          </table:table-cell>
          <table:table-cell office:value-type="float" office:value="147.7529" calcext:value-type="float">
            <text:p>147,7529</text:p>
          </table:table-cell>
          <table:table-cell office:value-type="float" office:value="158.8039" calcext:value-type="float">
            <text:p>158,8039</text:p>
          </table:table-cell>
          <table:table-cell office:value-type="float" office:value="1983.1154" calcext:value-type="float">
            <text:p>1983,1154</text:p>
          </table:table-cell>
          <table:table-cell office:value-type="float" office:value="1722.7085" calcext:value-type="float">
            <text:p>1722,7085</text:p>
          </table:table-cell>
          <table:table-cell office:value-type="float" office:value="2440.03" calcext:value-type="float">
            <text:p>2440,03</text:p>
          </table:table-cell>
          <table:table-cell office:value-type="float" office:value="1669.9608" calcext:value-type="float">
            <text:p>1669,9608</text:p>
          </table:table-cell>
          <table:table-cell office:value-type="float" office:value="1906.6246" calcext:value-type="float">
            <text:p>1906,6246</text:p>
          </table:table-cell>
          <table:table-cell office:value-type="float" office:value="1519.5819" calcext:value-type="float">
            <text:p>1519,5819</text:p>
          </table:table-cell>
          <table:table-cell table:formula="of:=ABS([.B$1]-[.B73])*[.B$2]" office:value-type="float" office:value="2.42378313177" calcext:value-type="float">
            <text:p>2,42378313177</text:p>
          </table:table-cell>
          <table:table-cell table:formula="of:=ABS([.C$1]-[.C73])*[.C$2]" office:value-type="float" office:value="1.989002310864" calcext:value-type="float">
            <text:p>1,989002310864</text:p>
          </table:table-cell>
          <table:table-cell table:formula="of:=ABS([.D$1]-[.D73])*[.D$2]" office:value-type="float" office:value="2.2293817338" calcext:value-type="float">
            <text:p>2,2293817338</text:p>
          </table:table-cell>
          <table:table-cell table:formula="of:=ABS([.E$1]-[.E73])*[.E$2]" office:value-type="float" office:value="0.56602628925" calcext:value-type="float">
            <text:p>0,56602628925</text:p>
          </table:table-cell>
          <table:table-cell table:formula="of:=ABS([.F$1]-[.F73])*[.F$2]" office:value-type="float" office:value="0.413813631529" calcext:value-type="float">
            <text:p>0,413813631529</text:p>
          </table:table-cell>
          <table:table-cell table:formula="of:=ABS([.G$1]-[.G73])*[.G$2]" office:value-type="float" office:value="0.272626365249" calcext:value-type="float">
            <text:p>0,272626365249</text:p>
          </table:table-cell>
          <table:table-cell table:formula="of:=ABS([.H$1]-[.H73])*[.H$2]" office:value-type="float" office:value="0.612093269616" calcext:value-type="float">
            <text:p>0,612093269616</text:p>
          </table:table-cell>
          <table:table-cell table:formula="of:=ABS([.I$1]-[.I73])*[.I$2]" office:value-type="float" office:value="0.012950158418" calcext:value-type="float">
            <text:p>0,012950158418</text:p>
          </table:table-cell>
          <table:table-cell table:formula="of:=ABS([.J$1]-[.J73])*[.J$2]" office:value-type="float" office:value="0.280233523129" calcext:value-type="float">
            <text:p>0,280233523129</text:p>
          </table:table-cell>
          <table:table-cell table:formula="of:=SUM([.K73:.S73])" office:value-type="float" office:value="8.799910413625" calcext:value-type="float">
            <text:p>8,799910413625</text:p>
          </table:table-cell>
          <table:table-cell table:formula="of:=1 - [.T73]/[.$T$1]" office:value-type="float" office:value="0.616681962658887" calcext:value-type="float">
            <text:p>0,6166819626588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59,jpeg</text:p>
          </table:table-cell>
          <table:table-cell office:value-type="float" office:value="157.0714" calcext:value-type="float">
            <text:p>157,0714</text:p>
          </table:table-cell>
          <table:table-cell office:value-type="float" office:value="136.3963" calcext:value-type="float">
            <text:p>136,3963</text:p>
          </table:table-cell>
          <table:table-cell office:value-type="float" office:value="92.5582" calcext:value-type="float">
            <text:p>92,5582</text:p>
          </table:table-cell>
          <table:table-cell office:value-type="float" office:value="1501.6451" calcext:value-type="float">
            <text:p>1501,6451</text:p>
          </table:table-cell>
          <table:table-cell office:value-type="float" office:value="1229.5585" calcext:value-type="float">
            <text:p>1229,5585</text:p>
          </table:table-cell>
          <table:table-cell office:value-type="float" office:value="861.7014" calcext:value-type="float">
            <text:p>861,7014</text:p>
          </table:table-cell>
          <table:table-cell office:value-type="float" office:value="1285.7673" calcext:value-type="float">
            <text:p>1285,7673</text:p>
          </table:table-cell>
          <table:table-cell office:value-type="float" office:value="1010.1524" calcext:value-type="float">
            <text:p>1010,1524</text:p>
          </table:table-cell>
          <table:table-cell office:value-type="float" office:value="1059.0405" calcext:value-type="float">
            <text:p>1059,0405</text:p>
          </table:table-cell>
          <table:table-cell table:formula="of:=ABS([.B$1]-[.B74])*[.B$2]" office:value-type="float" office:value="2.5526711847" calcext:value-type="float">
            <text:p>2,5526711847</text:p>
          </table:table-cell>
          <table:table-cell table:formula="of:=ABS([.C$1]-[.C74])*[.C$2]" office:value-type="float" office:value="1.63061481644" calcext:value-type="float">
            <text:p>1,63061481644</text:p>
          </table:table-cell>
          <table:table-cell table:formula="of:=ABS([.D$1]-[.D74])*[.D$2]" office:value-type="float" office:value="0.544467401376" calcext:value-type="float">
            <text:p>0,544467401376</text:p>
          </table:table-cell>
          <table:table-cell table:formula="of:=ABS([.E$1]-[.E74])*[.E$2]" office:value-type="float" office:value="0.901018879881" calcext:value-type="float">
            <text:p>0,901018879881</text:p>
          </table:table-cell>
          <table:table-cell table:formula="of:=ABS([.F$1]-[.F74])*[.F$2]" office:value-type="float" office:value="0.739198933029" calcext:value-type="float">
            <text:p>0,739198933029</text:p>
          </table:table-cell>
          <table:table-cell table:formula="of:=ABS([.G$1]-[.G74])*[.G$2]" office:value-type="float" office:value="0.580191927189" calcext:value-type="float">
            <text:p>0,580191927189</text:p>
          </table:table-cell>
          <table:table-cell table:formula="of:=ABS([.H$1]-[.H74])*[.H$2]" office:value-type="float" office:value="0.893199969696" calcext:value-type="float">
            <text:p>0,893199969696</text:p>
          </table:table-cell>
          <table:table-cell table:formula="of:=ABS([.I$1]-[.I74])*[.I$2]" office:value-type="float" office:value="0.559107916824" calcext:value-type="float">
            <text:p>0,559107916824</text:p>
          </table:table-cell>
          <table:table-cell table:formula="of:=ABS([.J$1]-[.J74])*[.J$2]" office:value-type="float" office:value="0.604496117455" calcext:value-type="float">
            <text:p>0,604496117455</text:p>
          </table:table-cell>
          <table:table-cell table:formula="of:=SUM([.K74:.S74])" office:value-type="float" office:value="9.00496714659" calcext:value-type="float">
            <text:p>9,00496714659</text:p>
          </table:table-cell>
          <table:table-cell table:formula="of:=1 - [.T74]/[.$T$1]" office:value-type="float" office:value="0.607749832588332" calcext:value-type="float">
            <text:p>0,607749832588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6,jpeg</text:p>
          </table:table-cell>
          <table:table-cell office:value-type="float" office:value="98.5701" calcext:value-type="float">
            <text:p>98,5701</text:p>
          </table:table-cell>
          <table:table-cell office:value-type="float" office:value="94.6203" calcext:value-type="float">
            <text:p>94,6203</text:p>
          </table:table-cell>
          <table:table-cell office:value-type="float" office:value="84.7053" calcext:value-type="float">
            <text:p>84,7053</text:p>
          </table:table-cell>
          <table:table-cell office:value-type="float" office:value="489.0448" calcext:value-type="float">
            <text:p>489,0448</text:p>
          </table:table-cell>
          <table:table-cell office:value-type="float" office:value="330.0119" calcext:value-type="float">
            <text:p>330,0119</text:p>
          </table:table-cell>
          <table:table-cell office:value-type="float" office:value="251.9752" calcext:value-type="float">
            <text:p>251,9752</text:p>
          </table:table-cell>
          <table:table-cell office:value-type="float" office:value="390.8596" calcext:value-type="float">
            <text:p>390,8596</text:p>
          </table:table-cell>
          <table:table-cell office:value-type="float" office:value="262.5195" calcext:value-type="float">
            <text:p>262,5195</text:p>
          </table:table-cell>
          <table:table-cell office:value-type="float" office:value="283.7137" calcext:value-type="float">
            <text:p>283,7137</text:p>
          </table:table-cell>
          <table:table-cell table:formula="of:=ABS([.B$1]-[.B75])*[.B$2]" office:value-type="float" office:value="0.809452372365" calcext:value-type="float">
            <text:p>0,809452372365</text:p>
          </table:table-cell>
          <table:table-cell table:formula="of:=ABS([.C$1]-[.C75])*[.C$2]" office:value-type="float" office:value="0.3122628478" calcext:value-type="float">
            <text:p>0,3122628478</text:p>
          </table:table-cell>
          <table:table-cell table:formula="of:=ABS([.D$1]-[.D75])*[.D$2]" office:value-type="float" office:value="0.344734229848" calcext:value-type="float">
            <text:p>0,344734229848</text:p>
          </table:table-cell>
          <table:table-cell table:formula="of:=ABS([.E$1]-[.E75])*[.E$2]" office:value-type="float" office:value="1.605555790612" calcext:value-type="float">
            <text:p>1,605555790612</text:p>
          </table:table-cell>
          <table:table-cell table:formula="of:=ABS([.F$1]-[.F75])*[.F$2]" office:value-type="float" office:value="1.332728775175" calcext:value-type="float">
            <text:p>1,332728775175</text:p>
          </table:table-cell>
          <table:table-cell table:formula="of:=ABS([.G$1]-[.G75])*[.G$2]" office:value-type="float" office:value="0.909645284835" calcext:value-type="float">
            <text:p>0,909645284835</text:p>
          </table:table-cell>
          <table:table-cell table:formula="of:=ABS([.H$1]-[.H75])*[.H$2]" office:value-type="float" office:value="1.547986035632" calcext:value-type="float">
            <text:p>1,547986035632</text:p>
          </table:table-cell>
          <table:table-cell table:formula="of:=ABS([.I$1]-[.I75])*[.I$2]" office:value-type="float" office:value="1.014588308491" calcext:value-type="float">
            <text:p>1,014588308491</text:p>
          </table:table-cell>
          <table:table-cell table:formula="of:=ABS([.J$1]-[.J75])*[.J$2]" office:value-type="float" office:value="1.150395964067" calcext:value-type="float">
            <text:p>1,150395964067</text:p>
          </table:table-cell>
          <table:table-cell table:formula="of:=SUM([.K75:.S75])" office:value-type="float" office:value="9.027349608825" calcext:value-type="float">
            <text:p>9,027349608825</text:p>
          </table:table-cell>
          <table:table-cell table:formula="of:=1 - [.T75]/[.$T$1]" office:value-type="float" office:value="0.606774867947613" calcext:value-type="float">
            <text:p>0,606774867947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163,jpeg</text:p>
          </table:table-cell>
          <table:table-cell office:value-type="float" office:value="122.1199" calcext:value-type="float">
            <text:p>122,1199</text:p>
          </table:table-cell>
          <table:table-cell office:value-type="float" office:value="113.5719" calcext:value-type="float">
            <text:p>113,5719</text:p>
          </table:table-cell>
          <table:table-cell office:value-type="float" office:value="83.6148" calcext:value-type="float">
            <text:p>83,6148</text:p>
          </table:table-cell>
          <table:table-cell office:value-type="float" office:value="744.829" calcext:value-type="float">
            <text:p>744,829</text:p>
          </table:table-cell>
          <table:table-cell office:value-type="float" office:value="632.9128" calcext:value-type="float">
            <text:p>632,9128</text:p>
          </table:table-cell>
          <table:table-cell office:value-type="float" office:value="642.092" calcext:value-type="float">
            <text:p>642,092</text:p>
          </table:table-cell>
          <table:table-cell office:value-type="float" office:value="659.5431" calcext:value-type="float">
            <text:p>659,5431</text:p>
          </table:table-cell>
          <table:table-cell office:value-type="float" office:value="600.9652" calcext:value-type="float">
            <text:p>600,9652</text:p>
          </table:table-cell>
          <table:table-cell office:value-type="float" office:value="583.8474" calcext:value-type="float">
            <text:p>583,8474</text:p>
          </table:table-cell>
          <table:table-cell table:formula="of:=ABS([.B$1]-[.B76])*[.B$2]" office:value-type="float" office:value="1.511188135275" calcext:value-type="float">
            <text:p>1,511188135275</text:p>
          </table:table-cell>
          <table:table-cell table:formula="of:=ABS([.C$1]-[.C76])*[.C$2]" office:value-type="float" office:value="0.910330618024" calcext:value-type="float">
            <text:p>0,910330618024</text:p>
          </table:table-cell>
          <table:table-cell table:formula="of:=ABS([.D$1]-[.D76])*[.D$2]" office:value-type="float" office:value="0.316998103888" calcext:value-type="float">
            <text:p>0,316998103888</text:p>
          </table:table-cell>
          <table:table-cell table:formula="of:=ABS([.E$1]-[.E76])*[.E$2]" office:value-type="float" office:value="1.427588817778" calcext:value-type="float">
            <text:p>1,427588817778</text:p>
          </table:table-cell>
          <table:table-cell table:formula="of:=ABS([.F$1]-[.F76])*[.F$2]" office:value-type="float" office:value="1.132871732346" calcext:value-type="float">
            <text:p>1,132871732346</text:p>
          </table:table-cell>
          <table:table-cell table:formula="of:=ABS([.G$1]-[.G76])*[.G$2]" office:value-type="float" office:value="0.698853474291" calcext:value-type="float">
            <text:p>0,698853474291</text:p>
          </table:table-cell>
          <table:table-cell table:formula="of:=ABS([.H$1]-[.H76])*[.H$2]" office:value-type="float" office:value="1.351395692352" calcext:value-type="float">
            <text:p>1,351395692352</text:p>
          </table:table-cell>
          <table:table-cell table:formula="of:=ABS([.I$1]-[.I76])*[.I$2]" office:value-type="float" office:value="0.80839703468" calcext:value-type="float">
            <text:p>0,80839703468</text:p>
          </table:table-cell>
          <table:table-cell table:formula="of:=ABS([.J$1]-[.J76])*[.J$2]" office:value-type="float" office:value="0.939074827234" calcext:value-type="float">
            <text:p>0,939074827234</text:p>
          </table:table-cell>
          <table:table-cell table:formula="of:=SUM([.K76:.S76])" office:value-type="float" office:value="9.096698435868" calcext:value-type="float">
            <text:p>9,096698435868</text:p>
          </table:table-cell>
          <table:table-cell table:formula="of:=1 - [.T76]/[.$T$1]" office:value-type="float" office:value="0.603754080800408" calcext:value-type="float">
            <text:p>0,603754080800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315,jpeg</text:p>
          </table:table-cell>
          <table:table-cell office:value-type="float" office:value="60.419" calcext:value-type="float">
            <text:p>60,419</text:p>
          </table:table-cell>
          <table:table-cell office:value-type="float" office:value="50.4721" calcext:value-type="float">
            <text:p>50,4721</text:p>
          </table:table-cell>
          <table:table-cell office:value-type="float" office:value="44.647" calcext:value-type="float">
            <text:p>44,647</text:p>
          </table:table-cell>
          <table:table-cell office:value-type="float" office:value="675.0089" calcext:value-type="float">
            <text:p>675,0089</text:p>
          </table:table-cell>
          <table:table-cell office:value-type="float" office:value="444.456" calcext:value-type="float">
            <text:p>444,456</text:p>
          </table:table-cell>
          <table:table-cell office:value-type="float" office:value="373.8241" calcext:value-type="float">
            <text:p>373,8241</text:p>
          </table:table-cell>
          <table:table-cell office:value-type="float" office:value="511.2874" calcext:value-type="float">
            <text:p>511,2874</text:p>
          </table:table-cell>
          <table:table-cell office:value-type="float" office:value="350.9369" calcext:value-type="float">
            <text:p>350,9369</text:p>
          </table:table-cell>
          <table:table-cell office:value-type="float" office:value="329.9991" calcext:value-type="float">
            <text:p>329,9991</text:p>
          </table:table-cell>
          <table:table-cell table:formula="of:=ABS([.B$1]-[.B77])*[.B$2]" office:value-type="float" office:value="0.32737219788" calcext:value-type="float">
            <text:p>0,32737219788</text:p>
          </table:table-cell>
          <table:table-cell table:formula="of:=ABS([.C$1]-[.C77])*[.C$2]" office:value-type="float" office:value="1.080950154448" calcext:value-type="float">
            <text:p>1,080950154448</text:p>
          </table:table-cell>
          <table:table-cell table:formula="of:=ABS([.D$1]-[.D77])*[.D$2]" office:value-type="float" office:value="0.674121391008" calcext:value-type="float">
            <text:p>0,674121391008</text:p>
          </table:table-cell>
          <table:table-cell table:formula="of:=ABS([.E$1]-[.E77])*[.E$2]" office:value-type="float" office:value="1.476167548755" calcext:value-type="float">
            <text:p>1,476167548755</text:p>
          </table:table-cell>
          <table:table-cell table:formula="of:=ABS([.F$1]-[.F77])*[.F$2]" office:value-type="float" office:value="1.257217413554" calcext:value-type="float">
            <text:p>1,257217413554</text:p>
          </table:table-cell>
          <table:table-cell table:formula="of:=ABS([.G$1]-[.G77])*[.G$2]" office:value-type="float" office:value="0.843806668698" calcext:value-type="float">
            <text:p>0,843806668698</text:p>
          </table:table-cell>
          <table:table-cell table:formula="of:=ABS([.H$1]-[.H77])*[.H$2]" office:value-type="float" office:value="1.459871422928" calcext:value-type="float">
            <text:p>1,459871422928</text:p>
          </table:table-cell>
          <table:table-cell table:formula="of:=ABS([.I$1]-[.I77])*[.I$2]" office:value-type="float" office:value="0.960721775889" calcext:value-type="float">
            <text:p>0,960721775889</text:p>
          </table:table-cell>
          <table:table-cell table:formula="of:=ABS([.J$1]-[.J77])*[.J$2]" office:value-type="float" office:value="1.117806876781" calcext:value-type="float">
            <text:p>1,117806876781</text:p>
          </table:table-cell>
          <table:table-cell table:formula="of:=SUM([.K77:.S77])" office:value-type="float" office:value="9.198035449941" calcext:value-type="float">
            <text:p>9,198035449941</text:p>
          </table:table-cell>
          <table:table-cell table:formula="of:=1 - [.T77]/[.$T$1]" office:value-type="float" office:value="0.599339910255635" calcext:value-type="float">
            <text:p>0,599339910255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3,jpeg</text:p>
          </table:table-cell>
          <table:table-cell office:value-type="float" office:value="119.3769" calcext:value-type="float">
            <text:p>119,3769</text:p>
          </table:table-cell>
          <table:table-cell office:value-type="float" office:value="118.4027" calcext:value-type="float">
            <text:p>118,4027</text:p>
          </table:table-cell>
          <table:table-cell office:value-type="float" office:value="114.9939" calcext:value-type="float">
            <text:p>114,9939</text:p>
          </table:table-cell>
          <table:table-cell office:value-type="float" office:value="757.4976" calcext:value-type="float">
            <text:p>757,4976</text:p>
          </table:table-cell>
          <table:table-cell office:value-type="float" office:value="685.8797" calcext:value-type="float">
            <text:p>685,8797</text:p>
          </table:table-cell>
          <table:table-cell office:value-type="float" office:value="975.8455" calcext:value-type="float">
            <text:p>975,8455</text:p>
          </table:table-cell>
          <table:table-cell office:value-type="float" office:value="620.7249" calcext:value-type="float">
            <text:p>620,7249</text:p>
          </table:table-cell>
          <table:table-cell office:value-type="float" office:value="677.6042" calcext:value-type="float">
            <text:p>677,6042</text:p>
          </table:table-cell>
          <table:table-cell office:value-type="float" office:value="391.8595" calcext:value-type="float">
            <text:p>391,8595</text:p>
          </table:table-cell>
          <table:table-cell table:formula="of:=ABS([.B$1]-[.B78])*[.B$2]" office:value-type="float" office:value="1.429452358425" calcext:value-type="float">
            <text:p>1,429452358425</text:p>
          </table:table-cell>
          <table:table-cell table:formula="of:=ABS([.C$1]-[.C78])*[.C$2]" office:value-type="float" office:value="1.062779265336" calcext:value-type="float">
            <text:p>1,062779265336</text:p>
          </table:table-cell>
          <table:table-cell table:formula="of:=ABS([.D$1]-[.D78])*[.D$2]" office:value-type="float" office:value="1.1151041746" calcext:value-type="float">
            <text:p>1,1151041746</text:p>
          </table:table-cell>
          <table:table-cell table:formula="of:=ABS([.E$1]-[.E78])*[.E$2]" office:value-type="float" office:value="1.418774385956" calcext:value-type="float">
            <text:p>1,418774385956</text:p>
          </table:table-cell>
          <table:table-cell table:formula="of:=ABS([.F$1]-[.F78])*[.F$2]" office:value-type="float" office:value="1.097923642057" calcext:value-type="float">
            <text:p>1,097923642057</text:p>
          </table:table-cell>
          <table:table-cell table:formula="of:=ABS([.G$1]-[.G78])*[.G$2]" office:value-type="float" office:value="0.518516445636" calcext:value-type="float">
            <text:p>0,518516445636</text:p>
          </table:table-cell>
          <table:table-cell table:formula="of:=ABS([.H$1]-[.H78])*[.H$2]" office:value-type="float" office:value="1.379798192928" calcext:value-type="float">
            <text:p>1,379798192928</text:p>
          </table:table-cell>
          <table:table-cell table:formula="of:=ABS([.I$1]-[.I78])*[.I$2]" office:value-type="float" office:value="0.76170625671" calcext:value-type="float">
            <text:p>0,76170625671</text:p>
          </table:table-cell>
          <table:table-cell table:formula="of:=ABS([.J$1]-[.J78])*[.J$2]" office:value-type="float" office:value="1.074251587745" calcext:value-type="float">
            <text:p>1,074251587745</text:p>
          </table:table-cell>
          <table:table-cell table:formula="of:=SUM([.K78:.S78])" office:value-type="float" office:value="9.858306309393" calcext:value-type="float">
            <text:p>9,858306309393</text:p>
          </table:table-cell>
          <table:table-cell table:formula="of:=1 - [.T78]/[.$T$1]" office:value-type="float" office:value="0.570578966329796" calcext:value-type="float">
            <text:p>0,570578966329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44,jpeg</text:p>
          </table:table-cell>
          <table:table-cell office:value-type="float" office:value="101.6494" calcext:value-type="float">
            <text:p>101,6494</text:p>
          </table:table-cell>
          <table:table-cell office:value-type="float" office:value="129.8519" calcext:value-type="float">
            <text:p>129,8519</text:p>
          </table:table-cell>
          <table:table-cell office:value-type="float" office:value="157.1444" calcext:value-type="float">
            <text:p>157,1444</text:p>
          </table:table-cell>
          <table:table-cell office:value-type="float" office:value="1593.3596" calcext:value-type="float">
            <text:p>1593,3596</text:p>
          </table:table-cell>
          <table:table-cell office:value-type="float" office:value="3143.2075" calcext:value-type="float">
            <text:p>3143,2075</text:p>
          </table:table-cell>
          <table:table-cell office:value-type="float" office:value="5715.25" calcext:value-type="float">
            <text:p>5715,25</text:p>
          </table:table-cell>
          <table:table-cell office:value-type="float" office:value="2155.0637" calcext:value-type="float">
            <text:p>2155,0637</text:p>
          </table:table-cell>
          <table:table-cell office:value-type="float" office:value="4155.8501" calcext:value-type="float">
            <text:p>4155,8501</text:p>
          </table:table-cell>
          <table:table-cell office:value-type="float" office:value="2710.3875" calcext:value-type="float">
            <text:p>2710,3875</text:p>
          </table:table-cell>
          <table:table-cell table:formula="of:=ABS([.B$1]-[.B79])*[.B$2]" office:value-type="float" office:value="0.9012091998" calcext:value-type="float">
            <text:p>0,9012091998</text:p>
          </table:table-cell>
          <table:table-cell table:formula="of:=ABS([.C$1]-[.C79])*[.C$2]" office:value-type="float" office:value="1.424088997224" calcext:value-type="float">
            <text:p>1,424088997224</text:p>
          </table:table-cell>
          <table:table-cell table:formula="of:=ABS([.D$1]-[.D79])*[.D$2]" office:value-type="float" office:value="2.18717347976" calcext:value-type="float">
            <text:p>2,18717347976</text:p>
          </table:table-cell>
          <table:table-cell table:formula="of:=ABS([.E$1]-[.E79])*[.E$2]" office:value-type="float" office:value="0.837206682216" calcext:value-type="float">
            <text:p>0,837206682216</text:p>
          </table:table-cell>
          <table:table-cell table:formula="of:=ABS([.F$1]-[.F79])*[.F$2]" office:value-type="float" office:value="0.523445813661" calcext:value-type="float">
            <text:p>0,523445813661</text:p>
          </table:table-cell>
          <table:table-cell table:formula="of:=ABS([.G$1]-[.G79])*[.G$2]" office:value-type="float" office:value="2.042325987849" calcext:value-type="float">
            <text:p>2,042325987849</text:p>
          </table:table-cell>
          <table:table-cell table:formula="of:=ABS([.H$1]-[.H79])*[.H$2]" office:value-type="float" office:value="0.257153179744" calcext:value-type="float">
            <text:p>0,257153179744</text:p>
          </table:table-cell>
          <table:table-cell table:formula="of:=ABS([.I$1]-[.I79])*[.I$2]" office:value-type="float" office:value="1.357345492947" calcext:value-type="float">
            <text:p>1,357345492947</text:p>
          </table:table-cell>
          <table:table-cell table:formula="of:=ABS([.J$1]-[.J79])*[.J$2]" office:value-type="float" office:value="0.558200791775" calcext:value-type="float">
            <text:p>0,558200791775</text:p>
          </table:table-cell>
          <table:table-cell table:formula="of:=SUM([.K79:.S79])" office:value-type="float" office:value="10.088149624976" calcext:value-type="float">
            <text:p>10,088149624976</text:p>
          </table:table-cell>
          <table:table-cell table:formula="of:=1 - [.T79]/[.$T$1]" office:value-type="float" office:value="0.560567149790296" calcext:value-type="float">
            <text:p>0,560567149790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87,jpeg</text:p>
          </table:table-cell>
          <table:table-cell office:value-type="float" office:value="118.4942" calcext:value-type="float">
            <text:p>118,4942</text:p>
          </table:table-cell>
          <table:table-cell office:value-type="float" office:value="108.2439" calcext:value-type="float">
            <text:p>108,2439</text:p>
          </table:table-cell>
          <table:table-cell office:value-type="float" office:value="96.3231" calcext:value-type="float">
            <text:p>96,3231</text:p>
          </table:table-cell>
          <table:table-cell office:value-type="float" office:value="4638.8394" calcext:value-type="float">
            <text:p>4638,8394</text:p>
          </table:table-cell>
          <table:table-cell office:value-type="float" office:value="4236.3066" calcext:value-type="float">
            <text:p>4236,3066</text:p>
          </table:table-cell>
          <table:table-cell office:value-type="float" office:value="4337.9502" calcext:value-type="float">
            <text:p>4337,9502</text:p>
          </table:table-cell>
          <table:table-cell office:value-type="float" office:value="4200.3296" calcext:value-type="float">
            <text:p>4200,3296</text:p>
          </table:table-cell>
          <table:table-cell office:value-type="float" office:value="3953.9326" calcext:value-type="float">
            <text:p>3953,9326</text:p>
          </table:table-cell>
          <table:table-cell office:value-type="float" office:value="3467.418" calcext:value-type="float">
            <text:p>3467,418</text:p>
          </table:table-cell>
          <table:table-cell table:formula="of:=ABS([.B$1]-[.B80])*[.B$2]" office:value-type="float" office:value="1.40314970796" calcext:value-type="float">
            <text:p>1,40314970796</text:p>
          </table:table-cell>
          <table:table-cell table:formula="of:=ABS([.C$1]-[.C80])*[.C$2]" office:value-type="float" office:value="0.742191512104" calcext:value-type="float">
            <text:p>0,742191512104</text:p>
          </table:table-cell>
          <table:table-cell table:formula="of:=ABS([.D$1]-[.D80])*[.D$2]" office:value-type="float" office:value="0.640225072744" calcext:value-type="float">
            <text:p>0,640225072744</text:p>
          </table:table-cell>
          <table:table-cell table:formula="of:=ABS([.E$1]-[.E80])*[.E$2]" office:value-type="float" office:value="1.28174679823" calcext:value-type="float">
            <text:p>1,28174679823</text:p>
          </table:table-cell>
          <table:table-cell table:formula="of:=ABS([.F$1]-[.F80])*[.F$2]" office:value-type="float" office:value="1.244683530832" calcext:value-type="float">
            <text:p>1,244683530832</text:p>
          </table:table-cell>
          <table:table-cell table:formula="of:=ABS([.G$1]-[.G80])*[.G$2]" office:value-type="float" office:value="1.298129586915" calcext:value-type="float">
            <text:p>1,298129586915</text:p>
          </table:table-cell>
          <table:table-cell table:formula="of:=ABS([.H$1]-[.H80])*[.H$2]" office:value-type="float" office:value="1.239326973968" calcext:value-type="float">
            <text:p>1,239326973968</text:p>
          </table:table-cell>
          <table:table-cell table:formula="of:=ABS([.I$1]-[.I80])*[.I$2]" office:value-type="float" office:value="1.234331294422" calcext:value-type="float">
            <text:p>1,234331294422</text:p>
          </table:table-cell>
          <table:table-cell table:formula="of:=ABS([.J$1]-[.J80])*[.J$2]" office:value-type="float" office:value="1.09121839652" calcext:value-type="float">
            <text:p>1,09121839652</text:p>
          </table:table-cell>
          <table:table-cell table:formula="of:=SUM([.K80:.S80])" office:value-type="float" office:value="10.175002873695" calcext:value-type="float">
            <text:p>10,175002873695</text:p>
          </table:table-cell>
          <table:table-cell table:formula="of:=1 - [.T80]/[.$T$1]" office:value-type="float" office:value="0.556783882089739" calcext:value-type="float">
            <text:p>0,5567838820897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1,jpeg</text:p>
          </table:table-cell>
          <table:table-cell office:value-type="float" office:value="162.0793" calcext:value-type="float">
            <text:p>162,0793</text:p>
          </table:table-cell>
          <table:table-cell office:value-type="float" office:value="134.2982" calcext:value-type="float">
            <text:p>134,2982</text:p>
          </table:table-cell>
          <table:table-cell office:value-type="float" office:value="79.0614" calcext:value-type="float">
            <text:p>79,0614</text:p>
          </table:table-cell>
          <table:table-cell office:value-type="float" office:value="961.8218" calcext:value-type="float">
            <text:p>961,8218</text:p>
          </table:table-cell>
          <table:table-cell office:value-type="float" office:value="783.0463" calcext:value-type="float">
            <text:p>783,0463</text:p>
          </table:table-cell>
          <table:table-cell office:value-type="float" office:value="565.7827" calcext:value-type="float">
            <text:p>565,7827</text:p>
          </table:table-cell>
          <table:table-cell office:value-type="float" office:value="845.7008" calcext:value-type="float">
            <text:p>845,7008</text:p>
          </table:table-cell>
          <table:table-cell office:value-type="float" office:value="605.6432" calcext:value-type="float">
            <text:p>605,6432</text:p>
          </table:table-cell>
          <table:table-cell office:value-type="float" office:value="618.0621" calcext:value-type="float">
            <text:p>618,0621</text:p>
          </table:table-cell>
          <table:table-cell table:formula="of:=ABS([.B$1]-[.B81])*[.B$2]" office:value-type="float" office:value="2.701896338505" calcext:value-type="float">
            <text:p>2,701896338505</text:p>
          </table:table-cell>
          <table:table-cell table:formula="of:=ABS([.C$1]-[.C81])*[.C$2]" office:value-type="float" office:value="1.564403731956" calcext:value-type="float">
            <text:p>1,564403731956</text:p>
          </table:table-cell>
          <table:table-cell table:formula="of:=ABS([.D$1]-[.D81])*[.D$2]" office:value-type="float" office:value="0.2011854712" calcext:value-type="float">
            <text:p>0,2011854712</text:p>
          </table:table-cell>
          <table:table-cell table:formula="of:=ABS([.E$1]-[.E81])*[.E$2]" office:value-type="float" office:value="1.276611737322" calcext:value-type="float">
            <text:p>1,276611737322</text:p>
          </table:table-cell>
          <table:table-cell table:formula="of:=ABS([.F$1]-[.F81])*[.F$2]" office:value-type="float" office:value="1.033812147711" calcext:value-type="float">
            <text:p>1,033812147711</text:p>
          </table:table-cell>
          <table:table-cell table:formula="of:=ABS([.G$1]-[.G81])*[.G$2]" office:value-type="float" office:value="0.74008567836" calcext:value-type="float">
            <text:p>0,74008567836</text:p>
          </table:table-cell>
          <table:table-cell table:formula="of:=ABS([.H$1]-[.H81])*[.H$2]" office:value-type="float" office:value="1.215187826416" calcext:value-type="float">
            <text:p>1,215187826416</text:p>
          </table:table-cell>
          <table:table-cell table:formula="of:=ABS([.I$1]-[.I81])*[.I$2]" office:value-type="float" office:value="0.80554705674" calcext:value-type="float">
            <text:p>0,80554705674</text:p>
          </table:table-cell>
          <table:table-cell table:formula="of:=ABS([.J$1]-[.J81])*[.J$2]" office:value-type="float" office:value="0.914984599111" calcext:value-type="float">
            <text:p>0,914984599111</text:p>
          </table:table-cell>
          <table:table-cell table:formula="of:=SUM([.K81:.S81])" office:value-type="float" office:value="10.453714587321" calcext:value-type="float">
            <text:p>10,453714587321</text:p>
          </table:table-cell>
          <table:table-cell table:formula="of:=1 - [.T81]/[.$T$1]" office:value-type="float" office:value="0.544643391785919" calcext:value-type="float">
            <text:p>0,544643391785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6,jpeg</text:p>
          </table:table-cell>
          <table:table-cell office:value-type="float" office:value="158.8732" calcext:value-type="float">
            <text:p>158,8732</text:p>
          </table:table-cell>
          <table:table-cell office:value-type="float" office:value="155.9369" calcext:value-type="float">
            <text:p>155,9369</text:p>
          </table:table-cell>
          <table:table-cell office:value-type="float" office:value="163.4617" calcext:value-type="float">
            <text:p>163,4617</text:p>
          </table:table-cell>
          <table:table-cell office:value-type="float" office:value="1133.231" calcext:value-type="float">
            <text:p>1133,231</text:p>
          </table:table-cell>
          <table:table-cell office:value-type="float" office:value="1753.4049" calcext:value-type="float">
            <text:p>1753,4049</text:p>
          </table:table-cell>
          <table:table-cell office:value-type="float" office:value="4058.8906" calcext:value-type="float">
            <text:p>4058,8906</text:p>
          </table:table-cell>
          <table:table-cell office:value-type="float" office:value="1386.658" calcext:value-type="float">
            <text:p>1386,658</text:p>
          </table:table-cell>
          <table:table-cell office:value-type="float" office:value="2570.1274" calcext:value-type="float">
            <text:p>2570,1274</text:p>
          </table:table-cell>
          <table:table-cell office:value-type="float" office:value="1971.7351" calcext:value-type="float">
            <text:p>1971,7351</text:p>
          </table:table-cell>
          <table:table-cell table:formula="of:=ABS([.B$1]-[.B82])*[.B$2]" office:value-type="float" office:value="2.60636113101" calcext:value-type="float">
            <text:p>2,60636113101</text:p>
          </table:table-cell>
          <table:table-cell table:formula="of:=ABS([.C$1]-[.C82])*[.C$2]" office:value-type="float" office:value="2.247270036624" calcext:value-type="float">
            <text:p>2,247270036624</text:p>
          </table:table-cell>
          <table:table-cell table:formula="of:=ABS([.D$1]-[.D82])*[.D$2]" office:value-type="float" office:value="2.347849709496" calcext:value-type="float">
            <text:p>2,347849709496</text:p>
          </table:table-cell>
          <table:table-cell table:formula="of:=ABS([.E$1]-[.E82])*[.E$2]" office:value-type="float" office:value="1.157350358238" calcext:value-type="float">
            <text:p>1,157350358238</text:p>
          </table:table-cell>
          <table:table-cell table:formula="of:=ABS([.F$1]-[.F82])*[.F$2]" office:value-type="float" office:value="0.393559839845" calcext:value-type="float">
            <text:p>0,393559839845</text:p>
          </table:table-cell>
          <table:table-cell table:formula="of:=ABS([.G$1]-[.G82])*[.G$2]" office:value-type="float" office:value="1.147345313247" calcext:value-type="float">
            <text:p>1,147345313247</text:p>
          </table:table-cell>
          <table:table-cell table:formula="of:=ABS([.H$1]-[.H82])*[.H$2]" office:value-type="float" office:value="0.81938026232" calcext:value-type="float">
            <text:p>0,81938026232</text:p>
          </table:table-cell>
          <table:table-cell table:formula="of:=ABS([.I$1]-[.I82])*[.I$2]" office:value-type="float" office:value="0.391275652426" calcext:value-type="float">
            <text:p>0,391275652426</text:p>
          </table:table-cell>
          <table:table-cell table:formula="of:=ABS([.J$1]-[.J82])*[.J$2]" office:value-type="float" office:value="0.0381230234590001" calcext:value-type="float">
            <text:p>0,038123023459</text:p>
          </table:table-cell>
          <table:table-cell table:formula="of:=SUM([.K82:.S82])" office:value-type="float" office:value="11.148515326665" calcext:value-type="float">
            <text:p>11,148515326665</text:p>
          </table:table-cell>
          <table:table-cell table:formula="of:=1 - [.T82]/[.$T$1]" office:value-type="float" office:value="0.514378350071843" calcext:value-type="float">
            <text:p>0,5143783500718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5,jpeg</text:p>
          </table:table-cell>
          <table:table-cell office:value-type="float" office:value="110.5452" calcext:value-type="float">
            <text:p>110,5452</text:p>
          </table:table-cell>
          <table:table-cell office:value-type="float" office:value="105.08" calcext:value-type="float">
            <text:p>105,08</text:p>
          </table:table-cell>
          <table:table-cell office:value-type="float" office:value="97.9319" calcext:value-type="float">
            <text:p>97,9319</text:p>
          </table:table-cell>
          <table:table-cell office:value-type="float" office:value="4552.7339" calcext:value-type="float">
            <text:p>4552,7339</text:p>
          </table:table-cell>
          <table:table-cell office:value-type="float" office:value="4371.7866" calcext:value-type="float">
            <text:p>4371,7866</text:p>
          </table:table-cell>
          <table:table-cell office:value-type="float" office:value="4530.3076" calcext:value-type="float">
            <text:p>4530,3076</text:p>
          </table:table-cell>
          <table:table-cell office:value-type="float" office:value="4452.188" calcext:value-type="float">
            <text:p>4452,188</text:p>
          </table:table-cell>
          <table:table-cell office:value-type="float" office:value="4419.1094" calcext:value-type="float">
            <text:p>4419,1094</text:p>
          </table:table-cell>
          <table:table-cell office:value-type="float" office:value="4480.1226" calcext:value-type="float">
            <text:p>4480,1226</text:p>
          </table:table-cell>
          <table:table-cell table:formula="of:=ABS([.B$1]-[.B83])*[.B$2]" office:value-type="float" office:value="1.16628580341" calcext:value-type="float">
            <text:p>1,16628580341</text:p>
          </table:table-cell>
          <table:table-cell table:formula="of:=ABS([.C$1]-[.C83])*[.C$2]" office:value-type="float" office:value="0.642346294908" calcext:value-type="float">
            <text:p>0,642346294908</text:p>
          </table:table-cell>
          <table:table-cell table:formula="of:=ABS([.D$1]-[.D83])*[.D$2]" office:value-type="float" office:value="0.68114380676" calcext:value-type="float">
            <text:p>0,68114380676</text:p>
          </table:table-cell>
          <table:table-cell table:formula="of:=ABS([.E$1]-[.E83])*[.E$2]" office:value-type="float" office:value="1.221837174495" calcext:value-type="float">
            <text:p>1,221837174495</text:p>
          </table:table-cell>
          <table:table-cell table:formula="of:=ABS([.F$1]-[.F83])*[.F$2]" office:value-type="float" office:value="1.334074589632" calcext:value-type="float">
            <text:p>1,334074589632</text:p>
          </table:table-cell>
          <table:table-cell table:formula="of:=ABS([.G$1]-[.G83])*[.G$2]" office:value-type="float" office:value="1.402066060857" calcext:value-type="float">
            <text:p>1,402066060857</text:p>
          </table:table-cell>
          <table:table-cell table:formula="of:=ABS([.H$1]-[.H83])*[.H$2]" office:value-type="float" office:value="1.42360672808" calcext:value-type="float">
            <text:p>1,42360672808</text:p>
          </table:table-cell>
          <table:table-cell table:formula="of:=ABS([.I$1]-[.I83])*[.I$2]" office:value-type="float" office:value="1.517730956286" calcext:value-type="float">
            <text:p>1,517730956286</text:p>
          </table:table-cell>
          <table:table-cell table:formula="of:=ABS([.J$1]-[.J83])*[.J$2]" office:value-type="float" office:value="1.804253578334" calcext:value-type="float">
            <text:p>1,804253578334</text:p>
          </table:table-cell>
          <table:table-cell table:formula="of:=SUM([.K83:.S83])" office:value-type="float" office:value="11.193344992762" calcext:value-type="float">
            <text:p>11,193344992762</text:p>
          </table:table-cell>
          <table:table-cell table:formula="of:=1 - [.T83]/[.$T$1]" office:value-type="float" office:value="0.512425600689718" calcext:value-type="float">
            <text:p>0,5124256006897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272,jpeg</text:p>
          </table:table-cell>
          <table:table-cell office:value-type="float" office:value="144.6514" calcext:value-type="float">
            <text:p>144,6514</text:p>
          </table:table-cell>
          <table:table-cell office:value-type="float" office:value="145.6535" calcext:value-type="float">
            <text:p>145,6535</text:p>
          </table:table-cell>
          <table:table-cell office:value-type="float" office:value="130.5249" calcext:value-type="float">
            <text:p>130,5249</text:p>
          </table:table-cell>
          <table:table-cell office:value-type="float" office:value="3705.3296" calcext:value-type="float">
            <text:p>3705,3296</text:p>
          </table:table-cell>
          <table:table-cell office:value-type="float" office:value="1088.7118" calcext:value-type="float">
            <text:p>1088,7118</text:p>
          </table:table-cell>
          <table:table-cell office:value-type="float" office:value="1620.8634" calcext:value-type="float">
            <text:p>1620,8634</text:p>
          </table:table-cell>
          <table:table-cell office:value-type="float" office:value="1833.5098" calcext:value-type="float">
            <text:p>1833,5098</text:p>
          </table:table-cell>
          <table:table-cell office:value-type="float" office:value="-249.6128" calcext:value-type="float">
            <text:p>-249,6128</text:p>
          </table:table-cell>
          <table:table-cell office:value-type="float" office:value="-1383.6372" calcext:value-type="float">
            <text:p>-1383,6372</text:p>
          </table:table-cell>
          <table:table-cell table:formula="of:=ABS([.B$1]-[.B84])*[.B$2]" office:value-type="float" office:value="2.1825806457" calcext:value-type="float">
            <text:p>2,1825806457</text:p>
          </table:table-cell>
          <table:table-cell table:formula="of:=ABS([.C$1]-[.C84])*[.C$2]" office:value-type="float" office:value="1.922750201448" calcext:value-type="float">
            <text:p>1,922750201448</text:p>
          </table:table-cell>
          <table:table-cell table:formula="of:=ABS([.D$1]-[.D84])*[.D$2]" office:value-type="float" office:value="1.51012459852" calcext:value-type="float">
            <text:p>1,51012459852</text:p>
          </table:table-cell>
          <table:table-cell table:formula="of:=ABS([.E$1]-[.E84])*[.E$2]" office:value-type="float" office:value="0.632238684684" calcext:value-type="float">
            <text:p>0,632238684684</text:p>
          </table:table-cell>
          <table:table-cell table:formula="of:=ABS([.F$1]-[.F84])*[.F$2]" office:value-type="float" office:value="0.832130994156" calcext:value-type="float">
            <text:p>0,832130994156</text:p>
          </table:table-cell>
          <table:table-cell table:formula="of:=ABS([.G$1]-[.G84])*[.G$2]" office:value-type="float" office:value="0.169993923729" calcext:value-type="float">
            <text:p>0,169993923729</text:p>
          </table:table-cell>
          <table:table-cell table:formula="of:=ABS([.H$1]-[.H84])*[.H$2]" office:value-type="float" office:value="0.492427737296" calcext:value-type="float">
            <text:p>0,492427737296</text:p>
          </table:table-cell>
          <table:table-cell table:formula="of:=ABS([.I$1]-[.I84])*[.I$2]" office:value-type="float" office:value="1.32659466962" calcext:value-type="float">
            <text:p>1,32659466962</text:p>
          </table:table-cell>
          <table:table-cell table:formula="of:=ABS([.J$1]-[.J84])*[.J$2]" office:value-type="float" office:value="2.324361059248" calcext:value-type="float">
            <text:p>2,324361059248</text:p>
          </table:table-cell>
          <table:table-cell table:formula="of:=SUM([.K84:.S84])" office:value-type="float" office:value="11.393202514401" calcext:value-type="float">
            <text:p>11,393202514401</text:p>
          </table:table-cell>
          <table:table-cell table:formula="of:=1 - [.T84]/[.$T$1]" office:value-type="float" office:value="0.503719944683958" calcext:value-type="float">
            <text:p>0,503719944683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2,jpeg</text:p>
          </table:table-cell>
          <table:table-cell office:value-type="float" office:value="136.1944" calcext:value-type="float">
            <text:p>136,1944</text:p>
          </table:table-cell>
          <table:table-cell office:value-type="float" office:value="141.649" calcext:value-type="float">
            <text:p>141,649</text:p>
          </table:table-cell>
          <table:table-cell office:value-type="float" office:value="156.108" calcext:value-type="float">
            <text:p>156,108</text:p>
          </table:table-cell>
          <table:table-cell office:value-type="float" office:value="3675.2185" calcext:value-type="float">
            <text:p>3675,2185</text:p>
          </table:table-cell>
          <table:table-cell office:value-type="float" office:value="3874.446" calcext:value-type="float">
            <text:p>3874,446</text:p>
          </table:table-cell>
          <table:table-cell office:value-type="float" office:value="3972.1086" calcext:value-type="float">
            <text:p>3972,1086</text:p>
          </table:table-cell>
          <table:table-cell office:value-type="float" office:value="3648.8423" calcext:value-type="float">
            <text:p>3648,8423</text:p>
          </table:table-cell>
          <table:table-cell office:value-type="float" office:value="3817.187" calcext:value-type="float">
            <text:p>3817,187</text:p>
          </table:table-cell>
          <table:table-cell office:value-type="float" office:value="3411.5349" calcext:value-type="float">
            <text:p>3411,5349</text:p>
          </table:table-cell>
          <table:table-cell table:formula="of:=ABS([.B$1]-[.B85])*[.B$2]" office:value-type="float" office:value="1.93057938255" calcext:value-type="float">
            <text:p>1,93057938255</text:p>
          </table:table-cell>
          <table:table-cell table:formula="of:=ABS([.C$1]-[.C85])*[.C$2]" office:value-type="float" office:value="1.796377632068" calcext:value-type="float">
            <text:p>1,796377632068</text:p>
          </table:table-cell>
          <table:table-cell table:formula="of:=ABS([.D$1]-[.D85])*[.D$2]" office:value-type="float" office:value="2.160813350512" calcext:value-type="float">
            <text:p>2,160813350512</text:p>
          </table:table-cell>
          <table:table-cell table:formula="of:=ABS([.E$1]-[.E85])*[.E$2]" office:value-type="float" office:value="0.611288284637" calcext:value-type="float">
            <text:p>0,611288284637</text:p>
          </table:table-cell>
          <table:table-cell table:formula="of:=ABS([.F$1]-[.F85])*[.F$2]" office:value-type="float" office:value="1.005924288346" calcext:value-type="float">
            <text:p>1,005924288346</text:p>
          </table:table-cell>
          <table:table-cell table:formula="of:=ABS([.G$1]-[.G85])*[.G$2]" office:value-type="float" office:value="1.100454395187" calcext:value-type="float">
            <text:p>1,100454395187</text:p>
          </table:table-cell>
          <table:table-cell table:formula="of:=ABS([.H$1]-[.H85])*[.H$2]" office:value-type="float" office:value="0.835814746304" calcext:value-type="float">
            <text:p>0,835814746304</text:p>
          </table:table-cell>
          <table:table-cell table:formula="of:=ABS([.I$1]-[.I85])*[.I$2]" office:value-type="float" office:value="1.151021772534" calcext:value-type="float">
            <text:p>1,151021772534</text:p>
          </table:table-cell>
          <table:table-cell table:formula="of:=ABS([.J$1]-[.J85])*[.J$2]" office:value-type="float" office:value="1.051871664641" calcext:value-type="float">
            <text:p>1,051871664641</text:p>
          </table:table-cell>
          <table:table-cell table:formula="of:=SUM([.K85:.S85])" office:value-type="float" office:value="11.644145516779" calcext:value-type="float">
            <text:p>11,644145516779</text:p>
          </table:table-cell>
          <table:table-cell table:formula="of:=1 - [.T85]/[.$T$1]" office:value-type="float" office:value="0.49278904031849" calcext:value-type="float">
            <text:p>0,492789040318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38,jpeg</text:p>
          </table:table-cell>
          <table:table-cell office:value-type="float" office:value="47.7172" calcext:value-type="float">
            <text:p>47,7172</text:p>
          </table:table-cell>
          <table:table-cell office:value-type="float" office:value="43.0114" calcext:value-type="float">
            <text:p>43,0114</text:p>
          </table:table-cell>
          <table:table-cell office:value-type="float" office:value="31.76" calcext:value-type="float">
            <text:p>31,76</text:p>
          </table:table-cell>
          <table:table-cell office:value-type="float" office:value="5802.9585" calcext:value-type="float">
            <text:p>5802,9585</text:p>
          </table:table-cell>
          <table:table-cell office:value-type="float" office:value="4921.7217" calcext:value-type="float">
            <text:p>4921,7217</text:p>
          </table:table-cell>
          <table:table-cell office:value-type="float" office:value="2946.5254" calcext:value-type="float">
            <text:p>2946,5254</text:p>
          </table:table-cell>
          <table:table-cell office:value-type="float" office:value="5324.9033" calcext:value-type="float">
            <text:p>5324,9033</text:p>
          </table:table-cell>
          <table:table-cell office:value-type="float" office:value="3758.9431" calcext:value-type="float">
            <text:p>3758,9431</text:p>
          </table:table-cell>
          <table:table-cell office:value-type="float" office:value="4025.7512" calcext:value-type="float">
            <text:p>4025,7512</text:p>
          </table:table-cell>
          <table:table-cell table:formula="of:=ABS([.B$1]-[.B86])*[.B$2]" office:value-type="float" office:value="0.70585979919" calcext:value-type="float">
            <text:p>0,70585979919</text:p>
          </table:table-cell>
          <table:table-cell table:formula="of:=ABS([.C$1]-[.C86])*[.C$2]" office:value-type="float" office:value="1.316392239196" calcext:value-type="float">
            <text:p>1,316392239196</text:p>
          </table:table-cell>
          <table:table-cell table:formula="of:=ABS([.D$1]-[.D86])*[.D$2]" office:value-type="float" office:value="1.001893472848" calcext:value-type="float">
            <text:p>1,001893472848</text:p>
          </table:table-cell>
          <table:table-cell table:formula="of:=ABS([.E$1]-[.E86])*[.E$2]" office:value-type="float" office:value="2.091705944437" calcext:value-type="float">
            <text:p>2,091705944437</text:p>
          </table:table-cell>
          <table:table-cell table:formula="of:=ABS([.F$1]-[.F86])*[.F$2]" office:value-type="float" office:value="1.696927267963" calcext:value-type="float">
            <text:p>1,696927267963</text:p>
          </table:table-cell>
          <table:table-cell table:formula="of:=ABS([.G$1]-[.G86])*[.G$2]" office:value-type="float" office:value="0.546301024731" calcext:value-type="float">
            <text:p>0,546301024731</text:p>
          </table:table-cell>
          <table:table-cell table:formula="of:=ABS([.H$1]-[.H86])*[.H$2]" office:value-type="float" office:value="2.062155058784" calcext:value-type="float">
            <text:p>2,062155058784</text:p>
          </table:table-cell>
          <table:table-cell table:formula="of:=ABS([.I$1]-[.I86])*[.I$2]" office:value-type="float" office:value="1.115537841337" calcext:value-type="float">
            <text:p>1,115537841337</text:p>
          </table:table-cell>
          <table:table-cell table:formula="of:=ABS([.J$1]-[.J86])*[.J$2]" office:value-type="float" office:value="1.484335219308" calcext:value-type="float">
            <text:p>1,484335219308</text:p>
          </table:table-cell>
          <table:table-cell table:formula="of:=SUM([.K86:.S86])" office:value-type="float" office:value="12.021107867794" calcext:value-type="float">
            <text:p>12,021107867794</text:p>
          </table:table-cell>
          <table:table-cell table:formula="of:=1 - [.T86]/[.$T$1]" office:value-type="float" office:value="0.476368819912742" calcext:value-type="float">
            <text:p>0,476368819912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640,jpeg</text:p>
          </table:table-cell>
          <table:table-cell office:value-type="float" office:value="67.1931" calcext:value-type="float">
            <text:p>67,1931</text:p>
          </table:table-cell>
          <table:table-cell office:value-type="float" office:value="59.962" calcext:value-type="float">
            <text:p>59,962</text:p>
          </table:table-cell>
          <table:table-cell office:value-type="float" office:value="40.9592" calcext:value-type="float">
            <text:p>40,9592</text:p>
          </table:table-cell>
          <table:table-cell office:value-type="float" office:value="7297.2168" calcext:value-type="float">
            <text:p>7297,2168</text:p>
          </table:table-cell>
          <table:table-cell office:value-type="float" office:value="6010.0161" calcext:value-type="float">
            <text:p>6010,0161</text:p>
          </table:table-cell>
          <table:table-cell office:value-type="float" office:value="3263.7466" calcext:value-type="float">
            <text:p>3263,7466</text:p>
          </table:table-cell>
          <table:table-cell office:value-type="float" office:value="6589.8784" calcext:value-type="float">
            <text:p>6589,8784</text:p>
          </table:table-cell>
          <table:table-cell office:value-type="float" office:value="4301.292" calcext:value-type="float">
            <text:p>4301,292</text:p>
          </table:table-cell>
          <table:table-cell office:value-type="float" office:value="4635.9619" calcext:value-type="float">
            <text:p>4635,9619</text:p>
          </table:table-cell>
          <table:table-cell table:formula="of:=ABS([.B$1]-[.B87])*[.B$2]" office:value-type="float" office:value="0.125517904785" calcext:value-type="float">
            <text:p>0,125517904785</text:p>
          </table:table-cell>
          <table:table-cell table:formula="of:=ABS([.C$1]-[.C87])*[.C$2]" office:value-type="float" office:value="0.781471306612" calcext:value-type="float">
            <text:p>0,781471306612</text:p>
          </table:table-cell>
          <table:table-cell table:formula="of:=ABS([.D$1]-[.D87])*[.D$2]" office:value-type="float" office:value="0.767918076304" calcext:value-type="float">
            <text:p>0,767918076304</text:p>
          </table:table-cell>
          <table:table-cell table:formula="of:=ABS([.E$1]-[.E87])*[.E$2]" office:value-type="float" office:value="3.131366041828" calcext:value-type="float">
            <text:p>3,131366041828</text:p>
          </table:table-cell>
          <table:table-cell table:formula="of:=ABS([.F$1]-[.F87])*[.F$2]" office:value-type="float" office:value="2.414994796027" calcext:value-type="float">
            <text:p>2,414994796027</text:p>
          </table:table-cell>
          <table:table-cell table:formula="of:=ABS([.G$1]-[.G87])*[.G$2]" office:value-type="float" office:value="0.717705155727" calcext:value-type="float">
            <text:p>0,717705155727</text:p>
          </table:table-cell>
          <table:table-cell table:formula="of:=ABS([.H$1]-[.H87])*[.H$2]" office:value-type="float" office:value="2.987712039952" calcext:value-type="float">
            <text:p>2,987712039952</text:p>
          </table:table-cell>
          <table:table-cell table:formula="of:=ABS([.I$1]-[.I87])*[.I$2]" office:value-type="float" office:value="1.445953061684" calcext:value-type="float">
            <text:p>1,445953061684</text:p>
          </table:table-cell>
          <table:table-cell table:formula="of:=ABS([.J$1]-[.J87])*[.J$2]" office:value-type="float" office:value="1.913978471071" calcext:value-type="float">
            <text:p>1,913978471071</text:p>
          </table:table-cell>
          <table:table-cell table:formula="of:=SUM([.K87:.S87])" office:value-type="float" office:value="14.28661685399" calcext:value-type="float">
            <text:p>14,28661685399</text:p>
          </table:table-cell>
          <table:table-cell table:formula="of:=1 - [.T87]/[.$T$1]" office:value-type="float" office:value="0.377684808672953" calcext:value-type="float">
            <text:p>0,3776848086729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25,jpeg</text:p>
          </table:table-cell>
          <table:table-cell office:value-type="float" office:value="159.8419" calcext:value-type="float">
            <text:p>159,8419</text:p>
          </table:table-cell>
          <table:table-cell office:value-type="float" office:value="169.2447" calcext:value-type="float">
            <text:p>169,2447</text:p>
          </table:table-cell>
          <table:table-cell office:value-type="float" office:value="175.7437" calcext:value-type="float">
            <text:p>175,7437</text:p>
          </table:table-cell>
          <table:table-cell office:value-type="float" office:value="3777.5513" calcext:value-type="float">
            <text:p>3777,5513</text:p>
          </table:table-cell>
          <table:table-cell office:value-type="float" office:value="3723.1611" calcext:value-type="float">
            <text:p>3723,1611</text:p>
          </table:table-cell>
          <table:table-cell office:value-type="float" office:value="4614.5493" calcext:value-type="float">
            <text:p>4614,5493</text:p>
          </table:table-cell>
          <table:table-cell office:value-type="float" office:value="3731.9348" calcext:value-type="float">
            <text:p>3731,9348</text:p>
          </table:table-cell>
          <table:table-cell office:value-type="float" office:value="4082.1982" calcext:value-type="float">
            <text:p>4082,1982</text:p>
          </table:table-cell>
          <table:table-cell office:value-type="float" office:value="4049.7749" calcext:value-type="float">
            <text:p>4049,7749</text:p>
          </table:table-cell>
          <table:table-cell table:formula="of:=ABS([.B$1]-[.B88])*[.B$2]" office:value-type="float" office:value="2.635226405175" calcext:value-type="float">
            <text:p>2,635226405175</text:p>
          </table:table-cell>
          <table:table-cell table:formula="of:=ABS([.C$1]-[.C88])*[.C$2]" office:value-type="float" office:value="2.667232798216" calcext:value-type="float">
            <text:p>2,667232798216</text:p>
          </table:table-cell>
          <table:table-cell table:formula="of:=ABS([.D$1]-[.D88])*[.D$2]" office:value-type="float" office:value="2.660234027736" calcext:value-type="float">
            <text:p>2,660234027736</text:p>
          </table:table-cell>
          <table:table-cell table:formula="of:=ABS([.E$1]-[.E88])*[.E$2]" office:value-type="float" office:value="0.682488376893" calcext:value-type="float">
            <text:p>0,682488376893</text:p>
          </table:table-cell>
          <table:table-cell table:formula="of:=ABS([.F$1]-[.F88])*[.F$2]" office:value-type="float" office:value="0.906104998477" calcext:value-type="float">
            <text:p>0,906104998477</text:p>
          </table:table-cell>
          <table:table-cell table:formula="of:=ABS([.G$1]-[.G88])*[.G$2]" office:value-type="float" office:value="1.447584378618" calcext:value-type="float">
            <text:p>1,447584378618</text:p>
          </table:table-cell>
          <table:table-cell table:formula="of:=ABS([.H$1]-[.H88])*[.H$2]" office:value-type="float" office:value="0.896611866704" calcext:value-type="float">
            <text:p>0,896611866704</text:p>
          </table:table-cell>
          <table:table-cell table:formula="of:=ABS([.I$1]-[.I88])*[.I$2]" office:value-type="float" office:value="1.31247454591" calcext:value-type="float">
            <text:p>1,31247454591</text:p>
          </table:table-cell>
          <table:table-cell table:formula="of:=ABS([.J$1]-[.J88])*[.J$2]" office:value-type="float" office:value="1.501250066241" calcext:value-type="float">
            <text:p>1,501250066241</text:p>
          </table:table-cell>
          <table:table-cell table:formula="of:=SUM([.K88:.S88])" office:value-type="float" office:value="14.70920746397" calcext:value-type="float">
            <text:p>14,70920746397</text:p>
          </table:table-cell>
          <table:table-cell table:formula="of:=1 - [.T88]/[.$T$1]" office:value-type="float" office:value="0.359277052729721" calcext:value-type="float">
            <text:p>0,359277052729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40,jpeg</text:p>
          </table:table-cell>
          <table:table-cell office:value-type="float" office:value="143.8398" calcext:value-type="float">
            <text:p>143,8398</text:p>
          </table:table-cell>
          <table:table-cell office:value-type="float" office:value="150.1874" calcext:value-type="float">
            <text:p>150,1874</text:p>
          </table:table-cell>
          <table:table-cell office:value-type="float" office:value="165.2666" calcext:value-type="float">
            <text:p>165,2666</text:p>
          </table:table-cell>
          <table:table-cell office:value-type="float" office:value="4860.9209" calcext:value-type="float">
            <text:p>4860,9209</text:p>
          </table:table-cell>
          <table:table-cell office:value-type="float" office:value="4310.4648" calcext:value-type="float">
            <text:p>4310,4648</text:p>
          </table:table-cell>
          <table:table-cell office:value-type="float" office:value="4384.1411" calcext:value-type="float">
            <text:p>4384,1411</text:p>
          </table:table-cell>
          <table:table-cell office:value-type="float" office:value="4436.9839" calcext:value-type="float">
            <text:p>4436,9839</text:p>
          </table:table-cell>
          <table:table-cell office:value-type="float" office:value="4184.3936" calcext:value-type="float">
            <text:p>4184,3936</text:p>
          </table:table-cell>
          <table:table-cell office:value-type="float" office:value="4037.1904" calcext:value-type="float">
            <text:p>4037,1904</text:p>
          </table:table-cell>
          <table:table-cell table:formula="of:=ABS([.B$1]-[.B89])*[.B$2]" office:value-type="float" office:value="2.15839662948" calcext:value-type="float">
            <text:p>2,15839662948</text:p>
          </table:table-cell>
          <table:table-cell table:formula="of:=ABS([.C$1]-[.C89])*[.C$2]" office:value-type="float" office:value="2.065829385444" calcext:value-type="float">
            <text:p>2,065829385444</text:p>
          </table:table-cell>
          <table:table-cell table:formula="of:=ABS([.D$1]-[.D89])*[.D$2]" office:value-type="float" office:value="2.393756113664" calcext:value-type="float">
            <text:p>2,393756113664</text:p>
          </table:table-cell>
          <table:table-cell table:formula="of:=ABS([.E$1]-[.E89])*[.E$2]" office:value-type="float" office:value="1.436264443485" calcext:value-type="float">
            <text:p>1,436264443485</text:p>
          </table:table-cell>
          <table:table-cell table:formula="of:=ABS([.F$1]-[.F89])*[.F$2]" office:value-type="float" office:value="1.293613852774" calcext:value-type="float">
            <text:p>1,293613852774</text:p>
          </table:table-cell>
          <table:table-cell table:formula="of:=ABS([.G$1]-[.G89])*[.G$2]" office:value-type="float" office:value="1.323087915912" calcext:value-type="float">
            <text:p>1,323087915912</text:p>
          </table:table-cell>
          <table:table-cell table:formula="of:=ABS([.H$1]-[.H89])*[.H$2]" office:value-type="float" office:value="1.412482192192" calcext:value-type="float">
            <text:p>1,412482192192</text:p>
          </table:table-cell>
          <table:table-cell table:formula="of:=ABS([.I$1]-[.I89])*[.I$2]" office:value-type="float" office:value="1.374735049452" calcext:value-type="float">
            <text:p>1,374735049452</text:p>
          </table:table-cell>
          <table:table-cell table:formula="of:=ABS([.J$1]-[.J89])*[.J$2]" office:value-type="float" office:value="1.492389445636" calcext:value-type="float">
            <text:p>1,492389445636</text:p>
          </table:table-cell>
          <table:table-cell table:formula="of:=SUM([.K89:.S89])" office:value-type="float" office:value="14.950555028039" calcext:value-type="float">
            <text:p>14,950555028039</text:p>
          </table:table-cell>
          <table:table-cell table:formula="of:=1 - [.T89]/[.$T$1]" office:value-type="float" office:value="0.348764119048856" calcext:value-type="float">
            <text:p>0,348764119048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7,jpeg</text:p>
          </table:table-cell>
          <table:table-cell office:value-type="float" office:value="162.146" calcext:value-type="float">
            <text:p>162,146</text:p>
          </table:table-cell>
          <table:table-cell office:value-type="float" office:value="148.6285" calcext:value-type="float">
            <text:p>148,6285</text:p>
          </table:table-cell>
          <table:table-cell office:value-type="float" office:value="142.3824" calcext:value-type="float">
            <text:p>142,3824</text:p>
          </table:table-cell>
          <table:table-cell office:value-type="float" office:value="3297.063" calcext:value-type="float">
            <text:p>3297,063</text:p>
          </table:table-cell>
          <table:table-cell office:value-type="float" office:value="5339.293" calcext:value-type="float">
            <text:p>5339,293</text:p>
          </table:table-cell>
          <table:table-cell office:value-type="float" office:value="6787.0454" calcext:value-type="float">
            <text:p>6787,0454</text:p>
          </table:table-cell>
          <table:table-cell office:value-type="float" office:value="3165.0637" calcext:value-type="float">
            <text:p>3165,0637</text:p>
          </table:table-cell>
          <table:table-cell office:value-type="float" office:value="5889.5469" calcext:value-type="float">
            <text:p>5889,5469</text:p>
          </table:table-cell>
          <table:table-cell office:value-type="float" office:value="3062.6165" calcext:value-type="float">
            <text:p>3062,6165</text:p>
          </table:table-cell>
          <table:table-cell table:formula="of:=ABS([.B$1]-[.B90])*[.B$2]" office:value-type="float" office:value="2.70388386177" calcext:value-type="float">
            <text:p>2,70388386177</text:p>
          </table:table-cell>
          <table:table-cell table:formula="of:=ABS([.C$1]-[.C90])*[.C$2]" office:value-type="float" office:value="2.016634180448" calcext:value-type="float">
            <text:p>2,016634180448</text:p>
          </table:table-cell>
          <table:table-cell table:formula="of:=ABS([.D$1]-[.D90])*[.D$2]" office:value-type="float" office:value="1.81171204792" calcext:value-type="float">
            <text:p>1,81171204792</text:p>
          </table:table-cell>
          <table:table-cell table:formula="of:=ABS([.E$1]-[.E90])*[.E$2]" office:value-type="float" office:value="0.348179032402" calcext:value-type="float">
            <text:p>0,348179032402</text:p>
          </table:table-cell>
          <table:table-cell table:formula="of:=ABS([.F$1]-[.F90])*[.F$2]" office:value-type="float" office:value="1.972444987416" calcext:value-type="float">
            <text:p>1,972444987416</text:p>
          </table:table-cell>
          <table:table-cell table:formula="of:=ABS([.G$1]-[.G90])*[.G$2]" office:value-type="float" office:value="2.621449196331" calcext:value-type="float">
            <text:p>2,621449196331</text:p>
          </table:table-cell>
          <table:table-cell table:formula="of:=ABS([.H$1]-[.H90])*[.H$2]" office:value-type="float" office:value="0.481843620256" calcext:value-type="float">
            <text:p>0,481843620256</text:p>
          </table:table-cell>
          <table:table-cell table:formula="of:=ABS([.I$1]-[.I90])*[.I$2]" office:value-type="float" office:value="2.413565594411" calcext:value-type="float">
            <text:p>2,413565594411</text:p>
          </table:table-cell>
          <table:table-cell table:formula="of:=ABS([.J$1]-[.J90])*[.J$2]" office:value-type="float" office:value="0.806201708385" calcext:value-type="float">
            <text:p>0,806201708385</text:p>
          </table:table-cell>
          <table:table-cell table:formula="of:=SUM([.K90:.S90])" office:value-type="float" office:value="15.175914229339" calcext:value-type="float">
            <text:p>15,175914229339</text:p>
          </table:table-cell>
          <table:table-cell table:formula="of:=1 - [.T90]/[.$T$1]" office:value-type="float" office:value="0.338947627439427" calcext:value-type="float">
            <text:p>0,3389476274394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7,jpeg</text:p>
          </table:table-cell>
          <table:table-cell office:value-type="float" office:value="161.0418" calcext:value-type="float">
            <text:p>161,0418</text:p>
          </table:table-cell>
          <table:table-cell office:value-type="float" office:value="154.7148" calcext:value-type="float">
            <text:p>154,7148</text:p>
          </table:table-cell>
          <table:table-cell office:value-type="float" office:value="155.2794" calcext:value-type="float">
            <text:p>155,2794</text:p>
          </table:table-cell>
          <table:table-cell office:value-type="float" office:value="4365.1636" calcext:value-type="float">
            <text:p>4365,1636</text:p>
          </table:table-cell>
          <table:table-cell office:value-type="float" office:value="4257.6016" calcext:value-type="float">
            <text:p>4257,6016</text:p>
          </table:table-cell>
          <table:table-cell office:value-type="float" office:value="4888.1274" calcext:value-type="float">
            <text:p>4888,1274</text:p>
          </table:table-cell>
          <table:table-cell office:value-type="float" office:value="4102.959" calcext:value-type="float">
            <text:p>4102,959</text:p>
          </table:table-cell>
          <table:table-cell office:value-type="float" office:value="4457.8379" calcext:value-type="float">
            <text:p>4457,8379</text:p>
          </table:table-cell>
          <table:table-cell office:value-type="float" office:value="4050.3225" calcext:value-type="float">
            <text:p>4050,3225</text:p>
          </table:table-cell>
          <table:table-cell table:formula="of:=ABS([.B$1]-[.B91])*[.B$2]" office:value-type="float" office:value="2.67098096538" calcext:value-type="float">
            <text:p>2,67098096538</text:p>
          </table:table-cell>
          <table:table-cell table:formula="of:=ABS([.C$1]-[.C91])*[.C$2]" office:value-type="float" office:value="2.20870344478" calcext:value-type="float">
            <text:p>2,20870344478</text:p>
          </table:table-cell>
          <table:table-cell table:formula="of:=ABS([.D$1]-[.D91])*[.D$2]" office:value-type="float" office:value="2.13973847296" calcext:value-type="float">
            <text:p>2,13973847296</text:p>
          </table:table-cell>
          <table:table-cell table:formula="of:=ABS([.E$1]-[.E91])*[.E$2]" office:value-type="float" office:value="1.091331386864" calcext:value-type="float">
            <text:p>1,091331386864</text:p>
          </table:table-cell>
          <table:table-cell table:formula="of:=ABS([.F$1]-[.F91])*[.F$2]" office:value-type="float" office:value="1.258734184782" calcext:value-type="float">
            <text:p>1,258734184782</text:p>
          </table:table-cell>
          <table:table-cell table:formula="of:=ABS([.G$1]-[.G91])*[.G$2]" office:value-type="float" office:value="1.595406833391" calcext:value-type="float">
            <text:p>1,595406833391</text:p>
          </table:table-cell>
          <table:table-cell table:formula="of:=ABS([.H$1]-[.H91])*[.H$2]" office:value-type="float" office:value="1.16808285336" calcext:value-type="float">
            <text:p>1,16808285336</text:p>
          </table:table-cell>
          <table:table-cell table:formula="of:=ABS([.I$1]-[.I91])*[.I$2]" office:value-type="float" office:value="1.541325520341" calcext:value-type="float">
            <text:p>1,541325520341</text:p>
          </table:table-cell>
          <table:table-cell table:formula="of:=ABS([.J$1]-[.J91])*[.J$2]" office:value-type="float" office:value="1.501635625925" calcext:value-type="float">
            <text:p>1,501635625925</text:p>
          </table:table-cell>
          <table:table-cell table:formula="of:=SUM([.K91:.S91])" office:value-type="float" office:value="15.175939287783" calcext:value-type="float">
            <text:p>15,175939287783</text:p>
          </table:table-cell>
          <table:table-cell table:formula="of:=1 - [.T91]/[.$T$1]" office:value-type="float" office:value="0.338946535910864" calcext:value-type="float">
            <text:p>0,338946535910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5,jpeg</text:p>
          </table:table-cell>
          <table:table-cell office:value-type="float" office:value="131.5122" calcext:value-type="float">
            <text:p>131,5122</text:p>
          </table:table-cell>
          <table:table-cell office:value-type="float" office:value="146.3007" calcext:value-type="float">
            <text:p>146,3007</text:p>
          </table:table-cell>
          <table:table-cell office:value-type="float" office:value="153.8582" calcext:value-type="float">
            <text:p>153,8582</text:p>
          </table:table-cell>
          <table:table-cell office:value-type="float" office:value="3501.9209" calcext:value-type="float">
            <text:p>3501,9209</text:p>
          </table:table-cell>
          <table:table-cell office:value-type="float" office:value="5393.2368" calcext:value-type="float">
            <text:p>5393,2368</text:p>
          </table:table-cell>
          <table:table-cell office:value-type="float" office:value="6641.6445" calcext:value-type="float">
            <text:p>6641,6445</text:p>
          </table:table-cell>
          <table:table-cell office:value-type="float" office:value="4059.9475" calcext:value-type="float">
            <text:p>4059,9475</text:p>
          </table:table-cell>
          <table:table-cell office:value-type="float" office:value="5866.1616" calcext:value-type="float">
            <text:p>5866,1616</text:p>
          </table:table-cell>
          <table:table-cell office:value-type="float" office:value="4225.4414" calcext:value-type="float">
            <text:p>4225,4414</text:p>
          </table:table-cell>
          <table:table-cell table:formula="of:=ABS([.B$1]-[.B92])*[.B$2]" office:value-type="float" office:value="1.79105942106" calcext:value-type="float">
            <text:p>1,79105942106</text:p>
          </table:table-cell>
          <table:table-cell table:formula="of:=ABS([.C$1]-[.C92])*[.C$2]" office:value-type="float" office:value="1.943174306056" calcext:value-type="float">
            <text:p>1,943174306056</text:p>
          </table:table-cell>
          <table:table-cell table:formula="of:=ABS([.D$1]-[.D92])*[.D$2]" office:value-type="float" office:value="2.103591217376" calcext:value-type="float">
            <text:p>2,103591217376</text:p>
          </table:table-cell>
          <table:table-cell table:formula="of:=ABS([.E$1]-[.E92])*[.E$2]" office:value-type="float" office:value="0.490713013485" calcext:value-type="float">
            <text:p>0,490713013485</text:p>
          </table:table-cell>
          <table:table-cell table:formula="of:=ABS([.F$1]-[.F92])*[.F$2]" office:value-type="float" office:value="2.008037646094" calcext:value-type="float">
            <text:p>2,008037646094</text:p>
          </table:table-cell>
          <table:table-cell table:formula="of:=ABS([.G$1]-[.G92])*[.G$2]" office:value-type="float" office:value="2.542884728034" calcext:value-type="float">
            <text:p>2,542884728034</text:p>
          </table:table-cell>
          <table:table-cell table:formula="of:=ABS([.H$1]-[.H92])*[.H$2]" office:value-type="float" office:value="1.13661219904" calcext:value-type="float">
            <text:p>1,13661219904</text:p>
          </table:table-cell>
          <table:table-cell table:formula="of:=ABS([.I$1]-[.I92])*[.I$2]" office:value-type="float" office:value="2.399318568092" calcext:value-type="float">
            <text:p>2,399318568092</text:p>
          </table:table-cell>
          <table:table-cell table:formula="of:=ABS([.J$1]-[.J92])*[.J$2]" office:value-type="float" office:value="1.624935092226" calcext:value-type="float">
            <text:p>1,624935092226</text:p>
          </table:table-cell>
          <table:table-cell table:formula="of:=SUM([.K92:.S92])" office:value-type="float" office:value="16.040326191463" calcext:value-type="float">
            <text:p>16,040326191463</text:p>
          </table:table-cell>
          <table:table-cell table:formula="of:=1 - [.T92]/[.$T$1]" office:value-type="float" office:value="0.301294437668026" calcext:value-type="float">
            <text:p>0,3012944376680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39,jpeg</text:p>
          </table:table-cell>
          <table:table-cell office:value-type="float" office:value="162.5751" calcext:value-type="float">
            <text:p>162,5751</text:p>
          </table:table-cell>
          <table:table-cell office:value-type="float" office:value="159.9035" calcext:value-type="float">
            <text:p>159,9035</text:p>
          </table:table-cell>
          <table:table-cell office:value-type="float" office:value="167.3491" calcext:value-type="float">
            <text:p>167,3491</text:p>
          </table:table-cell>
          <table:table-cell office:value-type="float" office:value="4709.3423" calcext:value-type="float">
            <text:p>4709,3423</text:p>
          </table:table-cell>
          <table:table-cell office:value-type="float" office:value="4453.0723" calcext:value-type="float">
            <text:p>4453,0723</text:p>
          </table:table-cell>
          <table:table-cell office:value-type="float" office:value="4574.4502" calcext:value-type="float">
            <text:p>4574,4502</text:p>
          </table:table-cell>
          <table:table-cell office:value-type="float" office:value="4434.2017" calcext:value-type="float">
            <text:p>4434,2017</text:p>
          </table:table-cell>
          <table:table-cell office:value-type="float" office:value="4391.2896" calcext:value-type="float">
            <text:p>4391,2896</text:p>
          </table:table-cell>
          <table:table-cell office:value-type="float" office:value="4163.1885" calcext:value-type="float">
            <text:p>4163,1885</text:p>
          </table:table-cell>
          <table:table-cell table:formula="of:=ABS([.B$1]-[.B93])*[.B$2]" office:value-type="float" office:value="2.716670162115" calcext:value-type="float">
            <text:p>2,716670162115</text:p>
          </table:table-cell>
          <table:table-cell table:formula="of:=ABS([.C$1]-[.C93])*[.C$2]" office:value-type="float" office:value="2.372446571448" calcext:value-type="float">
            <text:p>2,372446571448</text:p>
          </table:table-cell>
          <table:table-cell table:formula="of:=ABS([.D$1]-[.D93])*[.D$2]" office:value-type="float" office:value="2.446723085064" calcext:value-type="float">
            <text:p>2,446723085064</text:p>
          </table:table-cell>
          <table:table-cell table:formula="of:=ABS([.E$1]-[.E93])*[.E$2]" office:value-type="float" office:value="1.330800600963" calcext:value-type="float">
            <text:p>1,330800600963</text:p>
          </table:table-cell>
          <table:table-cell table:formula="of:=ABS([.F$1]-[.F93])*[.F$2]" office:value-type="float" office:value="1.387707707349" calcext:value-type="float">
            <text:p>1,387707707349</text:p>
          </table:table-cell>
          <table:table-cell table:formula="of:=ABS([.G$1]-[.G93])*[.G$2]" office:value-type="float" office:value="1.425917631915" calcext:value-type="float">
            <text:p>1,425917631915</text:p>
          </table:table-cell>
          <table:table-cell table:formula="of:=ABS([.H$1]-[.H93])*[.H$2]" office:value-type="float" office:value="1.410446512096" calcext:value-type="float">
            <text:p>1,410446512096</text:p>
          </table:table-cell>
          <table:table-cell table:formula="of:=ABS([.I$1]-[.I93])*[.I$2]" office:value-type="float" office:value="1.500782299532" calcext:value-type="float">
            <text:p>1,500782299532</text:p>
          </table:table-cell>
          <table:table-cell table:formula="of:=ABS([.J$1]-[.J93])*[.J$2]" office:value-type="float" office:value="1.581103447865" calcext:value-type="float">
            <text:p>1,581103447865</text:p>
          </table:table-cell>
          <table:table-cell table:formula="of:=SUM([.K93:.S93])" office:value-type="float" office:value="16.172598018347" calcext:value-type="float">
            <text:p>16,172598018347</text:p>
          </table:table-cell>
          <table:table-cell table:formula="of:=1 - [.T93]/[.$T$1]" office:value-type="float" office:value="0.29553276798123" calcext:value-type="float">
            <text:p>0,295532767981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5,jpeg</text:p>
          </table:table-cell>
          <table:table-cell office:value-type="float" office:value="147.463" calcext:value-type="float">
            <text:p>147,463</text:p>
          </table:table-cell>
          <table:table-cell office:value-type="float" office:value="154.3938" calcext:value-type="float">
            <text:p>154,3938</text:p>
          </table:table-cell>
          <table:table-cell office:value-type="float" office:value="149.5787" calcext:value-type="float">
            <text:p>149,5787</text:p>
          </table:table-cell>
          <table:table-cell office:value-type="float" office:value="4529.5015" calcext:value-type="float">
            <text:p>4529,5015</text:p>
          </table:table-cell>
          <table:table-cell office:value-type="float" office:value="4902.2866" calcext:value-type="float">
            <text:p>4902,2866</text:p>
          </table:table-cell>
          <table:table-cell office:value-type="float" office:value="6205.6328" calcext:value-type="float">
            <text:p>6205,6328</text:p>
          </table:table-cell>
          <table:table-cell office:value-type="float" office:value="4588.291" calcext:value-type="float">
            <text:p>4588,291</text:p>
          </table:table-cell>
          <table:table-cell office:value-type="float" office:value="5406.6748" calcext:value-type="float">
            <text:p>5406,6748</text:p>
          </table:table-cell>
          <table:table-cell office:value-type="float" office:value="4906.5034" calcext:value-type="float">
            <text:p>4906,5034</text:p>
          </table:table-cell>
          <table:table-cell table:formula="of:=ABS([.B$1]-[.B94])*[.B$2]" office:value-type="float" office:value="2.26636056192" calcext:value-type="float">
            <text:p>2,26636056192</text:p>
          </table:table-cell>
          <table:table-cell table:formula="of:=ABS([.C$1]-[.C94])*[.C$2]" office:value-type="float" office:value="2.19857344234" calcext:value-type="float">
            <text:p>2,19857344234</text:p>
          </table:table-cell>
          <table:table-cell table:formula="of:=ABS([.D$1]-[.D94])*[.D$2]" office:value-type="float" office:value="1.994745044936" calcext:value-type="float">
            <text:p>1,994745044936</text:p>
          </table:table-cell>
          <table:table-cell table:formula="of:=ABS([.E$1]-[.E94])*[.E$2]" office:value-type="float" office:value="1.205672767547" calcext:value-type="float">
            <text:p>1,205672767547</text:p>
          </table:table-cell>
          <table:table-cell table:formula="of:=ABS([.F$1]-[.F94])*[.F$2]" office:value-type="float" office:value="1.684103794632" calcext:value-type="float">
            <text:p>1,684103794632</text:p>
          </table:table-cell>
          <table:table-cell table:formula="of:=ABS([.G$1]-[.G94])*[.G$2]" office:value-type="float" office:value="2.307294526173" calcext:value-type="float">
            <text:p>2,307294526173</text:p>
          </table:table-cell>
          <table:table-cell table:formula="of:=ABS([.H$1]-[.H94])*[.H$2]" office:value-type="float" office:value="1.52319057112" calcext:value-type="float">
            <text:p>1,52319057112</text:p>
          </table:table-cell>
          <table:table-cell table:formula="of:=ABS([.I$1]-[.I94])*[.I$2]" office:value-type="float" office:value="2.119385424928" calcext:value-type="float">
            <text:p>2,119385424928</text:p>
          </table:table-cell>
          <table:table-cell table:formula="of:=ABS([.J$1]-[.J94])*[.J$2]" office:value-type="float" office:value="2.104464035806" calcext:value-type="float">
            <text:p>2,104464035806</text:p>
          </table:table-cell>
          <table:table-cell table:formula="of:=SUM([.K94:.S94])" office:value-type="float" office:value="17.403790169402" calcext:value-type="float">
            <text:p>17,403790169402</text:p>
          </table:table-cell>
          <table:table-cell table:formula="of:=1 - [.T94]/[.$T$1]" office:value-type="float" office:value="0.241902885772262" calcext:value-type="float">
            <text:p>0,2419028857722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1,jpeg</text:p>
          </table:table-cell>
          <table:table-cell office:value-type="float" office:value="129.2274" calcext:value-type="float">
            <text:p>129,2274</text:p>
          </table:table-cell>
          <table:table-cell office:value-type="float" office:value="133.003" calcext:value-type="float">
            <text:p>133,003</text:p>
          </table:table-cell>
          <table:table-cell office:value-type="float" office:value="145.7518" calcext:value-type="float">
            <text:p>145,7518</text:p>
          </table:table-cell>
          <table:table-cell office:value-type="float" office:value="5952.8755" calcext:value-type="float">
            <text:p>5952,8755</text:p>
          </table:table-cell>
          <table:table-cell office:value-type="float" office:value="5185.4028" calcext:value-type="float">
            <text:p>5185,4028</text:p>
          </table:table-cell>
          <table:table-cell office:value-type="float" office:value="5837.9312" calcext:value-type="float">
            <text:p>5837,9312</text:p>
          </table:table-cell>
          <table:table-cell office:value-type="float" office:value="5321.9165" calcext:value-type="float">
            <text:p>5321,9165</text:p>
          </table:table-cell>
          <table:table-cell office:value-type="float" office:value="5209.668" calcext:value-type="float">
            <text:p>5209,668</text:p>
          </table:table-cell>
          <table:table-cell office:value-type="float" office:value="4958.313" calcext:value-type="float">
            <text:p>4958,313</text:p>
          </table:table-cell>
          <table:table-cell table:formula="of:=ABS([.B$1]-[.B95])*[.B$2]" office:value-type="float" office:value="1.7229770649" calcext:value-type="float">
            <text:p>1,7229770649</text:p>
          </table:table-cell>
          <table:table-cell table:formula="of:=ABS([.C$1]-[.C95])*[.C$2]" office:value-type="float" office:value="1.523530276628" calcext:value-type="float">
            <text:p>1,523530276628</text:p>
          </table:table-cell>
          <table:table-cell table:formula="of:=ABS([.D$1]-[.D95])*[.D$2]" office:value-type="float" office:value="1.897410445728" calcext:value-type="float">
            <text:p>1,897410445728</text:p>
          </table:table-cell>
          <table:table-cell table:formula="of:=ABS([.E$1]-[.E95])*[.E$2]" office:value-type="float" office:value="2.196013695527" calcext:value-type="float">
            <text:p>2,196013695527</text:p>
          </table:table-cell>
          <table:table-cell table:formula="of:=ABS([.F$1]-[.F95])*[.F$2]" office:value-type="float" office:value="1.870906694554" calcext:value-type="float">
            <text:p>1,870906694554</text:p>
          </table:table-cell>
          <table:table-cell table:formula="of:=ABS([.G$1]-[.G95])*[.G$2]" office:value-type="float" office:value="2.108614320645" calcext:value-type="float">
            <text:p>2,108614320645</text:p>
          </table:table-cell>
          <table:table-cell table:formula="of:=ABS([.H$1]-[.H95])*[.H$2]" office:value-type="float" office:value="2.05996967696" calcext:value-type="float">
            <text:p>2,05996967696</text:p>
          </table:table-cell>
          <table:table-cell table:formula="of:=ABS([.I$1]-[.I95])*[.I$2]" office:value-type="float" office:value="1.999362972164" calcext:value-type="float">
            <text:p>1,999362972164</text:p>
          </table:table-cell>
          <table:table-cell table:formula="of:=ABS([.J$1]-[.J95])*[.J$2]" office:value-type="float" office:value="2.14094265707" calcext:value-type="float">
            <text:p>2,14094265707</text:p>
          </table:table-cell>
          <table:table-cell table:formula="of:=SUM([.K95:.S95])" office:value-type="float" office:value="17.519727804176" calcext:value-type="float">
            <text:p>17,519727804176</text:p>
          </table:table-cell>
          <table:table-cell table:formula="of:=1 - [.T95]/[.$T$1]" office:value-type="float" office:value="0.236852722244832" calcext:value-type="float">
            <text:p>0,2368527222448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3,jpeg</text:p>
          </table:table-cell>
          <table:table-cell office:value-type="float" office:value="155.7172" calcext:value-type="float">
            <text:p>155,7172</text:p>
          </table:table-cell>
          <table:table-cell office:value-type="float" office:value="155.8214" calcext:value-type="float">
            <text:p>155,8214</text:p>
          </table:table-cell>
          <table:table-cell office:value-type="float" office:value="156.2997" calcext:value-type="float">
            <text:p>156,2997</text:p>
          </table:table-cell>
          <table:table-cell office:value-type="float" office:value="4072.3833" calcext:value-type="float">
            <text:p>4072,3833</text:p>
          </table:table-cell>
          <table:table-cell office:value-type="float" office:value="5991.9614" calcext:value-type="float">
            <text:p>5991,9614</text:p>
          </table:table-cell>
          <table:table-cell office:value-type="float" office:value="7228.0444" calcext:value-type="float">
            <text:p>7228,0444</text:p>
          </table:table-cell>
          <table:table-cell office:value-type="float" office:value="4002.8088" calcext:value-type="float">
            <text:p>4002,8088</text:p>
          </table:table-cell>
          <table:table-cell office:value-type="float" office:value="6489.7983" calcext:value-type="float">
            <text:p>6489,7983</text:p>
          </table:table-cell>
          <table:table-cell office:value-type="float" office:value="4088.9614" calcext:value-type="float">
            <text:p>4088,9614</text:p>
          </table:table-cell>
          <table:table-cell table:formula="of:=ABS([.B$1]-[.B96])*[.B$2]" office:value-type="float" office:value="2.51231880081" calcext:value-type="float">
            <text:p>2,51231880081</text:p>
          </table:table-cell>
          <table:table-cell table:formula="of:=ABS([.C$1]-[.C96])*[.C$2]" office:value-type="float" office:value="2.243625129204" calcext:value-type="float">
            <text:p>2,243625129204</text:p>
          </table:table-cell>
          <table:table-cell table:formula="of:=ABS([.D$1]-[.D96])*[.D$2]" office:value-type="float" office:value="2.165689109656" calcext:value-type="float">
            <text:p>2,165689109656</text:p>
          </table:table-cell>
          <table:table-cell table:formula="of:=ABS([.E$1]-[.E96])*[.E$2]" office:value-type="float" office:value="0.887623637533" calcext:value-type="float">
            <text:p>0,887623637533</text:p>
          </table:table-cell>
          <table:table-cell table:formula="of:=ABS([.F$1]-[.F96])*[.F$2]" office:value-type="float" office:value="2.40308212442" calcext:value-type="float">
            <text:p>2,40308212442</text:p>
          </table:table-cell>
          <table:table-cell table:formula="of:=ABS([.G$1]-[.G96])*[.G$2]" office:value-type="float" office:value="2.859734186001" calcext:value-type="float">
            <text:p>2,859734186001</text:p>
          </table:table-cell>
          <table:table-cell table:formula="of:=ABS([.H$1]-[.H96])*[.H$2]" office:value-type="float" office:value="1.094804955024" calcext:value-type="float">
            <text:p>1,094804955024</text:p>
          </table:table-cell>
          <table:table-cell table:formula="of:=ABS([.I$1]-[.I96])*[.I$2]" office:value-type="float" office:value="2.779256754833" calcext:value-type="float">
            <text:p>2,779256754833</text:p>
          </table:table-cell>
          <table:table-cell table:formula="of:=ABS([.J$1]-[.J96])*[.J$2]" office:value-type="float" office:value="1.528840889026" calcext:value-type="float">
            <text:p>1,528840889026</text:p>
          </table:table-cell>
          <table:table-cell table:formula="of:=SUM([.K96:.S96])" office:value-type="float" office:value="18.474975586507" calcext:value-type="float">
            <text:p>18,474975586507</text:p>
          </table:table-cell>
          <table:table-cell table:formula="of:=1 - [.T96]/[.$T$1]" office:value-type="float" office:value="0.195242786701552" calcext:value-type="float">
            <text:p>0,195242786701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8,jpeg</text:p>
          </table:table-cell>
          <table:table-cell office:value-type="float" office:value="114.492" calcext:value-type="float">
            <text:p>114,492</text:p>
          </table:table-cell>
          <table:table-cell office:value-type="float" office:value="146.5507" calcext:value-type="float">
            <text:p>146,5507</text:p>
          </table:table-cell>
          <table:table-cell office:value-type="float" office:value="174.7287" calcext:value-type="float">
            <text:p>174,7287</text:p>
          </table:table-cell>
          <table:table-cell office:value-type="float" office:value="3973.8801" calcext:value-type="float">
            <text:p>3973,8801</text:p>
          </table:table-cell>
          <table:table-cell office:value-type="float" office:value="5589.8838" calcext:value-type="float">
            <text:p>5589,8838</text:p>
          </table:table-cell>
          <table:table-cell office:value-type="float" office:value="8299.5439" calcext:value-type="float">
            <text:p>8299,5439</text:p>
          </table:table-cell>
          <table:table-cell office:value-type="float" office:value="4662.7339" calcext:value-type="float">
            <text:p>4662,7339</text:p>
          </table:table-cell>
          <table:table-cell office:value-type="float" office:value="6682.5879" calcext:value-type="float">
            <text:p>6682,5879</text:p>
          </table:table-cell>
          <table:table-cell office:value-type="float" office:value="5537.6406" calcext:value-type="float">
            <text:p>5537,6406</text:p>
          </table:table-cell>
          <table:table-cell table:formula="of:=ABS([.B$1]-[.B97])*[.B$2]" office:value-type="float" office:value="1.28389235247" calcext:value-type="float">
            <text:p>1,28389235247</text:p>
          </table:table-cell>
          <table:table-cell table:formula="of:=ABS([.C$1]-[.C97])*[.C$2]" office:value-type="float" office:value="1.951063716056" calcext:value-type="float">
            <text:p>1,951063716056</text:p>
          </table:table-cell>
          <table:table-cell table:formula="of:=ABS([.D$1]-[.D97])*[.D$2]" office:value-type="float" office:value="2.634418192936" calcext:value-type="float">
            <text:p>2,634418192936</text:p>
          </table:table-cell>
          <table:table-cell table:formula="of:=ABS([.E$1]-[.E97])*[.E$2]" office:value-type="float" office:value="0.819088066069" calcext:value-type="float">
            <text:p>0,819088066069</text:p>
          </table:table-cell>
          <table:table-cell table:formula="of:=ABS([.F$1]-[.F97])*[.F$2]" office:value-type="float" office:value="2.137787303164" calcext:value-type="float">
            <text:p>2,137787303164</text:p>
          </table:table-cell>
          <table:table-cell table:formula="of:=ABS([.G$1]-[.G97])*[.G$2]" office:value-type="float" office:value="3.438697510836" calcext:value-type="float">
            <text:p>3,438697510836</text:p>
          </table:table-cell>
          <table:table-cell table:formula="of:=ABS([.H$1]-[.H97])*[.H$2]" office:value-type="float" office:value="1.577658952192" calcext:value-type="float">
            <text:p>1,577658952192</text:p>
          </table:table-cell>
          <table:table-cell table:formula="of:=ABS([.I$1]-[.I97])*[.I$2]" office:value-type="float" office:value="2.896709962841" calcext:value-type="float">
            <text:p>2,896709962841</text:p>
          </table:table-cell>
          <table:table-cell table:formula="of:=ABS([.J$1]-[.J97])*[.J$2]" office:value-type="float" office:value="2.548841426954" calcext:value-type="float">
            <text:p>2,548841426954</text:p>
          </table:table-cell>
          <table:table-cell table:formula="of:=SUM([.K97:.S97])" office:value-type="float" office:value="19.288157483518" calcext:value-type="float">
            <text:p>19,288157483518</text:p>
          </table:table-cell>
          <table:table-cell table:formula="of:=1 - [.T97]/[.$T$1]" office:value-type="float" office:value="0.159821143285619" calcext:value-type="float">
            <text:p>0,1598211432856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4,jpeg</text:p>
          </table:table-cell>
          <table:table-cell office:value-type="float" office:value="157.6659" calcext:value-type="float">
            <text:p>157,6659</text:p>
          </table:table-cell>
          <table:table-cell office:value-type="float" office:value="141.2002" calcext:value-type="float">
            <text:p>141,2002</text:p>
          </table:table-cell>
          <table:table-cell office:value-type="float" office:value="130.4857" calcext:value-type="float">
            <text:p>130,4857</text:p>
          </table:table-cell>
          <table:table-cell office:value-type="float" office:value="5442.0332" calcext:value-type="float">
            <text:p>5442,0332</text:p>
          </table:table-cell>
          <table:table-cell office:value-type="float" office:value="6041.5522" calcext:value-type="float">
            <text:p>6041,5522</text:p>
          </table:table-cell>
          <table:table-cell office:value-type="float" office:value="7465.356" calcext:value-type="float">
            <text:p>7465,356</text:p>
          </table:table-cell>
          <table:table-cell office:value-type="float" office:value="4562.7749" calcext:value-type="float">
            <text:p>4562,7749</text:p>
          </table:table-cell>
          <table:table-cell office:value-type="float" office:value="6616.2837" calcext:value-type="float">
            <text:p>6616,2837</text:p>
          </table:table-cell>
          <table:table-cell office:value-type="float" office:value="4658.373" calcext:value-type="float">
            <text:p>4658,373</text:p>
          </table:table-cell>
          <table:table-cell table:formula="of:=ABS([.B$1]-[.B98])*[.B$2]" office:value-type="float" office:value="2.570386065975" calcext:value-type="float">
            <text:p>2,570386065975</text:p>
          </table:table-cell>
          <table:table-cell table:formula="of:=ABS([.C$1]-[.C98])*[.C$2]" office:value-type="float" office:value="1.782214563236" calcext:value-type="float">
            <text:p>1,782214563236</text:p>
          </table:table-cell>
          <table:table-cell table:formula="of:=ABS([.D$1]-[.D98])*[.D$2]" office:value-type="float" office:value="1.509127573176" calcext:value-type="float">
            <text:p>1,509127573176</text:p>
          </table:table-cell>
          <table:table-cell table:formula="of:=ABS([.E$1]-[.E98])*[.E$2]" office:value-type="float" office:value="1.840584948456" calcext:value-type="float">
            <text:p>1,840584948456</text:p>
          </table:table-cell>
          <table:table-cell table:formula="of:=ABS([.F$1]-[.F98])*[.F$2]" office:value-type="float" office:value="2.435802630168" calcext:value-type="float">
            <text:p>2,435802630168</text:p>
          </table:table-cell>
          <table:table-cell table:formula="of:=ABS([.G$1]-[.G98])*[.G$2]" office:value-type="float" office:value="2.987960762829" calcext:value-type="float">
            <text:p>2,987960762829</text:p>
          </table:table-cell>
          <table:table-cell table:formula="of:=ABS([.H$1]-[.H98])*[.H$2]" office:value-type="float" office:value="1.504520951072" calcext:value-type="float">
            <text:p>1,504520951072</text:p>
          </table:table-cell>
          <table:table-cell table:formula="of:=ABS([.I$1]-[.I98])*[.I$2]" office:value-type="float" office:value="2.856315455075" calcext:value-type="float">
            <text:p>2,856315455075</text:p>
          </table:table-cell>
          <table:table-cell table:formula="of:=ABS([.J$1]-[.J98])*[.J$2]" office:value-type="float" office:value="1.92975790247" calcext:value-type="float">
            <text:p>1,92975790247</text:p>
          </table:table-cell>
          <table:table-cell table:formula="of:=SUM([.K98:.S98])" office:value-type="float" office:value="19.416670852457" calcext:value-type="float">
            <text:p>19,416670852457</text:p>
          </table:table-cell>
          <table:table-cell table:formula="of:=1 - [.T98]/[.$T$1]" office:value-type="float" office:value="0.154223189438553" calcext:value-type="float">
            <text:p>0,1542231894385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2,jpeg</text:p>
          </table:table-cell>
          <table:table-cell office:value-type="float" office:value="143.5748" calcext:value-type="float">
            <text:p>143,5748</text:p>
          </table:table-cell>
          <table:table-cell office:value-type="float" office:value="160.5305" calcext:value-type="float">
            <text:p>160,5305</text:p>
          </table:table-cell>
          <table:table-cell office:value-type="float" office:value="167.6718" calcext:value-type="float">
            <text:p>167,6718</text:p>
          </table:table-cell>
          <table:table-cell office:value-type="float" office:value="6535.499" calcext:value-type="float">
            <text:p>6535,499</text:p>
          </table:table-cell>
          <table:table-cell office:value-type="float" office:value="5322.4712" calcext:value-type="float">
            <text:p>5322,4712</text:p>
          </table:table-cell>
          <table:table-cell office:value-type="float" office:value="5221.9644" calcext:value-type="float">
            <text:p>5221,9644</text:p>
          </table:table-cell>
          <table:table-cell office:value-type="float" office:value="5575.1318" calcext:value-type="float">
            <text:p>5575,1318</text:p>
          </table:table-cell>
          <table:table-cell office:value-type="float" office:value="5082.8257" calcext:value-type="float">
            <text:p>5082,8257</text:p>
          </table:table-cell>
          <table:table-cell office:value-type="float" office:value="4983.6548" calcext:value-type="float">
            <text:p>4983,6548</text:p>
          </table:table-cell>
          <table:table-cell table:formula="of:=ABS([.B$1]-[.B99])*[.B$2]" office:value-type="float" office:value="2.15050017273" calcext:value-type="float">
            <text:p>2,15050017273</text:p>
          </table:table-cell>
          <table:table-cell table:formula="of:=ABS([.C$1]-[.C99])*[.C$2]" office:value-type="float" office:value="2.392233211728" calcext:value-type="float">
            <text:p>2,392233211728</text:p>
          </table:table-cell>
          <table:table-cell table:formula="of:=ABS([.D$1]-[.D99])*[.D$2]" office:value-type="float" office:value="2.454930740128" calcext:value-type="float">
            <text:p>2,454930740128</text:p>
          </table:table-cell>
          <table:table-cell table:formula="of:=ABS([.E$1]-[.E99])*[.E$2]" office:value-type="float" office:value="2.601385648122" calcext:value-type="float">
            <text:p>2,601385648122</text:p>
          </table:table-cell>
          <table:table-cell table:formula="of:=ABS([.F$1]-[.F99])*[.F$2]" office:value-type="float" office:value="1.961345795558" calcext:value-type="float">
            <text:p>1,961345795558</text:p>
          </table:table-cell>
          <table:table-cell table:formula="of:=ABS([.G$1]-[.G99])*[.G$2]" office:value-type="float" office:value="1.775788979601" calcext:value-type="float">
            <text:p>1,775788979601</text:p>
          </table:table-cell>
          <table:table-cell table:formula="of:=ABS([.H$1]-[.H99])*[.H$2]" office:value-type="float" office:value="2.245242247664" calcext:value-type="float">
            <text:p>2,245242247664</text:p>
          </table:table-cell>
          <table:table-cell table:formula="of:=ABS([.I$1]-[.I99])*[.I$2]" office:value-type="float" office:value="1.922086837735" calcext:value-type="float">
            <text:p>1,922086837735</text:p>
          </table:table-cell>
          <table:table-cell table:formula="of:=ABS([.J$1]-[.J99])*[.J$2]" office:value-type="float" office:value="2.158785565032" calcext:value-type="float">
            <text:p>2,158785565032</text:p>
          </table:table-cell>
          <table:table-cell table:formula="of:=SUM([.K99:.S99])" office:value-type="float" office:value="19.662299198298" calcext:value-type="float">
            <text:p>19,662299198298</text:p>
          </table:table-cell>
          <table:table-cell table:formula="of:=1 - [.T99]/[.$T$1]" office:value-type="float" office:value="0.143523787851767" calcext:value-type="float">
            <text:p>0,1435237878517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674,jpeg</text:p>
          </table:table-cell>
          <table:table-cell office:value-type="float" office:value="193.9502" calcext:value-type="float">
            <text:p>193,9502</text:p>
          </table:table-cell>
          <table:table-cell office:value-type="float" office:value="188.279" calcext:value-type="float">
            <text:p>188,279</text:p>
          </table:table-cell>
          <table:table-cell office:value-type="float" office:value="179.5118" calcext:value-type="float">
            <text:p>179,5118</text:p>
          </table:table-cell>
          <table:table-cell office:value-type="float" office:value="4999.394" calcext:value-type="float">
            <text:p>4999,394</text:p>
          </table:table-cell>
          <table:table-cell office:value-type="float" office:value="4893.1377" calcext:value-type="float">
            <text:p>4893,1377</text:p>
          </table:table-cell>
          <table:table-cell office:value-type="float" office:value="4862.4922" calcext:value-type="float">
            <text:p>4862,4922</text:p>
          </table:table-cell>
          <table:table-cell office:value-type="float" office:value="4797.54" calcext:value-type="float">
            <text:p>4797,54</text:p>
          </table:table-cell>
          <table:table-cell office:value-type="float" office:value="4794.7817" calcext:value-type="float">
            <text:p>4794,7817</text:p>
          </table:table-cell>
          <table:table-cell office:value-type="float" office:value="4552.5615" calcext:value-type="float">
            <text:p>4552,5615</text:p>
          </table:table-cell>
          <table:table-cell table:formula="of:=ABS([.B$1]-[.B100])*[.B$2]" office:value-type="float" office:value="3.65158382316" calcext:value-type="float">
            <text:p>3,65158382316</text:p>
          </table:table-cell>
          <table:table-cell table:formula="of:=ABS([.C$1]-[.C100])*[.C$2]" office:value-type="float" office:value="3.267910385268" calcext:value-type="float">
            <text:p>3,267910385268</text:p>
          </table:table-cell>
          <table:table-cell table:formula="of:=ABS([.D$1]-[.D100])*[.D$2]" office:value-type="float" office:value="2.756073088928" calcext:value-type="float">
            <text:p>2,756073088928</text:p>
          </table:table-cell>
          <table:table-cell table:formula="of:=ABS([.E$1]-[.E100])*[.E$2]" office:value-type="float" office:value="1.532609872272" calcext:value-type="float">
            <text:p>1,532609872272</text:p>
          </table:table-cell>
          <table:table-cell table:formula="of:=ABS([.F$1]-[.F100])*[.F$2]" office:value-type="float" office:value="1.678067258923" calcext:value-type="float">
            <text:p>1,678067258923</text:p>
          </table:table-cell>
          <table:table-cell table:formula="of:=ABS([.G$1]-[.G100])*[.G$2]" office:value-type="float" office:value="1.581555365775" calcext:value-type="float">
            <text:p>1,581555365775</text:p>
          </table:table-cell>
          <table:table-cell table:formula="of:=ABS([.H$1]-[.H100])*[.H$2]" office:value-type="float" office:value="1.67629387944" calcext:value-type="float">
            <text:p>1,67629387944</text:p>
          </table:table-cell>
          <table:table-cell table:formula="of:=ABS([.I$1]-[.I100])*[.I$2]" office:value-type="float" office:value="1.746601791615" calcext:value-type="float">
            <text:p>1,746601791615</text:p>
          </table:table-cell>
          <table:table-cell table:formula="of:=ABS([.J$1]-[.J100])*[.J$2]" office:value-type="float" office:value="1.855257083435" calcext:value-type="float">
            <text:p>1,855257083435</text:p>
          </table:table-cell>
          <table:table-cell table:formula="of:=SUM([.K100:.S100])" office:value-type="float" office:value="19.745952548816" calcext:value-type="float">
            <text:p>19,745952548816</text:p>
          </table:table-cell>
          <table:table-cell table:formula="of:=1 - [.T100]/[.$T$1]" office:value-type="float" office:value="0.139879905513156" calcext:value-type="float">
            <text:p>0,1398799055131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136,jpeg</text:p>
          </table:table-cell>
          <table:table-cell office:value-type="float" office:value="154.0653" calcext:value-type="float">
            <text:p>154,0653</text:p>
          </table:table-cell>
          <table:table-cell office:value-type="float" office:value="163.5345" calcext:value-type="float">
            <text:p>163,5345</text:p>
          </table:table-cell>
          <table:table-cell office:value-type="float" office:value="164.4889" calcext:value-type="float">
            <text:p>164,4889</text:p>
          </table:table-cell>
          <table:table-cell office:value-type="float" office:value="4589.4248" calcext:value-type="float">
            <text:p>4589,4248</text:p>
          </table:table-cell>
          <table:table-cell office:value-type="float" office:value="6585.6909" calcext:value-type="float">
            <text:p>6585,6909</text:p>
          </table:table-cell>
          <table:table-cell office:value-type="float" office:value="7095.1855" calcext:value-type="float">
            <text:p>7095,1855</text:p>
          </table:table-cell>
          <table:table-cell office:value-type="float" office:value="4954.2813" calcext:value-type="float">
            <text:p>4954,2813</text:p>
          </table:table-cell>
          <table:table-cell office:value-type="float" office:value="6760.9893" calcext:value-type="float">
            <text:p>6760,9893</text:p>
          </table:table-cell>
          <table:table-cell office:value-type="float" office:value="4943.9365" calcext:value-type="float">
            <text:p>4943,9365</text:p>
          </table:table-cell>
          <table:table-cell table:formula="of:=ABS([.B$1]-[.B101])*[.B$2]" office:value-type="float" office:value="2.463095567205" calcext:value-type="float">
            <text:p>2,463095567205</text:p>
          </table:table-cell>
          <table:table-cell table:formula="of:=ABS([.C$1]-[.C101])*[.C$2]" office:value-type="float" office:value="2.487032362288" calcext:value-type="float">
            <text:p>2,487032362288</text:p>
          </table:table-cell>
          <table:table-cell table:formula="of:=ABS([.D$1]-[.D101])*[.D$2]" office:value-type="float" office:value="2.373975843" calcext:value-type="float">
            <text:p>2,373975843</text:p>
          </table:table-cell>
          <table:table-cell table:formula="of:=ABS([.E$1]-[.E101])*[.E$2]" office:value-type="float" office:value="1.247365601988" calcext:value-type="float">
            <text:p>1,247365601988</text:p>
          </table:table-cell>
          <table:table-cell table:formula="of:=ABS([.F$1]-[.F101])*[.F$2]" office:value-type="float" office:value="2.794830785815" calcext:value-type="float">
            <text:p>2,794830785815</text:p>
          </table:table-cell>
          <table:table-cell table:formula="of:=ABS([.G$1]-[.G101])*[.G$2]" office:value-type="float" office:value="2.787946536564" calcext:value-type="float">
            <text:p>2,787946536564</text:p>
          </table:table-cell>
          <table:table-cell table:formula="of:=ABS([.H$1]-[.H101])*[.H$2]" office:value-type="float" office:value="1.790978353824" calcext:value-type="float">
            <text:p>1,790978353824</text:p>
          </table:table-cell>
          <table:table-cell table:formula="of:=ABS([.I$1]-[.I101])*[.I$2]" office:value-type="float" office:value="2.944474447763" calcext:value-type="float">
            <text:p>2,944474447763</text:p>
          </table:table-cell>
          <table:table-cell table:formula="of:=ABS([.J$1]-[.J101])*[.J$2]" office:value-type="float" office:value="2.130820307185" calcext:value-type="float">
            <text:p>2,130820307185</text:p>
          </table:table-cell>
          <table:table-cell table:formula="of:=SUM([.K101:.S101])" office:value-type="float" office:value="21.020519805632" calcext:value-type="float">
            <text:p>21,020519805632</text:p>
          </table:table-cell>
          <table:table-cell table:formula="of:=1 - [.T101]/[.$T$1]" office:value-type="float" office:value="0.0843606335685793" calcext:value-type="float">
            <text:p>0,084360633568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54,jpeg</text:p>
          </table:table-cell>
          <table:table-cell office:value-type="float" office:value="118.3567" calcext:value-type="float">
            <text:p>118,3567</text:p>
          </table:table-cell>
          <table:table-cell office:value-type="float" office:value="117.6067" calcext:value-type="float">
            <text:p>117,6067</text:p>
          </table:table-cell>
          <table:table-cell office:value-type="float" office:value="116.0675" calcext:value-type="float">
            <text:p>116,0675</text:p>
          </table:table-cell>
          <table:table-cell office:value-type="float" office:value="7170.0566" calcext:value-type="float">
            <text:p>7170,0566</text:p>
          </table:table-cell>
          <table:table-cell office:value-type="float" office:value="7252.1387" calcext:value-type="float">
            <text:p>7252,1387</text:p>
          </table:table-cell>
          <table:table-cell office:value-type="float" office:value="7133.8848" calcext:value-type="float">
            <text:p>7133,8848</text:p>
          </table:table-cell>
          <table:table-cell office:value-type="float" office:value="7203.646" calcext:value-type="float">
            <text:p>7203,646</text:p>
          </table:table-cell>
          <table:table-cell office:value-type="float" office:value="7173.1396" calcext:value-type="float">
            <text:p>7173,1396</text:p>
          </table:table-cell>
          <table:table-cell office:value-type="float" office:value="7114.9526" calcext:value-type="float">
            <text:p>7114,9526</text:p>
          </table:table-cell>
          <table:table-cell table:formula="of:=ABS([.B$1]-[.B102])*[.B$2]" office:value-type="float" office:value="1.399052489835" calcext:value-type="float">
            <text:p>1,399052489835</text:p>
          </table:table-cell>
          <table:table-cell table:formula="of:=ABS([.C$1]-[.C102])*[.C$2]" office:value-type="float" office:value="1.037659383896" calcext:value-type="float">
            <text:p>1,037659383896</text:p>
          </table:table-cell>
          <table:table-cell table:formula="of:=ABS([.D$1]-[.D102])*[.D$2]" office:value-type="float" office:value="1.142410460552" calcext:value-type="float">
            <text:p>1,142410460552</text:p>
          </table:table-cell>
          <table:table-cell table:formula="of:=ABS([.E$1]-[.E102])*[.E$2]" office:value-type="float" office:value="3.042891789474" calcext:value-type="float">
            <text:p>3,042891789474</text:p>
          </table:table-cell>
          <table:table-cell table:formula="of:=ABS([.F$1]-[.F102])*[.F$2]" office:value-type="float" office:value="3.234559708733" calcext:value-type="float">
            <text:p>3,234559708733</text:p>
          </table:table-cell>
          <table:table-cell table:formula="of:=ABS([.G$1]-[.G102])*[.G$2]" office:value-type="float" office:value="2.808856929333" calcext:value-type="float">
            <text:p>2,808856929333</text:p>
          </table:table-cell>
          <table:table-cell table:formula="of:=ABS([.H$1]-[.H102])*[.H$2]" office:value-type="float" office:value="3.43679351752" calcext:value-type="float">
            <text:p>3,43679351752</text:p>
          </table:table-cell>
          <table:table-cell table:formula="of:=ABS([.I$1]-[.I102])*[.I$2]" office:value-type="float" office:value="3.195568775032" calcext:value-type="float">
            <text:p>3,195568775032</text:p>
          </table:table-cell>
          <table:table-cell table:formula="of:=ABS([.J$1]-[.J102])*[.J$2]" office:value-type="float" office:value="3.659411033034" calcext:value-type="float">
            <text:p>3,659411033034</text:p>
          </table:table-cell>
          <table:table-cell table:formula="of:=SUM([.K102:.S102])" office:value-type="float" office:value="22.957204087409" calcext:value-type="float">
            <text:p>22,957204087409</text:p>
          </table:table-cell>
          <table:table-cell table:formula="of:=1 - [.T102]/[.$T$1]" office:value-type="float" office:value="0" calcext:value-type="float">
            <text:p>0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Arkusz1.A3:Arkusz1.U102" table:contains-header="false">
          <table:sort>
            <table:sort-by table:field-number="2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6T18:37:08.680747961</meta:creation-date>
    <dc:date>2018-11-16T18:50:45.228512687</dc:date>
    <meta:editing-duration>PT3M26S</meta:editing-duration>
    <meta:editing-cycles>1</meta:editing-cycles>
    <meta:generator>LibreOffice/6.0.6.2$Linux_X86_64 LibreOffice_project/00m0$Build-2</meta:generator>
    <meta:document-statistic meta:table-count="1" meta:cell-count="2150" meta:object-count="0"/>
  </office:meta>
</office:document-meta>
</file>